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4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itonic sort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Odd-even merge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dix sort (thrust)</text:p>
          </table:table-cell>
          <table:table-cell office:value-type="string" calcext:value-type="string">
            <text:p>Merge sort (thrust)</text:p>
          </table:table-cell>
          <table:table-cell office:value-type="string" calcext:value-type="string">
            <text:p>CPU STL sort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018" calcext:value-type="float">
            <text:p>1018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1153" calcext:value-type="float">
            <text:p>1153</text:p>
          </table:table-cell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  <table:table-cell office:value-type="float" office:value="4981" calcext:value-type="float">
            <text:p>4981</text:p>
          </table:table-cell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office:value-type="float" office:value="1134" calcext:value-type="float">
            <text:p>1134</text:p>
          </table:table-cell>
          <table:table-cell office:value-type="float" office:value="604" calcext:value-type="float">
            <text:p>604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43" calcext:value-type="float">
            <text:p>443</text:p>
          </table:table-cell>
          <table:table-cell office:value-type="float" office:value="4851" calcext:value-type="float">
            <text:p>4851</text:p>
          </table:table-cell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office:value-type="float" office:value="1466" calcext:value-type="float">
            <text:p>1466</text:p>
          </table:table-cell>
          <table:table-cell office:value-type="float" office:value="602" calcext:value-type="float">
            <text:p>60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4" calcext:value-type="float">
            <text:p>524</text:p>
          </table:table-cell>
          <table:table-cell office:value-type="float" office:value="4525" calcext:value-type="float">
            <text:p>4525</text:p>
          </table:table-cell>
          <table:table-cell office:value-type="float" office:value="203" calcext:value-type="float">
            <text:p>203</text:p>
          </table:table-cell>
          <table:table-cell office:value-type="float" office:value="774" calcext:value-type="float">
            <text:p>774</text:p>
          </table:table-cell>
          <table:table-cell office:value-type="float" office:value="1498" calcext:value-type="float">
            <text:p>1498</text:p>
          </table:table-cell>
          <table:table-cell office:value-type="float" office:value="714" calcext:value-type="float">
            <text:p>714</text:p>
          </table:table-cell>
          <table:table-cell office:value-type="float" office:value="284" calcext:value-type="float">
            <text:p>284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14" calcext:value-type="float">
            <text:p>614</text:p>
          </table:table-cell>
          <table:table-cell office:value-type="float" office:value="4475" calcext:value-type="float">
            <text:p>4475</text:p>
          </table:table-cell>
          <table:table-cell office:value-type="float" office:value="297" calcext:value-type="float">
            <text:p>297</text:p>
          </table:table-cell>
          <table:table-cell office:value-type="float" office:value="1350" calcext:value-type="float">
            <text:p>1350</text:p>
          </table:table-cell>
          <table:table-cell office:value-type="float" office:value="1464" calcext:value-type="float">
            <text:p>1464</text:p>
          </table:table-cell>
          <table:table-cell office:value-type="float" office:value="701" calcext:value-type="float">
            <text:p>701</text:p>
          </table:table-cell>
          <table:table-cell office:value-type="float" office:value="304" calcext:value-type="float">
            <text:p>30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18" calcext:value-type="float">
            <text:p>718</text:p>
          </table:table-cell>
          <table:table-cell office:value-type="float" office:value="4516" calcext:value-type="float">
            <text:p>4516</text:p>
          </table:table-cell>
          <table:table-cell office:value-type="float" office:value="405" calcext:value-type="float">
            <text:p>405</text:p>
          </table:table-cell>
          <table:table-cell office:value-type="float" office:value="1992" calcext:value-type="float">
            <text:p>1992</text:p>
          </table:table-cell>
          <table:table-cell office:value-type="float" office:value="1454" calcext:value-type="float">
            <text:p>1454</text:p>
          </table:table-cell>
          <table:table-cell office:value-type="float" office:value="692" calcext:value-type="float">
            <text:p>692</text:p>
          </table:table-cell>
          <table:table-cell office:value-type="float" office:value="341" calcext:value-type="float">
            <text:p>341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44" calcext:value-type="float">
            <text:p>844</text:p>
          </table:table-cell>
          <table:table-cell office:value-type="float" office:value="4592" calcext:value-type="float">
            <text:p>4592</text:p>
          </table:table-cell>
          <table:table-cell office:value-type="float" office:value="544" calcext:value-type="float">
            <text:p>544</text:p>
          </table:table-cell>
          <table:table-cell office:value-type="float" office:value="2851" calcext:value-type="float">
            <text:p>2851</text:p>
          </table:table-cell>
          <table:table-cell office:value-type="float" office:value="1422" calcext:value-type="float">
            <text:p>1422</text:p>
          </table:table-cell>
          <table:table-cell office:value-type="float" office:value="688" calcext:value-type="float">
            <text:p>688</text:p>
          </table:table-cell>
          <table:table-cell office:value-type="float" office:value="385" calcext:value-type="float">
            <text:p>385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56" calcext:value-type="float">
            <text:p>1056</text:p>
          </table:table-cell>
          <table:table-cell office:value-type="float" office:value="4776" calcext:value-type="float">
            <text:p>4776</text:p>
          </table:table-cell>
          <table:table-cell office:value-type="float" office:value="697" calcext:value-type="float">
            <text:p>697</text:p>
          </table:table-cell>
          <table:table-cell office:value-type="float" office:value="3952" calcext:value-type="float">
            <text:p>3952</text:p>
          </table:table-cell>
          <table:table-cell office:value-type="float" office:value="1137" calcext:value-type="float">
            <text:p>1137</text:p>
          </table:table-cell>
          <table:table-cell office:value-type="float" office:value="693" calcext:value-type="float">
            <text:p>693</text:p>
          </table:table-cell>
          <table:table-cell office:value-type="float" office:value="459" calcext:value-type="float">
            <text:p>459</text:p>
          </table:table-cell>
          <table:table-cell office:value-type="float" office:value="3685" calcext:value-type="float">
            <text:p>3685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51" calcext:value-type="float">
            <text:p>1351</text:p>
          </table:table-cell>
          <table:table-cell office:value-type="float" office:value="5319" calcext:value-type="float">
            <text:p>5319</text:p>
          </table:table-cell>
          <table:table-cell office:value-type="float" office:value="941" calcext:value-type="float">
            <text:p>941</text:p>
          </table:table-cell>
          <table:table-cell office:value-type="float" office:value="5426" calcext:value-type="float">
            <text:p>5426</text:p>
          </table:table-cell>
          <table:table-cell office:value-type="float" office:value="1303" calcext:value-type="float">
            <text:p>1303</text:p>
          </table:table-cell>
          <table:table-cell office:value-type="float" office:value="782" calcext:value-type="float">
            <text:p>782</text:p>
          </table:table-cell>
          <table:table-cell office:value-type="float" office:value="631" calcext:value-type="float">
            <text:p>631</text:p>
          </table:table-cell>
          <table:table-cell office:value-type="float" office:value="6348" calcext:value-type="float">
            <text:p>6348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917" calcext:value-type="float">
            <text:p>1917</text:p>
          </table:table-cell>
          <table:table-cell office:value-type="float" office:value="6107" calcext:value-type="float">
            <text:p>6107</text:p>
          </table:table-cell>
          <table:table-cell office:value-type="float" office:value="1404" calcext:value-type="float">
            <text:p>1404</text:p>
          </table:table-cell>
          <table:table-cell office:value-type="float" office:value="7741" calcext:value-type="float">
            <text:p>7741</text:p>
          </table:table-cell>
          <table:table-cell office:value-type="float" office:value="1674" calcext:value-type="float">
            <text:p>1674</text:p>
          </table:table-cell>
          <table:table-cell office:value-type="float" office:value="915" calcext:value-type="float">
            <text:p>915</text:p>
          </table:table-cell>
          <table:table-cell office:value-type="float" office:value="1104" calcext:value-type="float">
            <text:p>1104</text:p>
          </table:table-cell>
          <table:table-cell office:value-type="float" office:value="10704" calcext:value-type="float">
            <text:p>10704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437" calcext:value-type="float">
            <text:p>3437</text:p>
          </table:table-cell>
          <table:table-cell office:value-type="float" office:value="7659" calcext:value-type="float">
            <text:p>7659</text:p>
          </table:table-cell>
          <table:table-cell office:value-type="float" office:value="2591" calcext:value-type="float">
            <text:p>2591</text:p>
          </table:table-cell>
          <table:table-cell office:value-type="float" office:value="14220" calcext:value-type="float">
            <text:p>14220</text:p>
          </table:table-cell>
          <table:table-cell office:value-type="float" office:value="2660" calcext:value-type="float">
            <text:p>2660</text:p>
          </table:table-cell>
          <table:table-cell office:value-type="float" office:value="1105" calcext:value-type="float">
            <text:p>1105</text:p>
          </table:table-cell>
          <table:table-cell office:value-type="float" office:value="2119" calcext:value-type="float">
            <text:p>2119</text:p>
          </table:table-cell>
          <table:table-cell office:value-type="float" office:value="21975" calcext:value-type="float">
            <text:p>21975</text:p>
          </table:table-cell>
          <table:table-cell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359" calcext:value-type="float">
            <text:p>6359</text:p>
          </table:table-cell>
          <table:table-cell office:value-type="float" office:value="14617" calcext:value-type="float">
            <text:p>14617</text:p>
          </table:table-cell>
          <table:table-cell office:value-type="float" office:value="4773" calcext:value-type="float">
            <text:p>4773</text:p>
          </table:table-cell>
          <table:table-cell office:value-type="float" office:value="26118" calcext:value-type="float">
            <text:p>26118</text:p>
          </table:table-cell>
          <table:table-cell office:value-type="float" office:value="4772" calcext:value-type="float">
            <text:p>4772</text:p>
          </table:table-cell>
          <table:table-cell office:value-type="float" office:value="1376" calcext:value-type="float">
            <text:p>1376</text:p>
          </table:table-cell>
          <table:table-cell office:value-type="float" office:value="4112" calcext:value-type="float">
            <text:p>4112</text:p>
          </table:table-cell>
          <table:table-cell office:value-type="float" office:value="46238" calcext:value-type="float">
            <text:p>46238</text:p>
          </table:table-cell>
          <table:table-cell/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322" calcext:value-type="float">
            <text:p>12322</text:p>
          </table:table-cell>
          <table:table-cell office:value-type="float" office:value="20701" calcext:value-type="float">
            <text:p>20701</text:p>
          </table:table-cell>
          <table:table-cell office:value-type="float" office:value="9439" calcext:value-type="float">
            <text:p>9439</text:p>
          </table:table-cell>
          <table:table-cell office:value-type="float" office:value="50498" calcext:value-type="float">
            <text:p>50498</text:p>
          </table:table-cell>
          <table:table-cell office:value-type="float" office:value="9967" calcext:value-type="float">
            <text:p>9967</text:p>
          </table:table-cell>
          <table:table-cell office:value-type="float" office:value="1933" calcext:value-type="float">
            <text:p>1933</text:p>
          </table:table-cell>
          <table:table-cell office:value-type="float" office:value="8026" calcext:value-type="float">
            <text:p>8026</text:p>
          </table:table-cell>
          <table:table-cell office:value-type="float" office:value="96999" calcext:value-type="float">
            <text:p>96999</text:p>
          </table:table-cell>
          <table:table-cell/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5105" calcext:value-type="float">
            <text:p>25105</text:p>
          </table:table-cell>
          <table:table-cell office:value-type="float" office:value="32890" calcext:value-type="float">
            <text:p>32890</text:p>
          </table:table-cell>
          <table:table-cell office:value-type="float" office:value="19597" calcext:value-type="float">
            <text:p>19597</text:p>
          </table:table-cell>
          <table:table-cell office:value-type="float" office:value="101113" calcext:value-type="float">
            <text:p>101113</text:p>
          </table:table-cell>
          <table:table-cell office:value-type="float" office:value="22621" calcext:value-type="float">
            <text:p>22621</text:p>
          </table:table-cell>
          <table:table-cell office:value-type="float" office:value="3096" calcext:value-type="float">
            <text:p>3096</text:p>
          </table:table-cell>
          <table:table-cell office:value-type="float" office:value="16599" calcext:value-type="float">
            <text:p>16599</text:p>
          </table:table-cell>
          <table:table-cell office:value-type="float" office:value="203464" calcext:value-type="float">
            <text:p>203464</text:p>
          </table:table-cell>
          <table:table-cell/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2513" calcext:value-type="float">
            <text:p>52513</text:p>
          </table:table-cell>
          <table:table-cell office:value-type="float" office:value="57058" calcext:value-type="float">
            <text:p>57058</text:p>
          </table:table-cell>
          <table:table-cell office:value-type="float" office:value="41699" calcext:value-type="float">
            <text:p>41699</text:p>
          </table:table-cell>
          <table:table-cell office:value-type="float" office:value="208655" calcext:value-type="float">
            <text:p>208655</text:p>
          </table:table-cell>
          <table:table-cell office:value-type="float" office:value="47909" calcext:value-type="float">
            <text:p>47909</text:p>
          </table:table-cell>
          <table:table-cell office:value-type="float" office:value="5312" calcext:value-type="float">
            <text:p>5312</text:p>
          </table:table-cell>
          <table:table-cell office:value-type="float" office:value="34419" calcext:value-type="float">
            <text:p>34419</text:p>
          </table:table-cell>
          <table:table-cell office:value-type="float" office:value="432746" calcext:value-type="float">
            <text:p>432746</text:p>
          </table:table-cell>
          <table:table-cell/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12141" calcext:value-type="float">
            <text:p>112141</text:p>
          </table:table-cell>
          <table:table-cell office:value-type="float" office:value="105542" calcext:value-type="float">
            <text:p>105542</text:p>
          </table:table-cell>
          <table:table-cell office:value-type="float" office:value="89947" calcext:value-type="float">
            <text:p>89947</text:p>
          </table:table-cell>
          <table:table-cell office:value-type="float" office:value="436767" calcext:value-type="float">
            <text:p>436767</text:p>
          </table:table-cell>
          <table:table-cell office:value-type="float" office:value="99712" calcext:value-type="float">
            <text:p>99712</text:p>
          </table:table-cell>
          <table:table-cell office:value-type="float" office:value="9802" calcext:value-type="float">
            <text:p>9802</text:p>
          </table:table-cell>
          <table:table-cell office:value-type="float" office:value="72626" calcext:value-type="float">
            <text:p>72626</text:p>
          </table:table-cell>
          <table:table-cell office:value-type="float" office:value="892991" calcext:value-type="float">
            <text:p>892991</text:p>
          </table:table-cell>
          <table:table-cell/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41194" calcext:value-type="float">
            <text:p>241194</text:p>
          </table:table-cell>
          <table:table-cell office:value-type="float" office:value="202296" calcext:value-type="float">
            <text:p>202296</text:p>
          </table:table-cell>
          <table:table-cell office:value-type="float" office:value="194724" calcext:value-type="float">
            <text:p>194724</text:p>
          </table:table-cell>
          <table:table-cell office:value-type="float" office:value="914302" calcext:value-type="float">
            <text:p>914302</text:p>
          </table:table-cell>
          <table:table-cell office:value-type="float" office:value="209494" calcext:value-type="float">
            <text:p>209494</text:p>
          </table:table-cell>
          <table:table-cell office:value-type="float" office:value="18713" calcext:value-type="float">
            <text:p>18713</text:p>
          </table:table-cell>
          <table:table-cell office:value-type="float" office:value="151981" calcext:value-type="float">
            <text:p>151981</text:p>
          </table:table-cell>
          <table:table-cell office:value-type="float" office:value="1853807" calcext:value-type="float">
            <text:p>1853807</text:p>
          </table:table-cell>
          <table:table-cell/>
          <table:table-cell office:value-type="float" office:value="20938" calcext:value-type="float">
            <text:p>20938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22024" calcext:value-type="float">
            <text:p>522024</text:p>
          </table:table-cell>
          <table:table-cell office:value-type="float" office:value="395744" calcext:value-type="float">
            <text:p>395744</text:p>
          </table:table-cell>
          <table:table-cell office:value-type="float" office:value="422082" calcext:value-type="float">
            <text:p>422082</text:p>
          </table:table-cell>
          <table:table-cell office:value-type="float" office:value="1930661" calcext:value-type="float">
            <text:p>1930661</text:p>
          </table:table-cell>
          <table:table-cell office:value-type="float" office:value="430054" calcext:value-type="float">
            <text:p>430054</text:p>
          </table:table-cell>
          <table:table-cell office:value-type="float" office:value="36569" calcext:value-type="float">
            <text:p>36569</text:p>
          </table:table-cell>
          <table:table-cell office:value-type="float" office:value="323988" calcext:value-type="float">
            <text:p>323988</text:p>
          </table:table-cell>
          <table:table-cell office:value-type="float" office:value="3858557" calcext:value-type="float">
            <text:p>3858557</text:p>
          </table:table-cell>
          <table:table-cell/>
          <table:table-cell office:value-type="float" office:value="41621" calcext:value-type="float">
            <text:p>41621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123731" calcext:value-type="float">
            <text:p>1123731</text:p>
          </table:table-cell>
          <table:table-cell office:value-type="float" office:value="782784" calcext:value-type="float">
            <text:p>782784</text:p>
          </table:table-cell>
          <table:table-cell office:value-type="float" office:value="920404" calcext:value-type="float">
            <text:p>920404</text:p>
          </table:table-cell>
          <table:table-cell office:value-type="float" office:value="4113015" calcext:value-type="float">
            <text:p>4113015</text:p>
          </table:table-cell>
          <table:table-cell office:value-type="float" office:value="898372" calcext:value-type="float">
            <text:p>898372</text:p>
          </table:table-cell>
          <table:table-cell office:value-type="float" office:value="72306" calcext:value-type="float">
            <text:p>72306</text:p>
          </table:table-cell>
          <table:table-cell office:value-type="float" office:value="674877" calcext:value-type="float">
            <text:p>674877</text:p>
          </table:table-cell>
          <table:table-cell office:value-type="float" office:value="8021579" calcext:value-type="float">
            <text:p>8021579</text:p>
          </table:table-cell>
          <table:table-cell/>
          <table:table-cell office:value-type="float" office:value="83017" calcext:value-type="float">
            <text:p>830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kB</text:p>
          </table:table-cell>
          <table:table-cell table:formula="of:=[.$A2]*4*1000*1000/([.B2])/1024/1024" office:value-type="float" office:value="51.3980263157895" calcext:value-type="float">
            <text:p>51,3980263158</text:p>
          </table:table-cell>
          <table:table-cell table:formula="of:=[.$A2]*4*1000*1000/([.C2])/1024/1024" office:value-type="float" office:value="0.959295186640471" calcext:value-type="float">
            <text:p>0,9592951866</text:p>
          </table:table-cell>
          <table:table-cell table:formula="of:=[.$A2]*4*1000*1000/([.D2])/1024/1024" office:value-type="float" office:value="42.4592391304348" calcext:value-type="float">
            <text:p>42,4592391304</text:p>
          </table:table-cell>
          <table:table-cell table:formula="of:=[.$A2]*4*1000*1000/([.E2])/1024/1024" office:value-type="float" office:value="5.33640710382514" calcext:value-type="float">
            <text:p>5,3364071038</text:p>
          </table:table-cell>
          <table:table-cell table:formula="of:=[.$A2]*4*1000*1000/([.F2])/1024/1024" office:value-type="float" office:value="0.846975281873374" calcext:value-type="float">
            <text:p>0,8469752819</text:p>
          </table:table-cell>
          <table:table-cell table:formula="of:=[.$A2]*4*1000*1000/([.G2])/1024/1024" office:value-type="float" office:value="1.5625" calcext:value-type="float">
            <text:p>1,5625</text:p>
          </table:table-cell>
          <table:table-cell table:formula="of:=[.$A2]*4*1000*1000/([.H2])/1024/1024" office:value-type="float" office:value="51.3980263157895" calcext:value-type="float">
            <text:p>51,3980263158</text:p>
          </table:table-cell>
          <table:table-cell table:formula="of:=[.$A2]*4*1000*1000/([.I2])/1024/1024" office:value-type="float" office:value="40.6901041666667" calcext:value-type="float">
            <text:p>40,6901041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B</text:p>
          </table:table-cell>
          <table:table-cell table:formula="of:=[.$A3]*4*1000*1000/([.B3])/1024/1024" office:value-type="float" office:value="81.3802083333333" calcext:value-type="float">
            <text:p>81,3802083333</text:p>
          </table:table-cell>
          <table:table-cell table:formula="of:=[.$A3]*4*1000*1000/([.C3])/1024/1024" office:value-type="float" office:value="0.392115037141136" calcext:value-type="float">
            <text:p>0,3921150371</text:p>
          </table:table-cell>
          <table:table-cell table:formula="of:=[.$A3]*4*1000*1000/([.D3])/1024/1024" office:value-type="float" office:value="75.1201923076923" calcext:value-type="float">
            <text:p>75,1201923077</text:p>
          </table:table-cell>
          <table:table-cell table:formula="of:=[.$A3]*4*1000*1000/([.E3])/1024/1024" office:value-type="float" office:value="7.51201923076923" calcext:value-type="float">
            <text:p>7,5120192308</text:p>
          </table:table-cell>
          <table:table-cell table:formula="of:=[.$A3]*4*1000*1000/([.F3])/1024/1024" office:value-type="float" office:value="1.72233245149912" calcext:value-type="float">
            <text:p>1,7223324515</text:p>
          </table:table-cell>
          <table:table-cell table:formula="of:=[.$A3]*4*1000*1000/([.G3])/1024/1024" office:value-type="float" office:value="3.23365066225166" calcext:value-type="float">
            <text:p>3,2336506623</text:p>
          </table:table-cell>
          <table:table-cell table:formula="of:=[.$A3]*4*1000*1000/([.H3])/1024/1024" office:value-type="float" office:value="14.6851503759399" calcext:value-type="float">
            <text:p>14,6851503759</text:p>
          </table:table-cell>
          <table:table-cell table:formula="of:=[.$A3]*4*1000*1000/([.I3])/1024/1024" office:value-type="float" office:value="39.0625" calcext:value-type="float">
            <text:p>39,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B</text:p>
          </table:table-cell>
          <table:table-cell table:formula="of:=[.$A4]*4*1000*1000/([.B4])/1024/1024" office:value-type="float" office:value="8.81772009029345" calcext:value-type="float">
            <text:p>8,8177200903</text:p>
          </table:table-cell>
          <table:table-cell table:formula="of:=[.$A4]*4*1000*1000/([.C4])/1024/1024" office:value-type="float" office:value="0.805246340960627" calcext:value-type="float">
            <text:p>0,805246341</text:p>
          </table:table-cell>
          <table:table-cell table:formula="of:=[.$A4]*4*1000*1000/([.D4])/1024/1024" office:value-type="float" office:value="114.889705882353" calcext:value-type="float">
            <text:p>114,8897058824</text:p>
          </table:table-cell>
          <table:table-cell table:formula="of:=[.$A4]*4*1000*1000/([.E4])/1024/1024" office:value-type="float" office:value="10.5006720430108" calcext:value-type="float">
            <text:p>10,500672043</text:p>
          </table:table-cell>
          <table:table-cell table:formula="of:=[.$A4]*4*1000*1000/([.F4])/1024/1024" office:value-type="float" office:value="2.66456343792633" calcext:value-type="float">
            <text:p>2,6645634379</text:p>
          </table:table-cell>
          <table:table-cell table:formula="of:=[.$A4]*4*1000*1000/([.G4])/1024/1024" office:value-type="float" office:value="6.48878737541528" calcext:value-type="float">
            <text:p>6,4887873754</text:p>
          </table:table-cell>
          <table:table-cell table:formula="of:=[.$A4]*4*1000*1000/([.H4])/1024/1024" office:value-type="float" office:value="14.9093511450382" calcext:value-type="float">
            <text:p>14,909351145</text:p>
          </table:table-cell>
          <table:table-cell table:formula="of:=[.$A4]*4*1000*1000/([.I4])/1024/1024" office:value-type="float" office:value="36.1689814814815" calcext:value-type="float">
            <text:p>36,1689814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B</text:p>
          </table:table-cell>
          <table:table-cell table:formula="of:=[.$A5]*4*1000*1000/([.B5])/1024/1024" office:value-type="float" office:value="14.9093511450382" calcext:value-type="float">
            <text:p>14,909351145</text:p>
          </table:table-cell>
          <table:table-cell table:formula="of:=[.$A5]*4*1000*1000/([.C5])/1024/1024" office:value-type="float" office:value="1.72651933701657" calcext:value-type="float">
            <text:p>1,726519337</text:p>
          </table:table-cell>
          <table:table-cell table:formula="of:=[.$A5]*4*1000*1000/([.D5])/1024/1024" office:value-type="float" office:value="38.4852216748768" calcext:value-type="float">
            <text:p>38,4852216749</text:p>
          </table:table-cell>
          <table:table-cell table:formula="of:=[.$A5]*4*1000*1000/([.E5])/1024/1024" office:value-type="float" office:value="10.093669250646" calcext:value-type="float">
            <text:p>10,0936692506</text:p>
          </table:table-cell>
          <table:table-cell table:formula="of:=[.$A5]*4*1000*1000/([.F5])/1024/1024" office:value-type="float" office:value="5.2152870493992" calcext:value-type="float">
            <text:p>5,2152870494</text:p>
          </table:table-cell>
          <table:table-cell table:formula="of:=[.$A5]*4*1000*1000/([.G5])/1024/1024" office:value-type="float" office:value="10.9418767507003" calcext:value-type="float">
            <text:p>10,9418767507</text:p>
          </table:table-cell>
          <table:table-cell table:formula="of:=[.$A5]*4*1000*1000/([.H5])/1024/1024" office:value-type="float" office:value="27.5088028169014" calcext:value-type="float">
            <text:p>27,5088028169</text:p>
          </table:table-cell>
          <table:table-cell table:formula="of:=[.$A5]*4*1000*1000/([.I5])/1024/1024" office:value-type="float" office:value="33.8203463203463" calcext:value-type="float">
            <text:p>33,8203463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</text:p>
          </table:table-cell>
          <table:table-cell table:formula="of:=[.$A6]*4*1000*1000/([.B6])/1024/1024" office:value-type="float" office:value="25.4478827361563" calcext:value-type="float">
            <text:p>25,4478827362</text:p>
          </table:table-cell>
          <table:table-cell table:formula="of:=[.$A6]*4*1000*1000/([.C6])/1024/1024" office:value-type="float" office:value="3.49162011173184" calcext:value-type="float">
            <text:p>3,4916201117</text:p>
          </table:table-cell>
          <table:table-cell table:formula="of:=[.$A6]*4*1000*1000/([.D6])/1024/1024" office:value-type="float" office:value="52.6094276094276" calcext:value-type="float">
            <text:p>52,6094276094</text:p>
          </table:table-cell>
          <table:table-cell table:formula="of:=[.$A6]*4*1000*1000/([.E6])/1024/1024" office:value-type="float" office:value="11.5740740740741" calcext:value-type="float">
            <text:p>11,5740740741</text:p>
          </table:table-cell>
          <table:table-cell table:formula="of:=[.$A6]*4*1000*1000/([.F6])/1024/1024" office:value-type="float" office:value="10.6728142076503" calcext:value-type="float">
            <text:p>10,6728142077</text:p>
          </table:table-cell>
          <table:table-cell table:formula="of:=[.$A6]*4*1000*1000/([.G6])/1024/1024" office:value-type="float" office:value="22.2895863052782" calcext:value-type="float">
            <text:p>22,2895863053</text:p>
          </table:table-cell>
          <table:table-cell table:formula="of:=[.$A6]*4*1000*1000/([.H6])/1024/1024" office:value-type="float" office:value="51.3980263157895" calcext:value-type="float">
            <text:p>51,3980263158</text:p>
          </table:table-cell>
          <table:table-cell table:formula="of:=[.$A6]*4*1000*1000/([.I6])/1024/1024" office:value-type="float" office:value="31.6937119675456" calcext:value-type="float">
            <text:p>31,6937119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B</text:p>
          </table:table-cell>
          <table:table-cell table:formula="of:=[.$A7]*4*1000*1000/([.B7])/1024/1024" office:value-type="float" office:value="43.5236768802228" calcext:value-type="float">
            <text:p>43,5236768802</text:p>
          </table:table-cell>
          <table:table-cell table:formula="of:=[.$A7]*4*1000*1000/([.C7])/1024/1024" office:value-type="float" office:value="6.91984056687334" calcext:value-type="float">
            <text:p>6,9198405669</text:p>
          </table:table-cell>
          <table:table-cell table:formula="of:=[.$A7]*4*1000*1000/([.D7])/1024/1024" office:value-type="float" office:value="77.1604938271605" calcext:value-type="float">
            <text:p>77,1604938272</text:p>
          </table:table-cell>
          <table:table-cell table:formula="of:=[.$A7]*4*1000*1000/([.E7])/1024/1024" office:value-type="float" office:value="15.6877510040161" calcext:value-type="float">
            <text:p>15,687751004</text:p>
          </table:table-cell>
          <table:table-cell table:formula="of:=[.$A7]*4*1000*1000/([.F7])/1024/1024" office:value-type="float" office:value="21.4924346629986" calcext:value-type="float">
            <text:p>21,492434663</text:p>
          </table:table-cell>
          <table:table-cell table:formula="of:=[.$A7]*4*1000*1000/([.G7])/1024/1024" office:value-type="float" office:value="45.1589595375723" calcext:value-type="float">
            <text:p>45,1589595376</text:p>
          </table:table-cell>
          <table:table-cell table:formula="of:=[.$A7]*4*1000*1000/([.H7])/1024/1024" office:value-type="float" office:value="91.6422287390029" calcext:value-type="float">
            <text:p>91,642228739</text:p>
          </table:table-cell>
          <table:table-cell table:formula="of:=[.$A7]*4*1000*1000/([.I7])/1024/1024" office:value-type="float" office:value="30.8794466403162" calcext:value-type="float">
            <text:p>30,8794466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kB</text:p>
          </table:table-cell>
          <table:table-cell table:formula="of:=[.$A8]*4*1000*1000/([.B8])/1024/1024" office:value-type="float" office:value="74.0521327014218" calcext:value-type="float">
            <text:p>74,0521327014</text:p>
          </table:table-cell>
          <table:table-cell table:formula="of:=[.$A8]*4*1000*1000/([.C8])/1024/1024" office:value-type="float" office:value="13.6106271777003" calcext:value-type="float">
            <text:p>13,6106271777</text:p>
          </table:table-cell>
          <table:table-cell table:formula="of:=[.$A8]*4*1000*1000/([.D8])/1024/1024" office:value-type="float" office:value="114.889705882353" calcext:value-type="float">
            <text:p>114,8897058824</text:p>
          </table:table-cell>
          <table:table-cell table:formula="of:=[.$A8]*4*1000*1000/([.E8])/1024/1024" office:value-type="float" office:value="21.9221325850579" calcext:value-type="float">
            <text:p>21,9221325851</text:p>
          </table:table-cell>
          <table:table-cell table:formula="of:=[.$A8]*4*1000*1000/([.F8])/1024/1024" office:value-type="float" office:value="43.9521800281294" calcext:value-type="float">
            <text:p>43,9521800281</text:p>
          </table:table-cell>
          <table:table-cell table:formula="of:=[.$A8]*4*1000*1000/([.G8])/1024/1024" office:value-type="float" office:value="90.8430232558139" calcext:value-type="float">
            <text:p>90,8430232558</text:p>
          </table:table-cell>
          <table:table-cell table:formula="of:=[.$A8]*4*1000*1000/([.H8])/1024/1024" office:value-type="float" office:value="162.337662337662" calcext:value-type="float">
            <text:p>162,3376623377</text:p>
          </table:table-cell>
          <table:table-cell table:formula="of:=[.$A8]*4*1000*1000/([.I8])/1024/1024" office:value-type="float" office:value="31.3912606730286" calcext:value-type="float">
            <text:p>31,391260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kB</text:p>
          </table:table-cell>
          <table:table-cell table:formula="of:=[.$A9]*4*1000*1000/([.B9])/1024/1024" office:value-type="float" office:value="118.371212121212" calcext:value-type="float">
            <text:p>118,3712121212</text:p>
          </table:table-cell>
          <table:table-cell table:formula="of:=[.$A9]*4*1000*1000/([.C9])/1024/1024" office:value-type="float" office:value="26.1725293132328" calcext:value-type="float">
            <text:p>26,1725293132</text:p>
          </table:table-cell>
          <table:table-cell table:formula="of:=[.$A9]*4*1000*1000/([.D9])/1024/1024" office:value-type="float" office:value="179.340028694405" calcext:value-type="float">
            <text:p>179,3400286944</text:p>
          </table:table-cell>
          <table:table-cell table:formula="of:=[.$A9]*4*1000*1000/([.E9])/1024/1024" office:value-type="float" office:value="31.6295546558704" calcext:value-type="float">
            <text:p>31,6295546559</text:p>
          </table:table-cell>
          <table:table-cell table:formula="of:=[.$A9]*4*1000*1000/([.F9])/1024/1024" office:value-type="float" office:value="109.938434476693" calcext:value-type="float">
            <text:p>109,9384344767</text:p>
          </table:table-cell>
          <table:table-cell table:formula="of:=[.$A9]*4*1000*1000/([.G9])/1024/1024" office:value-type="float" office:value="180.37518037518" calcext:value-type="float">
            <text:p>180,3751803752</text:p>
          </table:table-cell>
          <table:table-cell table:formula="of:=[.$A9]*4*1000*1000/([.H9])/1024/1024" office:value-type="float" office:value="272.331154684096" calcext:value-type="float">
            <text:p>272,3311546841</text:p>
          </table:table-cell>
          <table:table-cell table:formula="of:=[.$A9]*4*1000*1000/([.I9])/1024/1024" office:value-type="float" office:value="33.921302578019" calcext:value-type="float">
            <text:p>33,921302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kB</text:p>
          </table:table-cell>
          <table:table-cell table:formula="of:=[.$A10]*4*1000*1000/([.B10])/1024/1024" office:value-type="float" office:value="185.048112509252" calcext:value-type="float">
            <text:p>185,0481125093</text:p>
          </table:table-cell>
          <table:table-cell table:formula="of:=[.$A10]*4*1000*1000/([.C10])/1024/1024" office:value-type="float" office:value="47.001316036849" calcext:value-type="float">
            <text:p>47,0013160368</text:p>
          </table:table-cell>
          <table:table-cell table:formula="of:=[.$A10]*4*1000*1000/([.D10])/1024/1024" office:value-type="float" office:value="265.67481402763" calcext:value-type="float">
            <text:p>265,6748140276</text:p>
          </table:table-cell>
          <table:table-cell table:formula="of:=[.$A10]*4*1000*1000/([.E10])/1024/1024" office:value-type="float" office:value="46.0744563214154" calcext:value-type="float">
            <text:p>46,0744563214</text:p>
          </table:table-cell>
          <table:table-cell table:formula="of:=[.$A10]*4*1000*1000/([.F10])/1024/1024" office:value-type="float" office:value="191.864927091328" calcext:value-type="float">
            <text:p>191,8649270913</text:p>
          </table:table-cell>
          <table:table-cell table:formula="of:=[.$A10]*4*1000*1000/([.G10])/1024/1024" office:value-type="float" office:value="319.693094629156" calcext:value-type="float">
            <text:p>319,6930946292</text:p>
          </table:table-cell>
          <table:table-cell table:formula="of:=[.$A10]*4*1000*1000/([.H10])/1024/1024" office:value-type="float" office:value="396.196513470681" calcext:value-type="float">
            <text:p>396,1965134707</text:p>
          </table:table-cell>
          <table:table-cell table:formula="of:=[.$A10]*4*1000*1000/([.I10])/1024/1024" office:value-type="float" office:value="39.3824826717076" calcext:value-type="float">
            <text:p>39,3824826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kB</text:p>
          </table:table-cell>
          <table:table-cell table:formula="of:=[.$A11]*4*1000*1000/([.B11])/1024/1024" office:value-type="float" office:value="260.824204486176" calcext:value-type="float">
            <text:p>260,8242044862</text:p>
          </table:table-cell>
          <table:table-cell table:formula="of:=[.$A11]*4*1000*1000/([.C11])/1024/1024" office:value-type="float" office:value="81.8732601932209" calcext:value-type="float">
            <text:p>81,8732601932</text:p>
          </table:table-cell>
          <table:table-cell table:formula="of:=[.$A11]*4*1000*1000/([.D11])/1024/1024" office:value-type="float" office:value="356.125356125356" calcext:value-type="float">
            <text:p>356,1253561254</text:p>
          </table:table-cell>
          <table:table-cell table:formula="of:=[.$A11]*4*1000*1000/([.E11])/1024/1024" office:value-type="float" office:value="64.5911380958533" calcext:value-type="float">
            <text:p>64,5911380959</text:p>
          </table:table-cell>
          <table:table-cell table:formula="of:=[.$A11]*4*1000*1000/([.F11])/1024/1024" office:value-type="float" office:value="298.68578255675" calcext:value-type="float">
            <text:p>298,6857825568</text:p>
          </table:table-cell>
          <table:table-cell table:formula="of:=[.$A11]*4*1000*1000/([.G11])/1024/1024" office:value-type="float" office:value="546.448087431694" calcext:value-type="float">
            <text:p>546,4480874317</text:p>
          </table:table-cell>
          <table:table-cell table:formula="of:=[.$A11]*4*1000*1000/([.H11])/1024/1024" office:value-type="float" office:value="452.898550724638" calcext:value-type="float">
            <text:p>452,8985507246</text:p>
          </table:table-cell>
          <table:table-cell table:formula="of:=[.$A11]*4*1000*1000/([.I11])/1024/1024" office:value-type="float" office:value="46.711509715994" calcext:value-type="float">
            <text:p>46,711509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B</text:p>
          </table:table-cell>
          <table:table-cell table:formula="of:=[.$A12]*4*1000*1000/([.B12])/1024/1024" office:value-type="float" office:value="290.951411114344" calcext:value-type="float">
            <text:p>290,9514111143</text:p>
          </table:table-cell>
          <table:table-cell table:formula="of:=[.$A12]*4*1000*1000/([.C12])/1024/1024" office:value-type="float" office:value="130.565347956652" calcext:value-type="float">
            <text:p>130,5653479567</text:p>
          </table:table-cell>
          <table:table-cell table:formula="of:=[.$A12]*4*1000*1000/([.D12])/1024/1024" office:value-type="float" office:value="385.951370127364" calcext:value-type="float">
            <text:p>385,9513701274</text:p>
          </table:table-cell>
          <table:table-cell table:formula="of:=[.$A12]*4*1000*1000/([.E12])/1024/1024" office:value-type="float" office:value="70.323488045007" calcext:value-type="float">
            <text:p>70,323488045</text:p>
          </table:table-cell>
          <table:table-cell table:formula="of:=[.$A12]*4*1000*1000/([.F12])/1024/1024" office:value-type="float" office:value="375.93984962406" calcext:value-type="float">
            <text:p>375,9398496241</text:p>
          </table:table-cell>
          <table:table-cell table:formula="of:=[.$A12]*4*1000*1000/([.G12])/1024/1024" office:value-type="float" office:value="904.977375565611" calcext:value-type="float">
            <text:p>904,9773755656</text:p>
          </table:table-cell>
          <table:table-cell table:formula="of:=[.$A12]*4*1000*1000/([.H12])/1024/1024" office:value-type="float" office:value="471.92071731949" calcext:value-type="float">
            <text:p>471,9207173195</text:p>
          </table:table-cell>
          <table:table-cell table:formula="of:=[.$A12]*4*1000*1000/([.I12])/1024/1024" office:value-type="float" office:value="45.5062571103527" calcext:value-type="float">
            <text:p>45,5062571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B</text:p>
          </table:table-cell>
          <table:table-cell table:formula="of:=[.$A13]*4*1000*1000/([.B13])/1024/1024" office:value-type="float" office:value="314.514860827174" calcext:value-type="float">
            <text:p>314,5148608272</text:p>
          </table:table-cell>
          <table:table-cell table:formula="of:=[.$A13]*4*1000*1000/([.C13])/1024/1024" office:value-type="float" office:value="136.826982280906" calcext:value-type="float">
            <text:p>136,8269822809</text:p>
          </table:table-cell>
          <table:table-cell table:formula="of:=[.$A13]*4*1000*1000/([.D13])/1024/1024" office:value-type="float" office:value="419.023674837628" calcext:value-type="float">
            <text:p>419,0236748376</text:p>
          </table:table-cell>
          <table:table-cell table:formula="of:=[.$A13]*4*1000*1000/([.E13])/1024/1024" office:value-type="float" office:value="76.575541771958" calcext:value-type="float">
            <text:p>76,575541772</text:p>
          </table:table-cell>
          <table:table-cell table:formula="of:=[.$A13]*4*1000*1000/([.F13])/1024/1024" office:value-type="float" office:value="419.111483654652" calcext:value-type="float">
            <text:p>419,1114836547</text:p>
          </table:table-cell>
          <table:table-cell table:formula="of:=[.$A13]*4*1000*1000/([.G13])/1024/1024" office:value-type="float" office:value="1453.48837209302" calcext:value-type="float">
            <text:p>1453,488372093</text:p>
          </table:table-cell>
          <table:table-cell table:formula="of:=[.$A13]*4*1000*1000/([.H13])/1024/1024" office:value-type="float" office:value="486.381322957199" calcext:value-type="float">
            <text:p>486,3813229572</text:p>
          </table:table-cell>
          <table:table-cell table:formula="of:=[.$A13]*4*1000*1000/([.I13])/1024/1024" office:value-type="float" office:value="43.2544660236169" calcext:value-type="float">
            <text:p>43,254466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B</text:p>
          </table:table-cell>
          <table:table-cell table:formula="of:=[.$A14]*4*1000*1000/([.B14])/1024/1024" office:value-type="float" office:value="324.622626197046" calcext:value-type="float">
            <text:p>324,622626197</text:p>
          </table:table-cell>
          <table:table-cell table:formula="of:=[.$A14]*4*1000*1000/([.C14])/1024/1024" office:value-type="float" office:value="193.227380319791" calcext:value-type="float">
            <text:p>193,2273803198</text:p>
          </table:table-cell>
          <table:table-cell table:formula="of:=[.$A14]*4*1000*1000/([.D14])/1024/1024" office:value-type="float" office:value="423.773704841615" calcext:value-type="float">
            <text:p>423,7737048416</text:p>
          </table:table-cell>
          <table:table-cell table:formula="of:=[.$A14]*4*1000*1000/([.E14])/1024/1024" office:value-type="float" office:value="79.2110578636778" calcext:value-type="float">
            <text:p>79,2110578637</text:p>
          </table:table-cell>
          <table:table-cell table:formula="of:=[.$A14]*4*1000*1000/([.F14])/1024/1024" office:value-type="float" office:value="401.324370422394" calcext:value-type="float">
            <text:p>401,3243704224</text:p>
          </table:table-cell>
          <table:table-cell table:formula="of:=[.$A14]*4*1000*1000/([.G14])/1024/1024" office:value-type="float" office:value="2069.32229694775" calcext:value-type="float">
            <text:p>2069,3222969478</text:p>
          </table:table-cell>
          <table:table-cell table:formula="of:=[.$A14]*4*1000*1000/([.H14])/1024/1024" office:value-type="float" office:value="498.38026414154" calcext:value-type="float">
            <text:p>498,3802641415</text:p>
          </table:table-cell>
          <table:table-cell table:formula="of:=[.$A14]*4*1000*1000/([.I14])/1024/1024" office:value-type="float" office:value="41.2375385313251" calcext:value-type="float">
            <text:p>41,237538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MB</text:p>
          </table:table-cell>
          <table:table-cell table:formula="of:=[.$A15]*4*1000*1000/([.B15])/1024/1024" office:value-type="float" office:value="318.661621190998" calcext:value-type="float">
            <text:p>318,661621191</text:p>
          </table:table-cell>
          <table:table-cell table:formula="of:=[.$A15]*4*1000*1000/([.C15])/1024/1024" office:value-type="float" office:value="243.235025843722" calcext:value-type="float">
            <text:p>243,2350258437</text:p>
          </table:table-cell>
          <table:table-cell table:formula="of:=[.$A15]*4*1000*1000/([.D15])/1024/1024" office:value-type="float" office:value="408.225748839108" calcext:value-type="float">
            <text:p>408,2257488391</text:p>
          </table:table-cell>
          <table:table-cell table:formula="of:=[.$A15]*4*1000*1000/([.E15])/1024/1024" office:value-type="float" office:value="79.1194010661339" calcext:value-type="float">
            <text:p>79,1194010661</text:p>
          </table:table-cell>
          <table:table-cell table:formula="of:=[.$A15]*4*1000*1000/([.F15])/1024/1024" office:value-type="float" office:value="353.653684629327" calcext:value-type="float">
            <text:p>353,6536846293</text:p>
          </table:table-cell>
          <table:table-cell table:formula="of:=[.$A15]*4*1000*1000/([.G15])/1024/1024" office:value-type="float" office:value="2583.97932816537" calcext:value-type="float">
            <text:p>2583,9793281654</text:p>
          </table:table-cell>
          <table:table-cell table:formula="of:=[.$A15]*4*1000*1000/([.H15])/1024/1024" office:value-type="float" office:value="481.956744382192" calcext:value-type="float">
            <text:p>481,9567443822</text:p>
          </table:table-cell>
          <table:table-cell table:formula="of:=[.$A15]*4*1000*1000/([.I15])/1024/1024" office:value-type="float" office:value="39.3189950064876" calcext:value-type="float">
            <text:p>39,3189950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MB</text:p>
          </table:table-cell>
          <table:table-cell table:formula="of:=[.$A16]*4*1000*1000/([.B16])/1024/1024" office:value-type="float" office:value="304.686458591206" calcext:value-type="float">
            <text:p>304,6864585912</text:p>
          </table:table-cell>
          <table:table-cell table:formula="of:=[.$A16]*4*1000*1000/([.C16])/1024/1024" office:value-type="float" office:value="280.416418381296" calcext:value-type="float">
            <text:p>280,4164183813</text:p>
          </table:table-cell>
          <table:table-cell table:formula="of:=[.$A16]*4*1000*1000/([.D16])/1024/1024" office:value-type="float" office:value="383.702247056284" calcext:value-type="float">
            <text:p>383,7022470563</text:p>
          </table:table-cell>
          <table:table-cell table:formula="of:=[.$A16]*4*1000*1000/([.E16])/1024/1024" office:value-type="float" office:value="76.6816036040354" calcext:value-type="float">
            <text:p>76,681603604</text:p>
          </table:table-cell>
          <table:table-cell table:formula="of:=[.$A16]*4*1000*1000/([.F16])/1024/1024" office:value-type="float" office:value="333.966478114759" calcext:value-type="float">
            <text:p>333,9664781148</text:p>
          </table:table-cell>
          <table:table-cell table:formula="of:=[.$A16]*4*1000*1000/([.G16])/1024/1024" office:value-type="float" office:value="3012.04819277108" calcext:value-type="float">
            <text:p>3012,0481927711</text:p>
          </table:table-cell>
          <table:table-cell table:formula="of:=[.$A16]*4*1000*1000/([.H16])/1024/1024" office:value-type="float" office:value="464.85952526221" calcext:value-type="float">
            <text:p>464,8595252622</text:p>
          </table:table-cell>
          <table:table-cell table:formula="of:=[.$A16]*4*1000*1000/([.I16])/1024/1024" office:value-type="float" office:value="36.9731898157349" calcext:value-type="float">
            <text:p>36,973189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MB</text:p>
          </table:table-cell>
          <table:table-cell table:formula="of:=[.$A17]*4*1000*1000/([.B17])/1024/1024" office:value-type="float" office:value="285.355044096272" calcext:value-type="float">
            <text:p>285,3550440963</text:p>
          </table:table-cell>
          <table:table-cell table:formula="of:=[.$A17]*4*1000*1000/([.C17])/1024/1024" office:value-type="float" office:value="303.19683159311" calcext:value-type="float">
            <text:p>303,1968315931</text:p>
          </table:table-cell>
          <table:table-cell table:formula="of:=[.$A17]*4*1000*1000/([.D17])/1024/1024" office:value-type="float" office:value="355.765061647415" calcext:value-type="float">
            <text:p>355,7650616474</text:p>
          </table:table-cell>
          <table:table-cell table:formula="of:=[.$A17]*4*1000*1000/([.E17])/1024/1024" office:value-type="float" office:value="73.2656084365348" calcext:value-type="float">
            <text:p>73,2656084365</text:p>
          </table:table-cell>
          <table:table-cell table:formula="of:=[.$A17]*4*1000*1000/([.F17])/1024/1024" office:value-type="float" office:value="320.924261874198" calcext:value-type="float">
            <text:p>320,9242618742</text:p>
          </table:table-cell>
          <table:table-cell table:formula="of:=[.$A17]*4*1000*1000/([.G17])/1024/1024" office:value-type="float" office:value="3264.63986941441" calcext:value-type="float">
            <text:p>3264,6398694144</text:p>
          </table:table-cell>
          <table:table-cell table:formula="of:=[.$A17]*4*1000*1000/([.H17])/1024/1024" office:value-type="float" office:value="440.613554374466" calcext:value-type="float">
            <text:p>440,6135543745</text:p>
          </table:table-cell>
          <table:table-cell table:formula="of:=[.$A17]*4*1000*1000/([.I17])/1024/1024" office:value-type="float" office:value="35.8346276726193" calcext:value-type="float">
            <text:p>35,8346276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MB</text:p>
          </table:table-cell>
          <table:table-cell table:formula="of:=[.$A18]*4*1000*1000/([.B18])/1024/1024" office:value-type="float" office:value="265.346567493387" calcext:value-type="float">
            <text:p>265,3465674934</text:p>
          </table:table-cell>
          <table:table-cell table:formula="of:=[.$A18]*4*1000*1000/([.C18])/1024/1024" office:value-type="float" office:value="316.368094277692" calcext:value-type="float">
            <text:p>316,3680942777</text:p>
          </table:table-cell>
          <table:table-cell table:formula="of:=[.$A18]*4*1000*1000/([.D18])/1024/1024" office:value-type="float" office:value="328.670323124011" calcext:value-type="float">
            <text:p>328,670323124</text:p>
          </table:table-cell>
          <table:table-cell table:formula="of:=[.$A18]*4*1000*1000/([.E18])/1024/1024" office:value-type="float" office:value="69.9987531472096" calcext:value-type="float">
            <text:p>69,9987531472</text:p>
          </table:table-cell>
          <table:table-cell table:formula="of:=[.$A18]*4*1000*1000/([.F18])/1024/1024" office:value-type="float" office:value="305.498009489532" calcext:value-type="float">
            <text:p>305,4980094895</text:p>
          </table:table-cell>
          <table:table-cell table:formula="of:=[.$A18]*4*1000*1000/([.G18])/1024/1024" office:value-type="float" office:value="3420.08229573024" calcext:value-type="float">
            <text:p>3420,0822957303</text:p>
          </table:table-cell>
          <table:table-cell table:formula="of:=[.$A18]*4*1000*1000/([.H18])/1024/1024" office:value-type="float" office:value="421.105269737665" calcext:value-type="float">
            <text:p>421,1052697377</text:p>
          </table:table-cell>
          <table:table-cell table:formula="of:=[.$A18]*4*1000*1000/([.I18])/1024/1024" office:value-type="float" office:value="34.5235507256149" calcext:value-type="float">
            <text:p>34,5235507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MB</text:p>
          </table:table-cell>
          <table:table-cell table:formula="of:=[.$A19]*4*1000*1000/([.B19])/1024/1024" office:value-type="float" office:value="245.199454431214" calcext:value-type="float">
            <text:p>245,1994544312</text:p>
          </table:table-cell>
          <table:table-cell table:formula="of:=[.$A19]*4*1000*1000/([.C19])/1024/1024" office:value-type="float" office:value="323.441416673405" calcext:value-type="float">
            <text:p>323,4414166734</text:p>
          </table:table-cell>
          <table:table-cell table:formula="of:=[.$A19]*4*1000*1000/([.D19])/1024/1024" office:value-type="float" office:value="303.258608516828" calcext:value-type="float">
            <text:p>303,2586085168</text:p>
          </table:table-cell>
          <table:table-cell table:formula="of:=[.$A19]*4*1000*1000/([.E19])/1024/1024" office:value-type="float" office:value="66.2985371331373" calcext:value-type="float">
            <text:p>66,2985371331</text:p>
          </table:table-cell>
          <table:table-cell table:formula="of:=[.$A19]*4*1000*1000/([.F19])/1024/1024" office:value-type="float" office:value="297.637040929744" calcext:value-type="float">
            <text:p>297,6370409297</text:p>
          </table:table-cell>
          <table:table-cell table:formula="of:=[.$A19]*4*1000*1000/([.G19])/1024/1024" office:value-type="float" office:value="3500.23243731029" calcext:value-type="float">
            <text:p>3500,2324373103</text:p>
          </table:table-cell>
          <table:table-cell table:formula="of:=[.$A19]*4*1000*1000/([.H19])/1024/1024" office:value-type="float" office:value="395.076360852871" calcext:value-type="float">
            <text:p>395,0763608529</text:p>
          </table:table-cell>
          <table:table-cell table:formula="of:=[.$A19]*4*1000*1000/([.I19])/1024/1024" office:value-type="float" office:value="33.1730229720592" calcext:value-type="float">
            <text:p>33,1730229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MB</text:p>
          </table:table-cell>
          <table:table-cell table:formula="of:=[.$A20]*4*1000*1000/([.B20])/1024/1024" office:value-type="float" office:value="227.812528087238" calcext:value-type="float">
            <text:p>227,8125280872</text:p>
          </table:table-cell>
          <table:table-cell table:formula="of:=[.$A20]*4*1000*1000/([.C20])/1024/1024" office:value-type="float" office:value="327.037854631674" calcext:value-type="float">
            <text:p>327,0378546317</text:p>
          </table:table-cell>
          <table:table-cell table:formula="of:=[.$A20]*4*1000*1000/([.D20])/1024/1024" office:value-type="float" office:value="278.138730383614" calcext:value-type="float">
            <text:p>278,1387303836</text:p>
          </table:table-cell>
          <table:table-cell table:formula="of:=[.$A20]*4*1000*1000/([.E20])/1024/1024" office:value-type="float" office:value="62.2414457520821" calcext:value-type="float">
            <text:p>62,2414457521</text:p>
          </table:table-cell>
          <table:table-cell table:formula="of:=[.$A20]*4*1000*1000/([.F20])/1024/1024" office:value-type="float" office:value="284.959905250832" calcext:value-type="float">
            <text:p>284,9599052508</text:p>
          </table:table-cell>
          <table:table-cell table:formula="of:=[.$A20]*4*1000*1000/([.G20])/1024/1024" office:value-type="float" office:value="3540.50839487733" calcext:value-type="float">
            <text:p>3540,5083948773</text:p>
          </table:table-cell>
          <table:table-cell table:formula="of:=[.$A20]*4*1000*1000/([.H20])/1024/1024" office:value-type="float" office:value="379.328381319855" calcext:value-type="float">
            <text:p>379,3283813199</text:p>
          </table:table-cell>
          <table:table-cell table:formula="of:=[.$A20]*4*1000*1000/([.I20])/1024/1024" office:value-type="float" office:value="31.9139162002892" calcext:value-type="float">
            <text:p>31,913916200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B2]/1000" office:value-type="float" office:value="0.019" calcext:value-type="float">
            <text:p>0,019</text:p>
          </table:table-cell>
          <table:table-cell table:formula="of:=[.C2]/1000" office:value-type="float" office:value="1.018" calcext:value-type="float">
            <text:p>1,018</text:p>
          </table:table-cell>
          <table:table-cell table:formula="of:=[.D2]/1000" office:value-type="float" office:value="0.023" calcext:value-type="float">
            <text:p>0,023</text:p>
          </table:table-cell>
          <table:table-cell table:formula="of:=[.E2]/1000" office:value-type="float" office:value="0.183" calcext:value-type="float">
            <text:p>0,183</text:p>
          </table:table-cell>
          <table:table-cell table:formula="of:=[.F2]/1000" office:value-type="float" office:value="1.153" calcext:value-type="float">
            <text:p>1,153</text:p>
          </table:table-cell>
          <table:table-cell table:formula="of:=[.G2]/1000" office:value-type="float" office:value="0.625" calcext:value-type="float">
            <text:p>0,625</text:p>
          </table:table-cell>
          <table:table-cell table:formula="of:=[.H2]/1000" office:value-type="float" office:value="0.019" calcext:value-type="float">
            <text:p>0,019</text:p>
          </table:table-cell>
          <table:table-cell table:formula="of:=[.I2]/1000"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/>
          <table:table-cell table:formula="of:=[.B3]/1000" office:value-type="float" office:value="0.024" calcext:value-type="float">
            <text:p>0,024</text:p>
          </table:table-cell>
          <table:table-cell table:formula="of:=[.C3]/1000" office:value-type="float" office:value="4.981" calcext:value-type="float">
            <text:p>4,981</text:p>
          </table:table-cell>
          <table:table-cell table:formula="of:=[.D3]/1000" office:value-type="float" office:value="0.026" calcext:value-type="float">
            <text:p>0,026</text:p>
          </table:table-cell>
          <table:table-cell table:formula="of:=[.E3]/1000" office:value-type="float" office:value="0.26" calcext:value-type="float">
            <text:p>0,26</text:p>
          </table:table-cell>
          <table:table-cell table:formula="of:=[.F3]/1000" office:value-type="float" office:value="1.134" calcext:value-type="float">
            <text:p>1,134</text:p>
          </table:table-cell>
          <table:table-cell table:formula="of:=[.G3]/1000" office:value-type="float" office:value="0.604" calcext:value-type="float">
            <text:p>0,604</text:p>
          </table:table-cell>
          <table:table-cell table:formula="of:=[.H3]/1000" office:value-type="float" office:value="0.133" calcext:value-type="float">
            <text:p>0,133</text:p>
          </table:table-cell>
          <table:table-cell table:formula="of:=[.I3]/100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table:formula="of:=[.B4]/1000" office:value-type="float" office:value="0.443" calcext:value-type="float">
            <text:p>0,443</text:p>
          </table:table-cell>
          <table:table-cell table:formula="of:=[.C4]/1000" office:value-type="float" office:value="4.851" calcext:value-type="float">
            <text:p>4,851</text:p>
          </table:table-cell>
          <table:table-cell table:formula="of:=[.D4]/1000" office:value-type="float" office:value="0.034" calcext:value-type="float">
            <text:p>0,034</text:p>
          </table:table-cell>
          <table:table-cell table:formula="of:=[.E4]/1000" office:value-type="float" office:value="0.372" calcext:value-type="float">
            <text:p>0,372</text:p>
          </table:table-cell>
          <table:table-cell table:formula="of:=[.F4]/1000" office:value-type="float" office:value="1.466" calcext:value-type="float">
            <text:p>1,466</text:p>
          </table:table-cell>
          <table:table-cell table:formula="of:=[.G4]/1000" office:value-type="float" office:value="0.602" calcext:value-type="float">
            <text:p>0,602</text:p>
          </table:table-cell>
          <table:table-cell table:formula="of:=[.H4]/1000" office:value-type="float" office:value="0.262" calcext:value-type="float">
            <text:p>0,262</text:p>
          </table:table-cell>
          <table:table-cell table:formula="of:=[.I4]/1000" office:value-type="float" office:value="0.108" calcext:value-type="float">
            <text:p>0,108</text:p>
          </table:table-cell>
          <table:table-cell table:number-columns-repeated="2"/>
        </table:table-row>
        <table:table-row table:style-name="ro1">
          <table:table-cell/>
          <table:table-cell table:formula="of:=[.B5]/1000" office:value-type="float" office:value="0.524" calcext:value-type="float">
            <text:p>0,524</text:p>
          </table:table-cell>
          <table:table-cell table:formula="of:=[.C5]/1000" office:value-type="float" office:value="4.525" calcext:value-type="float">
            <text:p>4,525</text:p>
          </table:table-cell>
          <table:table-cell table:formula="of:=[.D5]/1000" office:value-type="float" office:value="0.203" calcext:value-type="float">
            <text:p>0,203</text:p>
          </table:table-cell>
          <table:table-cell table:formula="of:=[.E5]/1000" office:value-type="float" office:value="0.774" calcext:value-type="float">
            <text:p>0,774</text:p>
          </table:table-cell>
          <table:table-cell table:formula="of:=[.F5]/1000" office:value-type="float" office:value="1.498" calcext:value-type="float">
            <text:p>1,498</text:p>
          </table:table-cell>
          <table:table-cell table:formula="of:=[.G5]/1000" office:value-type="float" office:value="0.714" calcext:value-type="float">
            <text:p>0,714</text:p>
          </table:table-cell>
          <table:table-cell table:formula="of:=[.H5]/1000" office:value-type="float" office:value="0.284" calcext:value-type="float">
            <text:p>0,284</text:p>
          </table:table-cell>
          <table:table-cell table:formula="of:=[.I5]/1000" office:value-type="float" office:value="0.231" calcext:value-type="float">
            <text:p>0,231</text:p>
          </table:table-cell>
          <table:table-cell table:number-columns-repeated="2"/>
        </table:table-row>
        <table:table-row table:style-name="ro1">
          <table:table-cell/>
          <table:table-cell table:formula="of:=[.B6]/1000" office:value-type="float" office:value="0.614" calcext:value-type="float">
            <text:p>0,614</text:p>
          </table:table-cell>
          <table:table-cell table:formula="of:=[.C6]/1000" office:value-type="float" office:value="4.475" calcext:value-type="float">
            <text:p>4,475</text:p>
          </table:table-cell>
          <table:table-cell table:formula="of:=[.D6]/1000" office:value-type="float" office:value="0.297" calcext:value-type="float">
            <text:p>0,297</text:p>
          </table:table-cell>
          <table:table-cell table:formula="of:=[.E6]/1000" office:value-type="float" office:value="1.35" calcext:value-type="float">
            <text:p>1,35</text:p>
          </table:table-cell>
          <table:table-cell table:formula="of:=[.F6]/1000" office:value-type="float" office:value="1.464" calcext:value-type="float">
            <text:p>1,464</text:p>
          </table:table-cell>
          <table:table-cell table:formula="of:=[.G6]/1000" office:value-type="float" office:value="0.701" calcext:value-type="float">
            <text:p>0,701</text:p>
          </table:table-cell>
          <table:table-cell table:formula="of:=[.H6]/1000" office:value-type="float" office:value="0.304" calcext:value-type="float">
            <text:p>0,304</text:p>
          </table:table-cell>
          <table:table-cell table:formula="of:=[.I6]/1000" office:value-type="float" office:value="0.493" calcext:value-type="float">
            <text:p>0,493</text:p>
          </table:table-cell>
          <table:table-cell table:number-columns-repeated="2"/>
        </table:table-row>
        <table:table-row table:style-name="ro1">
          <table:table-cell/>
          <table:table-cell table:formula="of:=[.B7]/1000" office:value-type="float" office:value="0.718" calcext:value-type="float">
            <text:p>0,718</text:p>
          </table:table-cell>
          <table:table-cell table:formula="of:=[.C7]/1000" office:value-type="float" office:value="4.516" calcext:value-type="float">
            <text:p>4,516</text:p>
          </table:table-cell>
          <table:table-cell table:formula="of:=[.D7]/1000" office:value-type="float" office:value="0.405" calcext:value-type="float">
            <text:p>0,405</text:p>
          </table:table-cell>
          <table:table-cell table:formula="of:=[.E7]/1000" office:value-type="float" office:value="1.992" calcext:value-type="float">
            <text:p>1,992</text:p>
          </table:table-cell>
          <table:table-cell table:formula="of:=[.F7]/1000" office:value-type="float" office:value="1.454" calcext:value-type="float">
            <text:p>1,454</text:p>
          </table:table-cell>
          <table:table-cell table:formula="of:=[.G7]/1000" office:value-type="float" office:value="0.692" calcext:value-type="float">
            <text:p>0,692</text:p>
          </table:table-cell>
          <table:table-cell table:formula="of:=[.H7]/1000" office:value-type="float" office:value="0.341" calcext:value-type="float">
            <text:p>0,341</text:p>
          </table:table-cell>
          <table:table-cell table:formula="of:=[.I7]/1000" office:value-type="float" office:value="1.012" calcext:value-type="float">
            <text:p>1,012</text:p>
          </table:table-cell>
          <table:table-cell table:number-columns-repeated="2"/>
        </table:table-row>
        <table:table-row table:style-name="ro1">
          <table:table-cell/>
          <table:table-cell table:formula="of:=[.B8]/1000" office:value-type="float" office:value="0.844" calcext:value-type="float">
            <text:p>0,844</text:p>
          </table:table-cell>
          <table:table-cell table:formula="of:=[.C8]/1000" office:value-type="float" office:value="4.592" calcext:value-type="float">
            <text:p>4,592</text:p>
          </table:table-cell>
          <table:table-cell table:formula="of:=[.D8]/1000" office:value-type="float" office:value="0.544" calcext:value-type="float">
            <text:p>0,544</text:p>
          </table:table-cell>
          <table:table-cell table:formula="of:=[.E8]/1000" office:value-type="float" office:value="2.851" calcext:value-type="float">
            <text:p>2,851</text:p>
          </table:table-cell>
          <table:table-cell table:formula="of:=[.F8]/1000" office:value-type="float" office:value="1.422" calcext:value-type="float">
            <text:p>1,422</text:p>
          </table:table-cell>
          <table:table-cell table:formula="of:=[.G8]/1000" office:value-type="float" office:value="0.688" calcext:value-type="float">
            <text:p>0,688</text:p>
          </table:table-cell>
          <table:table-cell table:formula="of:=[.H8]/1000" office:value-type="float" office:value="0.385" calcext:value-type="float">
            <text:p>0,385</text:p>
          </table:table-cell>
          <table:table-cell table:formula="of:=[.I8]/1000" office:value-type="float" office:value="1.991" calcext:value-type="float">
            <text:p>1,991</text:p>
          </table:table-cell>
          <table:table-cell table:number-columns-repeated="2"/>
        </table:table-row>
        <table:table-row table:style-name="ro1">
          <table:table-cell/>
          <table:table-cell table:formula="of:=[.B9]/1000" office:value-type="float" office:value="1.056" calcext:value-type="float">
            <text:p>1,056</text:p>
          </table:table-cell>
          <table:table-cell table:formula="of:=[.C9]/1000" office:value-type="float" office:value="4.776" calcext:value-type="float">
            <text:p>4,776</text:p>
          </table:table-cell>
          <table:table-cell table:formula="of:=[.D9]/1000" office:value-type="float" office:value="0.697" calcext:value-type="float">
            <text:p>0,697</text:p>
          </table:table-cell>
          <table:table-cell table:formula="of:=[.E9]/1000" office:value-type="float" office:value="3.952" calcext:value-type="float">
            <text:p>3,952</text:p>
          </table:table-cell>
          <table:table-cell table:formula="of:=[.F9]/1000" office:value-type="float" office:value="1.137" calcext:value-type="float">
            <text:p>1,137</text:p>
          </table:table-cell>
          <table:table-cell table:formula="of:=[.G9]/1000" office:value-type="float" office:value="0.693" calcext:value-type="float">
            <text:p>0,693</text:p>
          </table:table-cell>
          <table:table-cell table:formula="of:=[.H9]/1000" office:value-type="float" office:value="0.459" calcext:value-type="float">
            <text:p>0,459</text:p>
          </table:table-cell>
          <table:table-cell table:formula="of:=[.I9]/1000" office:value-type="float" office:value="3.685" calcext:value-type="float">
            <text:p>3,685</text:p>
          </table:table-cell>
          <table:table-cell table:number-columns-repeated="2"/>
        </table:table-row>
        <table:table-row table:style-name="ro1">
          <table:table-cell/>
          <table:table-cell table:formula="of:=[.B10]/1000" office:value-type="float" office:value="1.351" calcext:value-type="float">
            <text:p>1,351</text:p>
          </table:table-cell>
          <table:table-cell table:formula="of:=[.C10]/1000" office:value-type="float" office:value="5.319" calcext:value-type="float">
            <text:p>5,319</text:p>
          </table:table-cell>
          <table:table-cell table:formula="of:=[.D10]/1000" office:value-type="float" office:value="0.941" calcext:value-type="float">
            <text:p>0,941</text:p>
          </table:table-cell>
          <table:table-cell table:formula="of:=[.E10]/1000" office:value-type="float" office:value="5.426" calcext:value-type="float">
            <text:p>5,426</text:p>
          </table:table-cell>
          <table:table-cell table:formula="of:=[.F10]/1000" office:value-type="float" office:value="1.303" calcext:value-type="float">
            <text:p>1,303</text:p>
          </table:table-cell>
          <table:table-cell table:formula="of:=[.G10]/1000" office:value-type="float" office:value="0.782" calcext:value-type="float">
            <text:p>0,782</text:p>
          </table:table-cell>
          <table:table-cell table:formula="of:=[.H10]/1000" office:value-type="float" office:value="0.631" calcext:value-type="float">
            <text:p>0,631</text:p>
          </table:table-cell>
          <table:table-cell table:formula="of:=[.I10]/1000" office:value-type="float" office:value="6.348" calcext:value-type="float">
            <text:p>6,348</text:p>
          </table:table-cell>
          <table:table-cell table:number-columns-repeated="2"/>
        </table:table-row>
        <table:table-row table:style-name="ro1">
          <table:table-cell/>
          <table:table-cell table:formula="of:=[.B11]/1000" office:value-type="float" office:value="1.917" calcext:value-type="float">
            <text:p>1,917</text:p>
          </table:table-cell>
          <table:table-cell table:formula="of:=[.C11]/1000" office:value-type="float" office:value="6.107" calcext:value-type="float">
            <text:p>6,107</text:p>
          </table:table-cell>
          <table:table-cell table:formula="of:=[.D11]/1000" office:value-type="float" office:value="1.404" calcext:value-type="float">
            <text:p>1,404</text:p>
          </table:table-cell>
          <table:table-cell table:formula="of:=[.E11]/1000" office:value-type="float" office:value="7.741" calcext:value-type="float">
            <text:p>7,741</text:p>
          </table:table-cell>
          <table:table-cell table:formula="of:=[.F11]/1000" office:value-type="float" office:value="1.674" calcext:value-type="float">
            <text:p>1,674</text:p>
          </table:table-cell>
          <table:table-cell table:formula="of:=[.G11]/1000" office:value-type="float" office:value="0.915" calcext:value-type="float">
            <text:p>0,915</text:p>
          </table:table-cell>
          <table:table-cell table:formula="of:=[.H11]/1000" office:value-type="float" office:value="1.104" calcext:value-type="float">
            <text:p>1,104</text:p>
          </table:table-cell>
          <table:table-cell table:formula="of:=[.I11]/1000" office:value-type="float" office:value="10.704" calcext:value-type="float">
            <text:p>10,704</text:p>
          </table:table-cell>
          <table:table-cell table:number-columns-repeated="2"/>
        </table:table-row>
        <table:table-row table:style-name="ro1">
          <table:table-cell/>
          <table:table-cell table:formula="of:=[.B12]/1000" office:value-type="float" office:value="3.437" calcext:value-type="float">
            <text:p>3,437</text:p>
          </table:table-cell>
          <table:table-cell table:formula="of:=[.C12]/1000" office:value-type="float" office:value="7.659" calcext:value-type="float">
            <text:p>7,659</text:p>
          </table:table-cell>
          <table:table-cell table:formula="of:=[.D12]/1000" office:value-type="float" office:value="2.591" calcext:value-type="float">
            <text:p>2,591</text:p>
          </table:table-cell>
          <table:table-cell table:formula="of:=[.E12]/1000" office:value-type="float" office:value="14.22" calcext:value-type="float">
            <text:p>14,22</text:p>
          </table:table-cell>
          <table:table-cell table:formula="of:=[.F12]/1000" office:value-type="float" office:value="2.66" calcext:value-type="float">
            <text:p>2,66</text:p>
          </table:table-cell>
          <table:table-cell table:formula="of:=[.G12]/1000" office:value-type="float" office:value="1.105" calcext:value-type="float">
            <text:p>1,105</text:p>
          </table:table-cell>
          <table:table-cell table:formula="of:=[.H12]/1000" office:value-type="float" office:value="2.119" calcext:value-type="float">
            <text:p>2,119</text:p>
          </table:table-cell>
          <table:table-cell table:formula="of:=[.I12]/1000" office:value-type="float" office:value="21.975" calcext:value-type="float">
            <text:p>21,975</text:p>
          </table:table-cell>
          <table:table-cell table:number-columns-repeated="2"/>
        </table:table-row>
        <table:table-row table:style-name="ro1">
          <table:table-cell/>
          <table:table-cell table:formula="of:=[.B13]/1000" office:value-type="float" office:value="6.359" calcext:value-type="float">
            <text:p>6,359</text:p>
          </table:table-cell>
          <table:table-cell table:formula="of:=[.C13]/1000" office:value-type="float" office:value="14.617" calcext:value-type="float">
            <text:p>14,617</text:p>
          </table:table-cell>
          <table:table-cell table:formula="of:=[.D13]/1000" office:value-type="float" office:value="4.773" calcext:value-type="float">
            <text:p>4,773</text:p>
          </table:table-cell>
          <table:table-cell table:formula="of:=[.E13]/1000" office:value-type="float" office:value="26.118" calcext:value-type="float">
            <text:p>26,118</text:p>
          </table:table-cell>
          <table:table-cell table:formula="of:=[.F13]/1000" office:value-type="float" office:value="4.772" calcext:value-type="float">
            <text:p>4,772</text:p>
          </table:table-cell>
          <table:table-cell table:formula="of:=[.G13]/1000" office:value-type="float" office:value="1.376" calcext:value-type="float">
            <text:p>1,376</text:p>
          </table:table-cell>
          <table:table-cell table:formula="of:=[.H13]/1000" office:value-type="float" office:value="4.112" calcext:value-type="float">
            <text:p>4,112</text:p>
          </table:table-cell>
          <table:table-cell table:formula="of:=[.I13]/1000" office:value-type="float" office:value="46.238" calcext:value-type="float">
            <text:p>46,238</text:p>
          </table:table-cell>
          <table:table-cell table:number-columns-repeated="2"/>
        </table:table-row>
        <table:table-row table:style-name="ro1">
          <table:table-cell/>
          <table:table-cell table:formula="of:=[.B14]/1000" office:value-type="float" office:value="12.322" calcext:value-type="float">
            <text:p>12,322</text:p>
          </table:table-cell>
          <table:table-cell table:formula="of:=[.C14]/1000" office:value-type="float" office:value="20.701" calcext:value-type="float">
            <text:p>20,701</text:p>
          </table:table-cell>
          <table:table-cell table:formula="of:=[.D14]/1000" office:value-type="float" office:value="9.439" calcext:value-type="float">
            <text:p>9,439</text:p>
          </table:table-cell>
          <table:table-cell table:formula="of:=[.E14]/1000" office:value-type="float" office:value="50.498" calcext:value-type="float">
            <text:p>50,498</text:p>
          </table:table-cell>
          <table:table-cell table:formula="of:=[.F14]/1000" office:value-type="float" office:value="9.967" calcext:value-type="float">
            <text:p>9,967</text:p>
          </table:table-cell>
          <table:table-cell table:formula="of:=[.G14]/1000" office:value-type="float" office:value="1.933" calcext:value-type="float">
            <text:p>1,933</text:p>
          </table:table-cell>
          <table:table-cell table:formula="of:=[.H14]/1000" office:value-type="float" office:value="8.026" calcext:value-type="float">
            <text:p>8,026</text:p>
          </table:table-cell>
          <table:table-cell table:formula="of:=[.I14]/1000" office:value-type="float" office:value="96.999" calcext:value-type="float">
            <text:p>96,999</text:p>
          </table:table-cell>
          <table:table-cell table:number-columns-repeated="2"/>
        </table:table-row>
        <table:table-row table:style-name="ro1">
          <table:table-cell/>
          <table:table-cell table:formula="of:=[.B15]/1000" office:value-type="float" office:value="25.105" calcext:value-type="float">
            <text:p>25,105</text:p>
          </table:table-cell>
          <table:table-cell table:formula="of:=[.C15]/1000" office:value-type="float" office:value="32.89" calcext:value-type="float">
            <text:p>32,89</text:p>
          </table:table-cell>
          <table:table-cell table:formula="of:=[.D15]/1000" office:value-type="float" office:value="19.597" calcext:value-type="float">
            <text:p>19,597</text:p>
          </table:table-cell>
          <table:table-cell table:formula="of:=[.E15]/1000" office:value-type="float" office:value="101.113" calcext:value-type="float">
            <text:p>101,113</text:p>
          </table:table-cell>
          <table:table-cell table:formula="of:=[.F15]/1000" office:value-type="float" office:value="22.621" calcext:value-type="float">
            <text:p>22,621</text:p>
          </table:table-cell>
          <table:table-cell table:formula="of:=[.G15]/1000" office:value-type="float" office:value="3.096" calcext:value-type="float">
            <text:p>3,096</text:p>
          </table:table-cell>
          <table:table-cell table:formula="of:=[.H15]/1000" office:value-type="float" office:value="16.599" calcext:value-type="float">
            <text:p>16,599</text:p>
          </table:table-cell>
          <table:table-cell table:formula="of:=[.I15]/1000" office:value-type="float" office:value="203.464" calcext:value-type="float">
            <text:p>203,464</text:p>
          </table:table-cell>
          <table:table-cell table:number-columns-repeated="2"/>
        </table:table-row>
        <table:table-row table:style-name="ro1">
          <table:table-cell/>
          <table:table-cell table:formula="of:=[.B16]/1000" office:value-type="float" office:value="52.513" calcext:value-type="float">
            <text:p>52,513</text:p>
          </table:table-cell>
          <table:table-cell table:formula="of:=[.C16]/1000" office:value-type="float" office:value="57.058" calcext:value-type="float">
            <text:p>57,058</text:p>
          </table:table-cell>
          <table:table-cell table:formula="of:=[.D16]/1000" office:value-type="float" office:value="41.699" calcext:value-type="float">
            <text:p>41,699</text:p>
          </table:table-cell>
          <table:table-cell table:formula="of:=[.E16]/1000" office:value-type="float" office:value="208.655" calcext:value-type="float">
            <text:p>208,655</text:p>
          </table:table-cell>
          <table:table-cell table:formula="of:=[.F16]/1000" office:value-type="float" office:value="47.909" calcext:value-type="float">
            <text:p>47,909</text:p>
          </table:table-cell>
          <table:table-cell table:formula="of:=[.G16]/1000" office:value-type="float" office:value="5.312" calcext:value-type="float">
            <text:p>5,312</text:p>
          </table:table-cell>
          <table:table-cell table:formula="of:=[.H16]/1000" office:value-type="float" office:value="34.419" calcext:value-type="float">
            <text:p>34,419</text:p>
          </table:table-cell>
          <table:table-cell table:formula="of:=[.I16]/1000" office:value-type="float" office:value="432.746" calcext:value-type="float">
            <text:p>432,746</text:p>
          </table:table-cell>
          <table:table-cell table:number-columns-repeated="2"/>
        </table:table-row>
        <table:table-row table:style-name="ro1">
          <table:table-cell/>
          <table:table-cell table:formula="of:=[.B17]/1000" office:value-type="float" office:value="112.141" calcext:value-type="float">
            <text:p>112,141</text:p>
          </table:table-cell>
          <table:table-cell table:formula="of:=[.C17]/1000" office:value-type="float" office:value="105.542" calcext:value-type="float">
            <text:p>105,542</text:p>
          </table:table-cell>
          <table:table-cell table:formula="of:=[.D17]/1000" office:value-type="float" office:value="89.947" calcext:value-type="float">
            <text:p>89,947</text:p>
          </table:table-cell>
          <table:table-cell table:formula="of:=[.E17]/1000" office:value-type="float" office:value="436.767" calcext:value-type="float">
            <text:p>436,767</text:p>
          </table:table-cell>
          <table:table-cell table:formula="of:=[.F17]/1000" office:value-type="float" office:value="99.712" calcext:value-type="float">
            <text:p>99,712</text:p>
          </table:table-cell>
          <table:table-cell table:formula="of:=[.G17]/1000" office:value-type="float" office:value="9.802" calcext:value-type="float">
            <text:p>9,802</text:p>
          </table:table-cell>
          <table:table-cell table:formula="of:=[.H17]/1000" office:value-type="float" office:value="72.626" calcext:value-type="float">
            <text:p>72,626</text:p>
          </table:table-cell>
          <table:table-cell table:formula="of:=[.I17]/1000" office:value-type="float" office:value="892.991" calcext:value-type="float">
            <text:p>892,991</text:p>
          </table:table-cell>
          <table:table-cell table:number-columns-repeated="2"/>
        </table:table-row>
        <table:table-row table:style-name="ro1">
          <table:table-cell/>
          <table:table-cell table:formula="of:=[.B18]/1000" office:value-type="float" office:value="241.194" calcext:value-type="float">
            <text:p>241,194</text:p>
          </table:table-cell>
          <table:table-cell table:formula="of:=[.C18]/1000" office:value-type="float" office:value="202.296" calcext:value-type="float">
            <text:p>202,296</text:p>
          </table:table-cell>
          <table:table-cell table:formula="of:=[.D18]/1000" office:value-type="float" office:value="194.724" calcext:value-type="float">
            <text:p>194,724</text:p>
          </table:table-cell>
          <table:table-cell table:formula="of:=[.E18]/1000" office:value-type="float" office:value="914.302" calcext:value-type="float">
            <text:p>914,302</text:p>
          </table:table-cell>
          <table:table-cell table:formula="of:=[.F18]/1000" office:value-type="float" office:value="209.494" calcext:value-type="float">
            <text:p>209,494</text:p>
          </table:table-cell>
          <table:table-cell table:formula="of:=[.G18]/1000" office:value-type="float" office:value="18.713" calcext:value-type="float">
            <text:p>18,713</text:p>
          </table:table-cell>
          <table:table-cell table:formula="of:=[.H18]/1000" office:value-type="float" office:value="151.981" calcext:value-type="float">
            <text:p>151,981</text:p>
          </table:table-cell>
          <table:table-cell table:formula="of:=[.I18]/1000" office:value-type="float" office:value="1853.807" calcext:value-type="float">
            <text:p>1853,807</text:p>
          </table:table-cell>
          <table:table-cell table:number-columns-repeated="2"/>
        </table:table-row>
        <table:table-row table:style-name="ro1">
          <table:table-cell/>
          <table:table-cell table:formula="of:=[.B19]/1000" office:value-type="float" office:value="522.024" calcext:value-type="float">
            <text:p>522,024</text:p>
          </table:table-cell>
          <table:table-cell table:formula="of:=[.C19]/1000" office:value-type="float" office:value="395.744" calcext:value-type="float">
            <text:p>395,744</text:p>
          </table:table-cell>
          <table:table-cell table:formula="of:=[.D19]/1000" office:value-type="float" office:value="422.082" calcext:value-type="float">
            <text:p>422,082</text:p>
          </table:table-cell>
          <table:table-cell table:formula="of:=[.E19]/1000" office:value-type="float" office:value="1930.661" calcext:value-type="float">
            <text:p>1930,661</text:p>
          </table:table-cell>
          <table:table-cell table:formula="of:=[.F19]/1000" office:value-type="float" office:value="430.054" calcext:value-type="float">
            <text:p>430,054</text:p>
          </table:table-cell>
          <table:table-cell table:formula="of:=[.G19]/1000" office:value-type="float" office:value="36.569" calcext:value-type="float">
            <text:p>36,569</text:p>
          </table:table-cell>
          <table:table-cell table:formula="of:=[.H19]/1000" office:value-type="float" office:value="323.988" calcext:value-type="float">
            <text:p>323,988</text:p>
          </table:table-cell>
          <table:table-cell table:formula="of:=[.I19]/1000" office:value-type="float" office:value="3858.557" calcext:value-type="float">
            <text:p>3858,557</text:p>
          </table:table-cell>
          <table:table-cell table:number-columns-repeated="2"/>
        </table:table-row>
        <table:table-row table:style-name="ro1">
          <table:table-cell/>
          <table:table-cell table:formula="of:=[.B20]/1000" office:value-type="float" office:value="1123.731" calcext:value-type="float">
            <text:p>1123,731</text:p>
          </table:table-cell>
          <table:table-cell table:formula="of:=[.C20]/1000" office:value-type="float" office:value="782.784" calcext:value-type="float">
            <text:p>782,784</text:p>
          </table:table-cell>
          <table:table-cell table:formula="of:=[.D20]/1000" office:value-type="float" office:value="920.404" calcext:value-type="float">
            <text:p>920,404</text:p>
          </table:table-cell>
          <table:table-cell table:formula="of:=[.E20]/1000" office:value-type="float" office:value="4113.015" calcext:value-type="float">
            <text:p>4113,015</text:p>
          </table:table-cell>
          <table:table-cell table:formula="of:=[.F20]/1000" office:value-type="float" office:value="898.372" calcext:value-type="float">
            <text:p>898,372</text:p>
          </table:table-cell>
          <table:table-cell table:formula="of:=[.G20]/1000" office:value-type="float" office:value="72.306" calcext:value-type="float">
            <text:p>72,306</text:p>
          </table:table-cell>
          <table:table-cell table:formula="of:=[.H20]/1000" office:value-type="float" office:value="674.877" calcext:value-type="float">
            <text:p>674,877</text:p>
          </table:table-cell>
          <table:table-cell table:formula="of:=[.I20]/1000" office:value-type="float" office:value="8021.579" calcext:value-type="float">
            <text:p>8021,579</text:p>
          </table:table-cell>
          <table:table-cell table:number-columns-repeated="2"/>
        </table:table-row>
      </table:table>
      <table:table table:name="8B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itonic sort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Odd-even merge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dix sort (thrust)</text:p>
          </table:table-cell>
          <table:table-cell office:value-type="string" calcext:value-type="string">
            <text:p>Merge sort (thrust)</text:p>
          </table:table-cell>
          <table:table-cell office:value-type="string" calcext:value-type="string">
            <text:p>CPU STL sor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992" calcext:value-type="float">
            <text:p>1992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714" calcext:value-type="float">
            <text:p>7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927" calcext:value-type="float">
            <text:p>1927</text:p>
          </table:table-cell>
          <table:table-cell office:value-type="float" office:value="24" calcext:value-type="float">
            <text:p>24</text:p>
          </table:table-cell>
          <table:table-cell office:value-type="float" office:value="189" calcext:value-type="float">
            <text:p>189</text:p>
          </table:table-cell>
          <table:table-cell office:value-type="float" office:value="698" calcext:value-type="float">
            <text:p>698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" calcext:value-type="float">
            <text:p>27</text:p>
          </table:table-cell>
          <table:table-cell office:value-type="float" office:value="9464" calcext:value-type="float">
            <text:p>9464</text:p>
          </table:table-cell>
          <table:table-cell office:value-type="float" office:value="29" calcext:value-type="float">
            <text:p>29</text:p>
          </table:table-cell>
          <table:table-cell office:value-type="float" office:value="269" calcext:value-type="float">
            <text:p>269</text:p>
          </table:table-cell>
          <table:table-cell office:value-type="float" office:value="676" calcext:value-type="float">
            <text:p>676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60" calcext:value-type="float">
            <text:p>460</text:p>
          </table:table-cell>
          <table:table-cell office:value-type="float" office:value="8911" calcext:value-type="float">
            <text:p>8911</text:p>
          </table:table-cell>
          <table:table-cell office:value-type="float" office:value="43" calcext:value-type="float">
            <text:p>43</text:p>
          </table:table-cell>
          <table:table-cell office:value-type="float" office:value="388" calcext:value-type="float">
            <text:p>388</text:p>
          </table:table-cell>
          <table:table-cell office:value-type="float" office:value="793" calcext:value-type="float">
            <text:p>793</text:p>
          </table:table-cell>
          <table:table-cell office:value-type="float" office:value="287" calcext:value-type="float">
            <text:p>28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55" calcext:value-type="float">
            <text:p>555</text:p>
          </table:table-cell>
          <table:table-cell office:value-type="float" office:value="8866" calcext:value-type="float">
            <text:p>8866</text:p>
          </table:table-cell>
          <table:table-cell office:value-type="float" office:value="227" calcext:value-type="float">
            <text:p>227</text:p>
          </table:table-cell>
          <table:table-cell office:value-type="float" office:value="802" calcext:value-type="float">
            <text:p>802</text:p>
          </table:table-cell>
          <table:table-cell office:value-type="float" office:value="773" calcext:value-type="float">
            <text:p>773</text:p>
          </table:table-cell>
          <table:table-cell office:value-type="float" office:value="303" calcext:value-type="float">
            <text:p>30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4" calcext:value-type="float">
            <text:p>644</text:p>
          </table:table-cell>
          <table:table-cell office:value-type="float" office:value="8877" calcext:value-type="float">
            <text:p>8877</text:p>
          </table:table-cell>
          <table:table-cell office:value-type="float" office:value="340" calcext:value-type="float">
            <text:p>340</text:p>
          </table:table-cell>
          <table:table-cell office:value-type="float" office:value="1422" calcext:value-type="float">
            <text:p>1422</text:p>
          </table:table-cell>
          <table:table-cell office:value-type="float" office:value="769" calcext:value-type="float">
            <text:p>769</text:p>
          </table:table-cell>
          <table:table-cell office:value-type="float" office:value="335" calcext:value-type="float">
            <text:p>335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77" calcext:value-type="float">
            <text:p>777</text:p>
          </table:table-cell>
          <table:table-cell office:value-type="float" office:value="8988" calcext:value-type="float">
            <text:p>8988</text:p>
          </table:table-cell>
          <table:table-cell office:value-type="float" office:value="443" calcext:value-type="float">
            <text:p>443</text:p>
          </table:table-cell>
          <table:table-cell office:value-type="float" office:value="2110" calcext:value-type="float">
            <text:p>2110</text:p>
          </table:table-cell>
          <table:table-cell office:value-type="float" office:value="766" calcext:value-type="float">
            <text:p>766</text:p>
          </table:table-cell>
          <table:table-cell office:value-type="float" office:value="351" calcext:value-type="float">
            <text:p>351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17" calcext:value-type="float">
            <text:p>917</text:p>
          </table:table-cell>
          <table:table-cell office:value-type="float" office:value="9172" calcext:value-type="float">
            <text:p>9172</text:p>
          </table:table-cell>
          <table:table-cell office:value-type="float" office:value="617" calcext:value-type="float">
            <text:p>617</text:p>
          </table:table-cell>
          <table:table-cell office:value-type="float" office:value="2999" calcext:value-type="float">
            <text:p>2999</text:p>
          </table:table-cell>
          <table:table-cell office:value-type="float" office:value="778" calcext:value-type="float">
            <text:p>778</text:p>
          </table:table-cell>
          <table:table-cell office:value-type="float" office:value="415" calcext:value-type="float">
            <text:p>415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67" calcext:value-type="float">
            <text:p>1167</text:p>
          </table:table-cell>
          <table:table-cell office:value-type="float" office:value="9691" calcext:value-type="float">
            <text:p>9691</text:p>
          </table:table-cell>
          <table:table-cell office:value-type="float" office:value="801" calcext:value-type="float">
            <text:p>801</text:p>
          </table:table-cell>
          <table:table-cell office:value-type="float" office:value="4206" calcext:value-type="float">
            <text:p>4206</text:p>
          </table:table-cell>
          <table:table-cell office:value-type="float" office:value="822" calcext:value-type="float">
            <text:p>822</text:p>
          </table:table-cell>
          <table:table-cell office:value-type="float" office:value="596" calcext:value-type="float">
            <text:p>596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527" calcext:value-type="float">
            <text:p>1527</text:p>
          </table:table-cell>
          <table:table-cell office:value-type="float" office:value="10978" calcext:value-type="float">
            <text:p>10978</text:p>
          </table:table-cell>
          <table:table-cell office:value-type="float" office:value="1190" calcext:value-type="float">
            <text:p>1190</text:p>
          </table:table-cell>
          <table:table-cell office:value-type="float" office:value="5985" calcext:value-type="float">
            <text:p>5985</text:p>
          </table:table-cell>
          <table:table-cell office:value-type="float" office:value="1022" calcext:value-type="float">
            <text:p>1022</text:p>
          </table:table-cell>
          <table:table-cell office:value-type="float" office:value="838" calcext:value-type="float">
            <text:p>838</text:p>
          </table:table-cell>
          <table:table-cell office:value-type="float" office:value="4943" calcext:value-type="float">
            <text:p>4943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775" calcext:value-type="float">
            <text:p>2775</text:p>
          </table:table-cell>
          <table:table-cell office:value-type="float" office:value="12786" calcext:value-type="float">
            <text:p>12786</text:p>
          </table:table-cell>
          <table:table-cell office:value-type="float" office:value="2140" calcext:value-type="float">
            <text:p>2140</text:p>
          </table:table-cell>
          <table:table-cell office:value-type="float" office:value="8413" calcext:value-type="float">
            <text:p>8413</text:p>
          </table:table-cell>
          <table:table-cell office:value-type="float" office:value="1287" calcext:value-type="float">
            <text:p>1287</text:p>
          </table:table-cell>
          <table:table-cell office:value-type="float" office:value="1463" calcext:value-type="float">
            <text:p>1463</text:p>
          </table:table-cell>
          <table:table-cell office:value-type="float" office:value="10412" calcext:value-type="float">
            <text:p>10412</text:p>
          </table:table-cell>
          <table:table-cell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947" calcext:value-type="float">
            <text:p>4947</text:p>
          </table:table-cell>
          <table:table-cell office:value-type="float" office:value="16383" calcext:value-type="float">
            <text:p>16383</text:p>
          </table:table-cell>
          <table:table-cell office:value-type="float" office:value="3969" calcext:value-type="float">
            <text:p>3969</text:p>
          </table:table-cell>
          <table:table-cell office:value-type="float" office:value="15125" calcext:value-type="float">
            <text:p>15125</text:p>
          </table:table-cell>
          <table:table-cell office:value-type="float" office:value="1720" calcext:value-type="float">
            <text:p>1720</text:p>
          </table:table-cell>
          <table:table-cell office:value-type="float" office:value="2620" calcext:value-type="float">
            <text:p>2620</text:p>
          </table:table-cell>
          <table:table-cell office:value-type="float" office:value="22120" calcext:value-type="float">
            <text:p>22120</text:p>
          </table:table-cell>
          <table:table-cell/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680" calcext:value-type="float">
            <text:p>9680</text:p>
          </table:table-cell>
          <table:table-cell office:value-type="float" office:value="31337" calcext:value-type="float">
            <text:p>31337</text:p>
          </table:table-cell>
          <table:table-cell office:value-type="float" office:value="7866" calcext:value-type="float">
            <text:p>7866</text:p>
          </table:table-cell>
          <table:table-cell office:value-type="float" office:value="27729" calcext:value-type="float">
            <text:p>27729</text:p>
          </table:table-cell>
          <table:table-cell office:value-type="float" office:value="2294" calcext:value-type="float">
            <text:p>2294</text:p>
          </table:table-cell>
          <table:table-cell office:value-type="float" office:value="4827" calcext:value-type="float">
            <text:p>4827</text:p>
          </table:table-cell>
          <table:table-cell office:value-type="float" office:value="46338" calcext:value-type="float">
            <text:p>46338</text:p>
          </table:table-cell>
          <table:table-cell/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9941" calcext:value-type="float">
            <text:p>19941</text:p>
          </table:table-cell>
          <table:table-cell office:value-type="float" office:value="45560" calcext:value-type="float">
            <text:p>45560</text:p>
          </table:table-cell>
          <table:table-cell office:value-type="float" office:value="16436" calcext:value-type="float">
            <text:p>16436</text:p>
          </table:table-cell>
          <table:table-cell office:value-type="float" office:value="53889" calcext:value-type="float">
            <text:p>53889</text:p>
          </table:table-cell>
          <table:table-cell office:value-type="float" office:value="3492" calcext:value-type="float">
            <text:p>3492</text:p>
          </table:table-cell>
          <table:table-cell office:value-type="float" office:value="9805" calcext:value-type="float">
            <text:p>9805</text:p>
          </table:table-cell>
          <table:table-cell office:value-type="float" office:value="99079" calcext:value-type="float">
            <text:p>99079</text:p>
          </table:table-cell>
          <table:table-cell/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2245" calcext:value-type="float">
            <text:p>42245</text:p>
          </table:table-cell>
          <table:table-cell office:value-type="float" office:value="73843" calcext:value-type="float">
            <text:p>73843</text:p>
          </table:table-cell>
          <table:table-cell office:value-type="float" office:value="35268" calcext:value-type="float">
            <text:p>35268</text:p>
          </table:table-cell>
          <table:table-cell office:value-type="float" office:value="108069" calcext:value-type="float">
            <text:p>108069</text:p>
          </table:table-cell>
          <table:table-cell office:value-type="float" office:value="5825" calcext:value-type="float">
            <text:p>5825</text:p>
          </table:table-cell>
          <table:table-cell office:value-type="float" office:value="20038" calcext:value-type="float">
            <text:p>20038</text:p>
          </table:table-cell>
          <table:table-cell office:value-type="float" office:value="205297" calcext:value-type="float">
            <text:p>205297</text:p>
          </table:table-cell>
          <table:table-cell/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90724" calcext:value-type="float">
            <text:p>90724</text:p>
          </table:table-cell>
          <table:table-cell office:value-type="float" office:value="130367" calcext:value-type="float">
            <text:p>130367</text:p>
          </table:table-cell>
          <table:table-cell office:value-type="float" office:value="76712" calcext:value-type="float">
            <text:p>76712</text:p>
          </table:table-cell>
          <table:table-cell office:value-type="float" office:value="222931" calcext:value-type="float">
            <text:p>222931</text:p>
          </table:table-cell>
          <table:table-cell office:value-type="float" office:value="10542" calcext:value-type="float">
            <text:p>10542</text:p>
          </table:table-cell>
          <table:table-cell office:value-type="float" office:value="42723" calcext:value-type="float">
            <text:p>42723</text:p>
          </table:table-cell>
          <table:table-cell office:value-type="float" office:value="428642" calcext:value-type="float">
            <text:p>428642</text:p>
          </table:table-cell>
          <table:table-cell/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95893" calcext:value-type="float">
            <text:p>195893</text:p>
          </table:table-cell>
          <table:table-cell office:value-type="float" office:value="243351" calcext:value-type="float">
            <text:p>243351</text:p>
          </table:table-cell>
          <table:table-cell office:value-type="float" office:value="167111" calcext:value-type="float">
            <text:p>167111</text:p>
          </table:table-cell>
          <table:table-cell office:value-type="float" office:value="465767" calcext:value-type="float">
            <text:p>465767</text:p>
          </table:table-cell>
          <table:table-cell office:value-type="float" office:value="20205" calcext:value-type="float">
            <text:p>20205</text:p>
          </table:table-cell>
          <table:table-cell office:value-type="float" office:value="87708" calcext:value-type="float">
            <text:p>87708</text:p>
          </table:table-cell>
          <table:table-cell office:value-type="float" office:value="895790" calcext:value-type="float">
            <text:p>895790</text:p>
          </table:table-cell>
          <table:table-cell/>
          <table:table-cell office:value-type="float" office:value="20938" calcext:value-type="float">
            <text:p>2093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23685" calcext:value-type="float">
            <text:p>423685</text:p>
          </table:table-cell>
          <table:table-cell office:value-type="float" office:value="469220" calcext:value-type="float">
            <text:p>469220</text:p>
          </table:table-cell>
          <table:table-cell office:value-type="float" office:value="364259" calcext:value-type="float">
            <text:p>364259</text:p>
          </table:table-cell>
          <table:table-cell office:value-type="float" office:value="979245" calcext:value-type="float">
            <text:p>979245</text:p>
          </table:table-cell>
          <table:table-cell office:value-type="float" office:value="39098" calcext:value-type="float">
            <text:p>39098</text:p>
          </table:table-cell>
          <table:table-cell office:value-type="float" office:value="189295" calcext:value-type="float">
            <text:p>189295</text:p>
          </table:table-cell>
          <table:table-cell office:value-type="float" office:value="1867797" calcext:value-type="float">
            <text:p>1867797</text:p>
          </table:table-cell>
          <table:table-cell/>
          <table:table-cell office:value-type="float" office:value="41621" calcext:value-type="float">
            <text:p>41621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925855" calcext:value-type="float">
            <text:p>925855</text:p>
          </table:table-cell>
          <table:table-cell office:value-type="float" office:value="926580" calcext:value-type="float">
            <text:p>926580</text:p>
          </table:table-cell>
          <table:table-cell office:value-type="float" office:value="793581" calcext:value-type="float">
            <text:p>793581</text:p>
          </table:table-cell>
          <table:table-cell office:value-type="float" office:value="2072037" calcext:value-type="float">
            <text:p>2072037</text:p>
          </table:table-cell>
          <table:table-cell office:value-type="float" office:value="76768" calcext:value-type="float">
            <text:p>76768</text:p>
          </table:table-cell>
          <table:table-cell office:value-type="float" office:value="390966" calcext:value-type="float">
            <text:p>390966</text:p>
          </table:table-cell>
          <table:table-cell office:value-type="float" office:value="3895659" calcext:value-type="float">
            <text:p>3895659</text:p>
          </table:table-cell>
          <table:table-cell/>
          <table:table-cell office:value-type="float" office:value="83017" calcext:value-type="float">
            <text:p>830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kB</text:p>
          </table:table-cell>
          <table:table-cell table:formula="of:=[.$A2]*8*1000*1000/([.B2]+[.$J2])/1024/1024" office:value-type="float" office:value="27.9017857142857" calcext:value-type="float">
            <text:p>27,9017857143</text:p>
          </table:table-cell>
          <table:table-cell table:formula="of:=[.$A2]*8*1000*1000/([.C2]+[.$J2])/1024/1024" office:value-type="float" office:value="0.486093827775012" calcext:value-type="float">
            <text:p>0,4860938278</text:p>
          </table:table-cell>
          <table:table-cell table:formula="of:=[.$A2]*8*1000*1000/([.D2]+[.$J2])/1024/1024" office:value-type="float" office:value="24.4140625" calcext:value-type="float">
            <text:p>24,4140625</text:p>
          </table:table-cell>
          <table:table-cell table:formula="of:=[.$A2]*8*1000*1000/([.E2]+[.$J2])/1024/1024" office:value-type="float" office:value="6.68878424657534" calcext:value-type="float">
            <text:p>6,6887842466</text:p>
          </table:table-cell>
          <table:table-cell table:formula="of:=[.$A2]*8*1000*1000/([.F2]+[.$J2])/1024/1024" office:value-type="float" office:value="1.3359268125855" calcext:value-type="float">
            <text:p>1,3359268126</text:p>
          </table:table-cell>
          <table:table-cell table:formula="of:=[.$A2]*8*1000*1000/([.G2]+[.$J2])/1024/1024" office:value-type="float" office:value="27.1267361111111" calcext:value-type="float">
            <text:p>27,1267361111</text:p>
          </table:table-cell>
          <table:table-cell table:formula="of:=[.$A2]*8*1000*1000/[.H2]/1024/1024" office:value-type="float" office:value="195.3125" calcext:value-type="float">
            <text:p>195,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B</text:p>
          </table:table-cell>
          <table:table-cell table:formula="of:=[.$A3]*8*1000*1000/([.B3]+[.$J3])/1024/1024" office:value-type="float" office:value="52.7871621621622" calcext:value-type="float">
            <text:p>52,7871621622</text:p>
          </table:table-cell>
          <table:table-cell table:formula="of:=[.$A3]*8*1000*1000/([.C3]+[.$J3])/1024/1024" office:value-type="float" office:value="1.00469393004115" calcext:value-type="float">
            <text:p>1,00469393</text:p>
          </table:table-cell>
          <table:table-cell table:formula="of:=[.$A3]*8*1000*1000/([.D3]+[.$J3])/1024/1024" office:value-type="float" office:value="47.6371951219512" calcext:value-type="float">
            <text:p>47,637195122</text:p>
          </table:table-cell>
          <table:table-cell table:formula="of:=[.$A3]*8*1000*1000/([.E3]+[.$J3])/1024/1024" office:value-type="float" office:value="9.48118932038835" calcext:value-type="float">
            <text:p>9,4811893204</text:p>
          </table:table-cell>
          <table:table-cell table:formula="of:=[.$A3]*8*1000*1000/([.F3]+[.$J3])/1024/1024" office:value-type="float" office:value="2.73164335664336" calcext:value-type="float">
            <text:p>2,7316433566</text:p>
          </table:table-cell>
          <table:table-cell table:formula="of:=[.$A3]*8*1000*1000/([.G3]+[.$J3])/1024/1024" office:value-type="float" office:value="12.9346026490066" calcext:value-type="float">
            <text:p>12,934602649</text:p>
          </table:table-cell>
          <table:table-cell table:formula="of:=[.$A3]*8*1000*1000/[.H3]/1024/1024" office:value-type="float" office:value="195.3125" calcext:value-type="float">
            <text:p>195,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B</text:p>
          </table:table-cell>
          <table:table-cell table:formula="of:=[.$A4]*8*1000*1000/([.B4]+[.$J4])/1024/1024" office:value-type="float" office:value="84.9184782608696" calcext:value-type="float">
            <text:p>84,9184782609</text:p>
          </table:table-cell>
          <table:table-cell table:formula="of:=[.$A4]*8*1000*1000/([.C4]+[.$J4])/1024/1024" office:value-type="float" office:value="0.411921332911526" calcext:value-type="float">
            <text:p>0,4119213329</text:p>
          </table:table-cell>
          <table:table-cell table:formula="of:=[.$A4]*8*1000*1000/([.D4]+[.$J4])/1024/1024" office:value-type="float" office:value="81.3802083333333" calcext:value-type="float">
            <text:p>81,3802083333</text:p>
          </table:table-cell>
          <table:table-cell table:formula="of:=[.$A4]*8*1000*1000/([.E4]+[.$J4])/1024/1024" office:value-type="float" office:value="13.5633680555556" calcext:value-type="float">
            <text:p>13,5633680556</text:p>
          </table:table-cell>
          <table:table-cell table:formula="of:=[.$A4]*8*1000*1000/([.F4]+[.$J4])/1024/1024" office:value-type="float" office:value="5.6205035971223" calcext:value-type="float">
            <text:p>5,6205035971</text:p>
          </table:table-cell>
          <table:table-cell table:formula="of:=[.$A4]*8*1000*1000/([.G4]+[.$J4])/1024/1024" office:value-type="float" office:value="13.8030035335689" calcext:value-type="float">
            <text:p>13,8030035336</text:p>
          </table:table-cell>
          <table:table-cell table:formula="of:=[.$A4]*8*1000*1000/[.H4]/1024/1024" office:value-type="float" office:value="177.556818181818" calcext:value-type="float">
            <text:p>177,556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B</text:p>
          </table:table-cell>
          <table:table-cell table:formula="of:=[.$A5]*8*1000*1000/([.B5]+[.$J5])/1024/1024" office:value-type="float" office:value="16.1415289256198" calcext:value-type="float">
            <text:p>16,1415289256</text:p>
          </table:table-cell>
          <table:table-cell table:formula="of:=[.$A5]*8*1000*1000/([.C5]+[.$J5])/1024/1024" office:value-type="float" office:value="0.874370453273643" calcext:value-type="float">
            <text:p>0,8743704533</text:p>
          </table:table-cell>
          <table:table-cell table:formula="of:=[.$A5]*8*1000*1000/([.D5]+[.$J5])/1024/1024" office:value-type="float" office:value="116.60447761194" calcext:value-type="float">
            <text:p>116,6044776119</text:p>
          </table:table-cell>
          <table:table-cell table:formula="of:=[.$A5]*8*1000*1000/([.E5]+[.$J5])/1024/1024" office:value-type="float" office:value="18.9623786407767" calcext:value-type="float">
            <text:p>18,9623786408</text:p>
          </table:table-cell>
          <table:table-cell table:formula="of:=[.$A5]*8*1000*1000/([.F5]+[.$J5])/1024/1024" office:value-type="float" office:value="9.562423500612" calcext:value-type="float">
            <text:p>9,5624235006</text:p>
          </table:table-cell>
          <table:table-cell table:formula="of:=[.$A5]*8*1000*1000/([.G5]+[.$J5])/1024/1024" office:value-type="float" office:value="25.120578778135" calcext:value-type="float">
            <text:p>25,1205787781</text:p>
          </table:table-cell>
          <table:table-cell table:formula="of:=[.$A5]*8*1000*1000/[.H5]/1024/1024" office:value-type="float" office:value="159.438775510204" calcext:value-type="float">
            <text:p>159,4387755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</text:p>
          </table:table-cell>
          <table:table-cell table:formula="of:=[.$A6]*8*1000*1000/([.B6]+[.$J6])/1024/1024" office:value-type="float" office:value="26.7551369863014" calcext:value-type="float">
            <text:p>26,7551369863</text:p>
          </table:table-cell>
          <table:table-cell table:formula="of:=[.$A6]*8*1000*1000/([.C6]+[.$J6])/1024/1024" office:value-type="float" office:value="1.7566048341765" calcext:value-type="float">
            <text:p>1,7566048342</text:p>
          </table:table-cell>
          <table:table-cell table:formula="of:=[.$A6]*8*1000*1000/([.D6]+[.$J6])/1024/1024" office:value-type="float" office:value="61.03515625" calcext:value-type="float">
            <text:p>61,03515625</text:p>
          </table:table-cell>
          <table:table-cell table:formula="of:=[.$A6]*8*1000*1000/([.E6]+[.$J6])/1024/1024" office:value-type="float" office:value="18.8026474127557" calcext:value-type="float">
            <text:p>18,8026474128</text:p>
          </table:table-cell>
          <table:table-cell table:formula="of:=[.$A6]*8*1000*1000/([.F6]+[.$J6])/1024/1024" office:value-type="float" office:value="19.4825436408978" calcext:value-type="float">
            <text:p>19,4825436409</text:p>
          </table:table-cell>
          <table:table-cell table:formula="of:=[.$A6]*8*1000*1000/([.G6]+[.$J6])/1024/1024" office:value-type="float" office:value="47.0632530120482" calcext:value-type="float">
            <text:p>47,063253012</text:p>
          </table:table-cell>
          <table:table-cell table:formula="of:=[.$A6]*8*1000*1000/[.H6]/1024/1024" office:value-type="float" office:value="144.675925925926" calcext:value-type="float">
            <text:p>144,67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B</text:p>
          </table:table-cell>
          <table:table-cell table:formula="of:=[.$A7]*8*1000*1000/([.B7]+[.$J7])/1024/1024" office:value-type="float" office:value="45.7540263543192" calcext:value-type="float">
            <text:p>45,7540263543</text:p>
          </table:table-cell>
          <table:table-cell table:formula="of:=[.$A7]*8*1000*1000/([.C7]+[.$J7])/1024/1024" office:value-type="float" office:value="3.50493494840736" calcext:value-type="float">
            <text:p>3,5049349484</text:p>
          </table:table-cell>
          <table:table-cell table:formula="of:=[.$A7]*8*1000*1000/([.D7]+[.$J7])/1024/1024" office:value-type="float" office:value="82.4538258575198" calcext:value-type="float">
            <text:p>82,4538258575</text:p>
          </table:table-cell>
          <table:table-cell table:formula="of:=[.$A7]*8*1000*1000/([.E7]+[.$J7])/1024/1024" office:value-type="float" office:value="21.3894592744695" calcext:value-type="float">
            <text:p>21,3894592745</text:p>
          </table:table-cell>
          <table:table-cell table:formula="of:=[.$A7]*8*1000*1000/([.F7]+[.$J7])/1024/1024" office:value-type="float" office:value="38.6757425742574" calcext:value-type="float">
            <text:p>38,6757425743</text:p>
          </table:table-cell>
          <table:table-cell table:formula="of:=[.$A7]*8*1000*1000/([.G7]+[.$J7])/1024/1024" office:value-type="float" office:value="83.5561497326203" calcext:value-type="float">
            <text:p>83,5561497326</text:p>
          </table:table-cell>
          <table:table-cell table:formula="of:=[.$A7]*8*1000*1000/[.H7]/1024/1024" office:value-type="float" office:value="132.415254237288" calcext:value-type="float">
            <text:p>132,4152542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kB</text:p>
          </table:table-cell>
          <table:table-cell table:formula="of:=[.$A8]*8*1000*1000/([.B8]+[.$J8])/1024/1024" office:value-type="float" office:value="74.582338902148" calcext:value-type="float">
            <text:p>74,5823389021</text:p>
          </table:table-cell>
          <table:table-cell table:formula="of:=[.$A8]*8*1000*1000/([.C8]+[.$J8])/1024/1024" office:value-type="float" office:value="6.90684053486573" calcext:value-type="float">
            <text:p>6,9068405349</text:p>
          </table:table-cell>
          <table:table-cell table:formula="of:=[.$A8]*8*1000*1000/([.D8]+[.$J8])/1024/1024" office:value-type="float" office:value="124.007936507937" calcext:value-type="float">
            <text:p>124,0079365079</text:p>
          </table:table-cell>
          <table:table-cell table:formula="of:=[.$A8]*8*1000*1000/([.E8]+[.$J8])/1024/1024" office:value-type="float" office:value="28.7885766927683" calcext:value-type="float">
            <text:p>28,7885766928</text:p>
          </table:table-cell>
          <table:table-cell table:formula="of:=[.$A8]*8*1000*1000/([.F8]+[.$J8])/1024/1024" office:value-type="float" office:value="75.5743651753325" calcext:value-type="float">
            <text:p>75,5743651753</text:p>
          </table:table-cell>
          <table:table-cell table:formula="of:=[.$A8]*8*1000*1000/([.G8]+[.$J8])/1024/1024" office:value-type="float" office:value="151.699029126214" calcext:value-type="float">
            <text:p>151,6990291262</text:p>
          </table:table-cell>
          <table:table-cell table:formula="of:=[.$A8]*8*1000*1000/[.H8]/1024/1024" office:value-type="float" office:value="123.762376237624" calcext:value-type="float">
            <text:p>123,7623762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kB</text:p>
          </table:table-cell>
          <table:table-cell table:formula="of:=[.$A9]*8*1000*1000/([.B9]+[.$J9])/1024/1024" office:value-type="float" office:value="122.669283611384" calcext:value-type="float">
            <text:p>122,6692836114</text:p>
          </table:table-cell>
          <table:table-cell table:formula="of:=[.$A9]*8*1000*1000/([.C9]+[.$J9])/1024/1024" office:value-type="float" office:value="13.4785421608799" calcext:value-type="float">
            <text:p>13,4785421609</text:p>
          </table:table-cell>
          <table:table-cell table:formula="of:=[.$A9]*8*1000*1000/([.D9]+[.$J9])/1024/1024" office:value-type="float" office:value="173.852573018081" calcext:value-type="float">
            <text:p>173,8525730181</text:p>
          </table:table-cell>
          <table:table-cell table:formula="of:=[.$A9]*8*1000*1000/([.E9]+[.$J9])/1024/1024" office:value-type="float" office:value="40.3095775556272" calcext:value-type="float">
            <text:p>40,3095775556</text:p>
          </table:table-cell>
          <table:table-cell table:formula="of:=[.$A9]*8*1000*1000/([.F9]+[.$J9])/1024/1024" office:value-type="float" office:value="142.045454545455" calcext:value-type="float">
            <text:p>142,0454545455</text:p>
          </table:table-cell>
          <table:table-cell table:formula="of:=[.$A9]*8*1000*1000/([.G9]+[.$J9])/1024/1024" office:value-type="float" office:value="241.779497098646" calcext:value-type="float">
            <text:p>241,7794970986</text:p>
          </table:table-cell>
          <table:table-cell table:formula="of:=[.$A9]*8*1000*1000/[.H9]/1024/1024" office:value-type="float" office:value="113.84335154827" calcext:value-type="float">
            <text:p>113,8433515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kB</text:p>
          </table:table-cell>
          <table:table-cell table:formula="of:=[.$A10]*8*1000*1000/([.B10]+[.$J10])/1024/1024" office:value-type="float" office:value="185.735512630015" calcext:value-type="float">
            <text:p>185,73551263</text:p>
          </table:table-cell>
          <table:table-cell table:formula="of:=[.$A10]*8*1000*1000/([.C10]+[.$J10])/1024/1024" office:value-type="float" office:value="25.3292806484296" calcext:value-type="float">
            <text:p>25,3292806484</text:p>
          </table:table-cell>
          <table:table-cell table:formula="of:=[.$A10]*8*1000*1000/([.D10]+[.$J10])/1024/1024" office:value-type="float" office:value="255.102040816327" calcext:value-type="float">
            <text:p>255,1020408163</text:p>
          </table:table-cell>
          <table:table-cell table:formula="of:=[.$A10]*8*1000*1000/([.E10]+[.$J10])/1024/1024" office:value-type="float" office:value="57.0125427594071" calcext:value-type="float">
            <text:p>57,0125427594</text:p>
          </table:table-cell>
          <table:table-cell table:formula="of:=[.$A10]*8*1000*1000/([.F10]+[.$J10])/1024/1024" office:value-type="float" office:value="249.75024975025" calcext:value-type="float">
            <text:p>249,7502497503</text:p>
          </table:table-cell>
          <table:table-cell table:formula="of:=[.$A10]*8*1000*1000/([.G10]+[.$J10])/1024/1024" office:value-type="float" office:value="322.58064516129" calcext:value-type="float">
            <text:p>322,5806451613</text:p>
          </table:table-cell>
          <table:table-cell table:formula="of:=[.$A10]*8*1000*1000/[.H10]/1024/1024" office:value-type="float" office:value="106.974753958066" calcext:value-type="float">
            <text:p>106,9747539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kB</text:p>
          </table:table-cell>
          <table:table-cell table:formula="of:=[.$A11]*8*1000*1000/([.B11]+[.$J11])/1024/1024" office:value-type="float" office:value="270.27027027027" calcext:value-type="float">
            <text:p>270,2702702703</text:p>
          </table:table-cell>
          <table:table-cell table:formula="of:=[.$A11]*8*1000*1000/([.C11]+[.$J11])/1024/1024" office:value-type="float" office:value="44.243872223697" calcext:value-type="float">
            <text:p>44,2438722237</text:p>
          </table:table-cell>
          <table:table-cell table:formula="of:=[.$A11]*8*1000*1000/([.D11]+[.$J11])/1024/1024" office:value-type="float" office:value="330.469266358229" calcext:value-type="float">
            <text:p>330,4692663582</text:p>
          </table:table-cell>
          <table:table-cell table:formula="of:=[.$A11]*8*1000*1000/([.E11]+[.$J11])/1024/1024" office:value-type="float" office:value="79.2644261255549" calcext:value-type="float">
            <text:p>79,2644261256</text:p>
          </table:table-cell>
          <table:table-cell table:formula="of:=[.$A11]*8*1000*1000/([.F11]+[.$J11])/1024/1024" office:value-type="float" office:value="371.747211895911" calcext:value-type="float">
            <text:p>371,7472118959</text:p>
          </table:table-cell>
          <table:table-cell table:formula="of:=[.$A11]*8*1000*1000/([.G11]+[.$J11])/1024/1024" office:value-type="float" office:value="430.663221360896" calcext:value-type="float">
            <text:p>430,6632213609</text:p>
          </table:table-cell>
          <table:table-cell table:formula="of:=[.$A11]*8*1000*1000/[.H11]/1024/1024" office:value-type="float" office:value="101.153145862836" calcext:value-type="float">
            <text:p>101,1531458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B</text:p>
          </table:table-cell>
          <table:table-cell table:formula="of:=[.$A12]*8*1000*1000/([.B12]+[.$J12])/1024/1024" office:value-type="float" office:value="296.55990510083" calcext:value-type="float">
            <text:p>296,5599051008</text:p>
          </table:table-cell>
          <table:table-cell table:formula="of:=[.$A12]*8*1000*1000/([.C12]+[.$J12])/1024/1024" office:value-type="float" office:value="74.7216618097586" calcext:value-type="float">
            <text:p>74,7216618098</text:p>
          </table:table-cell>
          <table:table-cell table:formula="of:=[.$A12]*8*1000*1000/([.D12]+[.$J12])/1024/1024" office:value-type="float" office:value="365.363536719035" calcext:value-type="float">
            <text:p>365,363536719</text:p>
          </table:table-cell>
          <table:table-cell table:formula="of:=[.$A12]*8*1000*1000/([.E12]+[.$J12])/1024/1024" office:value-type="float" office:value="110.987791342952" calcext:value-type="float">
            <text:p>110,987791343</text:p>
          </table:table-cell>
          <table:table-cell table:formula="of:=[.$A12]*8*1000*1000/([.F12]+[.$J12])/1024/1024" office:value-type="float" office:value="530.785562632696" calcext:value-type="float">
            <text:p>530,7855626327</text:p>
          </table:table-cell>
          <table:table-cell table:formula="of:=[.$A12]*8*1000*1000/([.G12]+[.$J12])/1024/1024" office:value-type="float" office:value="485.436893203883" calcext:value-type="float">
            <text:p>485,4368932039</text:p>
          </table:table-cell>
          <table:table-cell table:formula="of:=[.$A12]*8*1000*1000/[.H12]/1024/1024" office:value-type="float" office:value="96.0430272762197" calcext:value-type="float">
            <text:p>96,0430272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B</text:p>
          </table:table-cell>
          <table:table-cell table:formula="of:=[.$A13]*8*1000*1000/([.B13]+[.$J13])/1024/1024" office:value-type="float" office:value="342.935528120713" calcext:value-type="float">
            <text:p>342,9355281207</text:p>
          </table:table-cell>
          <table:table-cell table:formula="of:=[.$A13]*8*1000*1000/([.C13]+[.$J13])/1024/1024" office:value-type="float" office:value="115.821172110262" calcext:value-type="float">
            <text:p>115,8211721103</text:p>
          </table:table-cell>
          <table:table-cell table:formula="of:=[.$A13]*8*1000*1000/([.D13]+[.$J13])/1024/1024" office:value-type="float" office:value="412.031314379893" calcext:value-type="float">
            <text:p>412,0313143799</text:p>
          </table:table-cell>
          <table:table-cell table:formula="of:=[.$A13]*8*1000*1000/([.E13]+[.$J13])/1024/1024" office:value-type="float" office:value="124.921923797626" calcext:value-type="float">
            <text:p>124,9219237976</text:p>
          </table:table-cell>
          <table:table-cell table:formula="of:=[.$A13]*8*1000*1000/([.F13]+[.$J13])/1024/1024" office:value-type="float" office:value="767.754318618042" calcext:value-type="float">
            <text:p>767,754318618</text:p>
          </table:table-cell>
          <table:table-cell table:formula="of:=[.$A13]*8*1000*1000/([.G13]+[.$J13])/1024/1024" office:value-type="float" office:value="570.613409415121" calcext:value-type="float">
            <text:p>570,6134094151</text:p>
          </table:table-cell>
          <table:table-cell table:formula="of:=[.$A13]*8*1000*1000/[.H13]/1024/1024" office:value-type="float" office:value="90.4159132007233" calcext:value-type="float">
            <text:p>90,415913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B</text:p>
          </table:table-cell>
          <table:table-cell table:formula="of:=[.$A14]*8*1000*1000/([.B14]+[.$J14])/1024/1024" office:value-type="float" office:value="356.919782278933" calcext:value-type="float">
            <text:p>356,9197822789</text:p>
          </table:table-cell>
          <table:table-cell table:formula="of:=[.$A14]*8*1000*1000/([.C14]+[.$J14])/1024/1024" office:value-type="float" office:value="121.713729308666" calcext:value-type="float">
            <text:p>121,7137293087</text:p>
          </table:table-cell>
          <table:table-cell table:formula="of:=[.$A14]*8*1000*1000/([.D14]+[.$J14])/1024/1024" office:value-type="float" office:value="425.849036516555" calcext:value-type="float">
            <text:p>425,8490365166</text:p>
          </table:table-cell>
          <table:table-cell table:formula="of:=[.$A14]*8*1000*1000/([.E14]+[.$J14])/1024/1024" office:value-type="float" office:value="136.724090784796" calcext:value-type="float">
            <text:p>136,7240907848</text:p>
          </table:table-cell>
          <table:table-cell table:formula="of:=[.$A14]*8*1000*1000/([.F14]+[.$J14])/1024/1024" office:value-type="float" office:value="1046.84637529443" calcext:value-type="float">
            <text:p>1046,8463752944</text:p>
          </table:table-cell>
          <table:table-cell table:formula="of:=[.$A14]*8*1000*1000/([.G14]+[.$J14])/1024/1024" office:value-type="float" office:value="629.524708844822" calcext:value-type="float">
            <text:p>629,5247088448</text:p>
          </table:table-cell>
          <table:table-cell table:formula="of:=[.$A14]*8*1000*1000/[.H14]/1024/1024" office:value-type="float" office:value="86.3222409253744" calcext:value-type="float">
            <text:p>86,3222409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MB</text:p>
          </table:table-cell>
          <table:table-cell table:formula="of:=[.$A15]*8*1000*1000/([.B15]+[.$J15])/1024/1024" office:value-type="float" office:value="351.447524491499" calcext:value-type="float">
            <text:p>351,4475244915</text:p>
          </table:table-cell>
          <table:table-cell table:formula="of:=[.$A15]*8*1000*1000/([.C15]+[.$J15])/1024/1024" office:value-type="float" office:value="165.350750279029" calcext:value-type="float">
            <text:p>165,350750279</text:p>
          </table:table-cell>
          <table:table-cell table:formula="of:=[.$A15]*8*1000*1000/([.D15]+[.$J15])/1024/1024" office:value-type="float" office:value="415.411776923876" calcext:value-type="float">
            <text:p>415,4117769239</text:p>
          </table:table-cell>
          <table:table-cell table:formula="of:=[.$A15]*8*1000*1000/([.E15]+[.$J15])/1024/1024" office:value-type="float" office:value="141.066107104442" calcext:value-type="float">
            <text:p>141,0661071044</text:p>
          </table:table-cell>
          <table:table-cell table:formula="of:=[.$A15]*8*1000*1000/([.F15]+[.$J15])/1024/1024" office:value-type="float" office:value="1267.02565726956" calcext:value-type="float">
            <text:p>1267,0256572696</text:p>
          </table:table-cell>
          <table:table-cell table:formula="of:=[.$A15]*8*1000*1000/([.G15]+[.$J15])/1024/1024" office:value-type="float" office:value="633.562999920805" calcext:value-type="float">
            <text:p>633,5629999208</text:p>
          </table:table-cell>
          <table:table-cell table:formula="of:=[.$A15]*8*1000*1000/[.H15]/1024/1024" office:value-type="float" office:value="80.7436490073578" calcext:value-type="float">
            <text:p>80,7436490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MB</text:p>
          </table:table-cell>
          <table:table-cell table:formula="of:=[.$A16]*8*1000*1000/([.B16]+[.$J16])/1024/1024" office:value-type="float" office:value="335.718332319184" calcext:value-type="float">
            <text:p>335,7183323192</text:p>
          </table:table-cell>
          <table:table-cell table:formula="of:=[.$A16]*8*1000*1000/([.C16]+[.$J16])/1024/1024" office:value-type="float" office:value="201.874913256873" calcext:value-type="float">
            <text:p>201,8749132569</text:p>
          </table:table-cell>
          <table:table-cell table:formula="of:=[.$A16]*8*1000*1000/([.D16]+[.$J16])/1024/1024" office:value-type="float" office:value="393.294331645445" calcext:value-type="float">
            <text:p>393,2943316454</text:p>
          </table:table-cell>
          <table:table-cell table:formula="of:=[.$A16]*8*1000*1000/([.E16]+[.$J16])/1024/1024" office:value-type="float" office:value="140.990280482539" calcext:value-type="float">
            <text:p>140,9902804825</text:p>
          </table:table-cell>
          <table:table-cell table:formula="of:=[.$A16]*8*1000*1000/([.F16]+[.$J16])/1024/1024" office:value-type="float" office:value="1423.61420055165" calcext:value-type="float">
            <text:p>1423,6142005517</text:p>
          </table:table-cell>
          <table:table-cell table:formula="of:=[.$A16]*8*1000*1000/([.G16]+[.$J16])/1024/1024" office:value-type="float" office:value="628.634292000629" calcext:value-type="float">
            <text:p>628,6342920006</text:p>
          </table:table-cell>
          <table:table-cell table:formula="of:=[.$A16]*8*1000*1000/[.H16]/1024/1024" office:value-type="float" office:value="77.9358685221898" calcext:value-type="float">
            <text:p>77,9358685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MB</text:p>
          </table:table-cell>
          <table:table-cell table:formula="of:=[.$A17]*8*1000*1000/([.B17]+[.$J17])/1024/1024" office:value-type="float" office:value="315.865322922939" calcext:value-type="float">
            <text:p>315,8653229229</text:p>
          </table:table-cell>
          <table:table-cell table:formula="of:=[.$A17]*8*1000*1000/([.C17]+[.$J17])/1024/1024" office:value-type="float" office:value="227.027640615245" calcext:value-type="float">
            <text:p>227,0276406152</text:p>
          </table:table-cell>
          <table:table-cell table:formula="of:=[.$A17]*8*1000*1000/([.D17]+[.$J17])/1024/1024" office:value-type="float" office:value="366.56471585507" calcext:value-type="float">
            <text:p>366,5647158551</text:p>
          </table:table-cell>
          <table:table-cell table:formula="of:=[.$A17]*8*1000*1000/([.E17]+[.$J17])/1024/1024" office:value-type="float" office:value="137.035577861902" calcext:value-type="float">
            <text:p>137,0355778619</text:p>
          </table:table-cell>
          <table:table-cell table:formula="of:=[.$A17]*8*1000*1000/([.F17]+[.$J17])/1024/1024" office:value-type="float" office:value="1514.64950063899" calcext:value-type="float">
            <text:p>1514,649500639</text:p>
          </table:table-cell>
          <table:table-cell table:formula="of:=[.$A17]*8*1000*1000/([.G17]+[.$J17])/1024/1024" office:value-type="float" office:value="600.285135439334" calcext:value-type="float">
            <text:p>600,2851354393</text:p>
          </table:table-cell>
          <table:table-cell table:formula="of:=[.$A17]*8*1000*1000/[.H17]/1024/1024" office:value-type="float" office:value="74.6543735798172" calcext:value-type="float">
            <text:p>74,6543735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MB</text:p>
          </table:table-cell>
          <table:table-cell table:formula="of:=[.$A18]*8*1000*1000/([.B18]+[.$J18])/1024/1024" office:value-type="float" office:value="295.160747310117" calcext:value-type="float">
            <text:p>295,1607473101</text:p>
          </table:table-cell>
          <table:table-cell table:formula="of:=[.$A18]*8*1000*1000/([.C18]+[.$J18])/1024/1024" office:value-type="float" office:value="242.159151534873" calcext:value-type="float">
            <text:p>242,1591515349</text:p>
          </table:table-cell>
          <table:table-cell table:formula="of:=[.$A18]*8*1000*1000/([.D18]+[.$J18])/1024/1024" office:value-type="float" office:value="340.336827103574" calcext:value-type="float">
            <text:p>340,3368271036</text:p>
          </table:table-cell>
          <table:table-cell table:formula="of:=[.$A18]*8*1000*1000/([.E18]+[.$J18])/1024/1024" office:value-type="float" office:value="131.496491714694" calcext:value-type="float">
            <text:p>131,4964917147</text:p>
          </table:table-cell>
          <table:table-cell table:formula="of:=[.$A18]*8*1000*1000/([.F18]+[.$J18])/1024/1024" office:value-type="float" office:value="1555.55015433974" calcext:value-type="float">
            <text:p>1555,5501543398</text:p>
          </table:table-cell>
          <table:table-cell table:formula="of:=[.$A18]*8*1000*1000/([.G18]+[.$J18])/1024/1024" office:value-type="float" office:value="589.069086758831" calcext:value-type="float">
            <text:p>589,0690867588</text:p>
          </table:table-cell>
          <table:table-cell table:formula="of:=[.$A18]*8*1000*1000/[.H18]/1024/1024" office:value-type="float" office:value="71.4453164246085" calcext:value-type="float">
            <text:p>71,4453164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MB</text:p>
          </table:table-cell>
          <table:table-cell table:formula="of:=[.$A19]*8*1000*1000/([.B19]+[.$J19])/1024/1024" office:value-type="float" office:value="275.08779168977" calcext:value-type="float">
            <text:p>275,0877916898</text:p>
          </table:table-cell>
          <table:table-cell table:formula="of:=[.$A19]*8*1000*1000/([.C19]+[.$J19])/1024/1024" office:value-type="float" office:value="250.567201927801" calcext:value-type="float">
            <text:p>250,5672019278</text:p>
          </table:table-cell>
          <table:table-cell table:formula="of:=[.$A19]*8*1000*1000/([.D19]+[.$J19])/1024/1024" office:value-type="float" office:value="315.364147038534" calcext:value-type="float">
            <text:p>315,3641470385</text:p>
          </table:table-cell>
          <table:table-cell table:formula="of:=[.$A19]*8*1000*1000/([.E19]+[.$J19])/1024/1024" office:value-type="float" office:value="125.383742822271" calcext:value-type="float">
            <text:p>125,3837428223</text:p>
          </table:table-cell>
          <table:table-cell table:formula="of:=[.$A19]*8*1000*1000/([.F19]+[.$J19])/1024/1024" office:value-type="float" office:value="1585.74808904967" calcext:value-type="float">
            <text:p>1585,7480890497</text:p>
          </table:table-cell>
          <table:table-cell table:formula="of:=[.$A19]*8*1000*1000/([.G19]+[.$J19])/1024/1024" office:value-type="float" office:value="554.314122884512" calcext:value-type="float">
            <text:p>554,3141228845</text:p>
          </table:table-cell>
          <table:table-cell table:formula="of:=[.$A19]*8*1000*1000/[.H19]/1024/1024" office:value-type="float" office:value="68.5299312505588" calcext:value-type="float">
            <text:p>68,5299312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MB</text:p>
          </table:table-cell>
          <table:table-cell table:formula="of:=[.$A20]*8*1000*1000/([.B20]+[.$J20])/1024/1024" office:value-type="float" office:value="253.748741168354" calcext:value-type="float">
            <text:p>253,7487411684</text:p>
          </table:table-cell>
          <table:table-cell table:formula="of:=[.$A20]*8*1000*1000/([.C20]+[.$J20])/1024/1024" office:value-type="float" office:value="253.566522087526" calcext:value-type="float">
            <text:p>253,5665220875</text:p>
          </table:table-cell>
          <table:table-cell table:formula="of:=[.$A20]*8*1000*1000/([.D20]+[.$J20])/1024/1024" office:value-type="float" office:value="292.038083591338" calcext:value-type="float">
            <text:p>292,0380835913</text:p>
          </table:table-cell>
          <table:table-cell table:formula="of:=[.$A20]*8*1000*1000/([.E20]+[.$J20])/1024/1024" office:value-type="float" office:value="118.790526826706" calcext:value-type="float">
            <text:p>118,7905268267</text:p>
          </table:table-cell>
          <table:table-cell table:formula="of:=[.$A20]*8*1000*1000/([.F20]+[.$J20])/1024/1024" office:value-type="float" office:value="1602.1528929499" calcext:value-type="float">
            <text:p>1602,1528929499</text:p>
          </table:table-cell>
          <table:table-cell table:formula="of:=[.$A20]*8*1000*1000/([.G20]+[.$J20])/1024/1024" office:value-type="float" office:value="540.103758995576" calcext:value-type="float">
            <text:p>540,1037589956</text:p>
          </table:table-cell>
          <table:table-cell table:formula="of:=[.$A20]*8*1000*1000/[.H20]/1024/1024" office:value-type="float" office:value="65.7141705678038" calcext:value-type="float">
            <text:p>65,71417056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[.B2]/1000" office:value-type="float" office:value="0.018" calcext:value-type="float">
            <text:p>0,018</text:p>
          </table:table-cell>
          <table:table-cell table:formula="of:=[.C2]/1000" office:value-type="float" office:value="1.992" calcext:value-type="float">
            <text:p>1,992</text:p>
          </table:table-cell>
          <table:table-cell table:formula="of:=[.D2]/1000" office:value-type="float" office:value="0.023" calcext:value-type="float">
            <text:p>0,023</text:p>
          </table:table-cell>
          <table:table-cell table:formula="of:=[.E2]/1000" office:value-type="float" office:value="0.129" calcext:value-type="float">
            <text:p>0,129</text:p>
          </table:table-cell>
          <table:table-cell table:formula="of:=[.F2]/1000" office:value-type="float" office:value="0.714" calcext:value-type="float">
            <text:p>0,714</text:p>
          </table:table-cell>
          <table:table-cell table:formula="of:=[.G2]/1000" office:value-type="float" office:value="0.019" calcext:value-type="float">
            <text:p>0,019</text:p>
          </table:table-cell>
          <table:table-cell table:formula="of:=[.H2]/1000" office:value-type="float" office:value="0.005" calcext:value-type="float">
            <text:p>0,005</text:p>
          </table:table-cell>
          <table:table-cell table:number-columns-repeated="2"/>
        </table:table-row>
        <table:table-row table:style-name="ro1">
          <table:table-cell/>
          <table:table-cell table:formula="of:=[.B3]/1000" office:value-type="float" office:value="0.02" calcext:value-type="float">
            <text:p>0,02</text:p>
          </table:table-cell>
          <table:table-cell table:formula="of:=[.C3]/1000" office:value-type="float" office:value="1.927" calcext:value-type="float">
            <text:p>1,927</text:p>
          </table:table-cell>
          <table:table-cell table:formula="of:=[.D3]/1000" office:value-type="float" office:value="0.024" calcext:value-type="float">
            <text:p>0,024</text:p>
          </table:table-cell>
          <table:table-cell table:formula="of:=[.E3]/1000" office:value-type="float" office:value="0.189" calcext:value-type="float">
            <text:p>0,189</text:p>
          </table:table-cell>
          <table:table-cell table:formula="of:=[.F3]/1000" office:value-type="float" office:value="0.698" calcext:value-type="float">
            <text:p>0,698</text:p>
          </table:table-cell>
          <table:table-cell table:formula="of:=[.G3]/1000" office:value-type="float" office:value="0.134" calcext:value-type="float">
            <text:p>0,134</text:p>
          </table:table-cell>
          <table:table-cell table:formula="of:=[.H3]/1000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/>
          <table:table-cell table:formula="of:=[.B4]/1000" office:value-type="float" office:value="0.027" calcext:value-type="float">
            <text:p>0,027</text:p>
          </table:table-cell>
          <table:table-cell table:formula="of:=[.C4]/1000" office:value-type="float" office:value="9.464" calcext:value-type="float">
            <text:p>9,464</text:p>
          </table:table-cell>
          <table:table-cell table:formula="of:=[.D4]/1000" office:value-type="float" office:value="0.029" calcext:value-type="float">
            <text:p>0,029</text:p>
          </table:table-cell>
          <table:table-cell table:formula="of:=[.E4]/1000" office:value-type="float" office:value="0.269" calcext:value-type="float">
            <text:p>0,269</text:p>
          </table:table-cell>
          <table:table-cell table:formula="of:=[.F4]/1000" office:value-type="float" office:value="0.676" calcext:value-type="float">
            <text:p>0,676</text:p>
          </table:table-cell>
          <table:table-cell table:formula="of:=[.G4]/1000" office:value-type="float" office:value="0.264" calcext:value-type="float">
            <text:p>0,264</text:p>
          </table:table-cell>
          <table:table-cell table:formula="of:=[.H4]/1000" office:value-type="float" office:value="0.022" calcext:value-type="float">
            <text:p>0,022</text:p>
          </table:table-cell>
          <table:table-cell table:number-columns-repeated="2"/>
        </table:table-row>
        <table:table-row table:style-name="ro1">
          <table:table-cell/>
          <table:table-cell table:formula="of:=[.B5]/1000" office:value-type="float" office:value="0.46" calcext:value-type="float">
            <text:p>0,46</text:p>
          </table:table-cell>
          <table:table-cell table:formula="of:=[.C5]/1000" office:value-type="float" office:value="8.911" calcext:value-type="float">
            <text:p>8,911</text:p>
          </table:table-cell>
          <table:table-cell table:formula="of:=[.D5]/1000" office:value-type="float" office:value="0.043" calcext:value-type="float">
            <text:p>0,043</text:p>
          </table:table-cell>
          <table:table-cell table:formula="of:=[.E5]/1000" office:value-type="float" office:value="0.388" calcext:value-type="float">
            <text:p>0,388</text:p>
          </table:table-cell>
          <table:table-cell table:formula="of:=[.F5]/1000" office:value-type="float" office:value="0.793" calcext:value-type="float">
            <text:p>0,793</text:p>
          </table:table-cell>
          <table:table-cell table:formula="of:=[.G5]/1000" office:value-type="float" office:value="0.287" calcext:value-type="float">
            <text:p>0,287</text:p>
          </table:table-cell>
          <table:table-cell table:formula="of:=[.H5]/1000" office:value-type="float" office:value="0.049" calcext:value-type="float">
            <text:p>0,049</text:p>
          </table:table-cell>
          <table:table-cell table:number-columns-repeated="2"/>
        </table:table-row>
        <table:table-row table:style-name="ro1">
          <table:table-cell/>
          <table:table-cell table:formula="of:=[.B6]/1000" office:value-type="float" office:value="0.555" calcext:value-type="float">
            <text:p>0,555</text:p>
          </table:table-cell>
          <table:table-cell table:formula="of:=[.C6]/1000" office:value-type="float" office:value="8.866" calcext:value-type="float">
            <text:p>8,866</text:p>
          </table:table-cell>
          <table:table-cell table:formula="of:=[.D6]/1000" office:value-type="float" office:value="0.227" calcext:value-type="float">
            <text:p>0,227</text:p>
          </table:table-cell>
          <table:table-cell table:formula="of:=[.E6]/1000" office:value-type="float" office:value="0.802" calcext:value-type="float">
            <text:p>0,802</text:p>
          </table:table-cell>
          <table:table-cell table:formula="of:=[.F6]/1000" office:value-type="float" office:value="0.773" calcext:value-type="float">
            <text:p>0,773</text:p>
          </table:table-cell>
          <table:table-cell table:formula="of:=[.G6]/1000" office:value-type="float" office:value="0.303" calcext:value-type="float">
            <text:p>0,303</text:p>
          </table:table-cell>
          <table:table-cell table:formula="of:=[.H6]/1000" office:value-type="float" office:value="0.108" calcext:value-type="float">
            <text:p>0,108</text:p>
          </table:table-cell>
          <table:table-cell table:number-columns-repeated="2"/>
        </table:table-row>
        <table:table-row table:style-name="ro1">
          <table:table-cell/>
          <table:table-cell table:formula="of:=[.B7]/1000" office:value-type="float" office:value="0.644" calcext:value-type="float">
            <text:p>0,644</text:p>
          </table:table-cell>
          <table:table-cell table:formula="of:=[.C7]/1000" office:value-type="float" office:value="8.877" calcext:value-type="float">
            <text:p>8,877</text:p>
          </table:table-cell>
          <table:table-cell table:formula="of:=[.D7]/1000" office:value-type="float" office:value="0.34" calcext:value-type="float">
            <text:p>0,34</text:p>
          </table:table-cell>
          <table:table-cell table:formula="of:=[.E7]/1000" office:value-type="float" office:value="1.422" calcext:value-type="float">
            <text:p>1,422</text:p>
          </table:table-cell>
          <table:table-cell table:formula="of:=[.F7]/1000" office:value-type="float" office:value="0.769" calcext:value-type="float">
            <text:p>0,769</text:p>
          </table:table-cell>
          <table:table-cell table:formula="of:=[.G7]/1000" office:value-type="float" office:value="0.335" calcext:value-type="float">
            <text:p>0,335</text:p>
          </table:table-cell>
          <table:table-cell table:formula="of:=[.H7]/1000" office:value-type="float" office:value="0.236" calcext:value-type="float">
            <text:p>0,236</text:p>
          </table:table-cell>
          <table:table-cell table:number-columns-repeated="2"/>
        </table:table-row>
        <table:table-row table:style-name="ro1">
          <table:table-cell/>
          <table:table-cell table:formula="of:=[.B8]/1000" office:value-type="float" office:value="0.777" calcext:value-type="float">
            <text:p>0,777</text:p>
          </table:table-cell>
          <table:table-cell table:formula="of:=[.C8]/1000" office:value-type="float" office:value="8.988" calcext:value-type="float">
            <text:p>8,988</text:p>
          </table:table-cell>
          <table:table-cell table:formula="of:=[.D8]/1000" office:value-type="float" office:value="0.443" calcext:value-type="float">
            <text:p>0,443</text:p>
          </table:table-cell>
          <table:table-cell table:formula="of:=[.E8]/1000" office:value-type="float" office:value="2.11" calcext:value-type="float">
            <text:p>2,11</text:p>
          </table:table-cell>
          <table:table-cell table:formula="of:=[.F8]/1000" office:value-type="float" office:value="0.766" calcext:value-type="float">
            <text:p>0,766</text:p>
          </table:table-cell>
          <table:table-cell table:formula="of:=[.G8]/1000" office:value-type="float" office:value="0.351" calcext:value-type="float">
            <text:p>0,351</text:p>
          </table:table-cell>
          <table:table-cell table:formula="of:=[.H8]/1000" office:value-type="float" office:value="0.505" calcext:value-type="float">
            <text:p>0,505</text:p>
          </table:table-cell>
          <table:table-cell table:number-columns-repeated="2"/>
        </table:table-row>
        <table:table-row table:style-name="ro1">
          <table:table-cell/>
          <table:table-cell table:formula="of:=[.B9]/1000" office:value-type="float" office:value="0.917" calcext:value-type="float">
            <text:p>0,917</text:p>
          </table:table-cell>
          <table:table-cell table:formula="of:=[.C9]/1000" office:value-type="float" office:value="9.172" calcext:value-type="float">
            <text:p>9,172</text:p>
          </table:table-cell>
          <table:table-cell table:formula="of:=[.D9]/1000" office:value-type="float" office:value="0.617" calcext:value-type="float">
            <text:p>0,617</text:p>
          </table:table-cell>
          <table:table-cell table:formula="of:=[.E9]/1000" office:value-type="float" office:value="2.999" calcext:value-type="float">
            <text:p>2,999</text:p>
          </table:table-cell>
          <table:table-cell table:formula="of:=[.F9]/1000" office:value-type="float" office:value="0.778" calcext:value-type="float">
            <text:p>0,778</text:p>
          </table:table-cell>
          <table:table-cell table:formula="of:=[.G9]/1000" office:value-type="float" office:value="0.415" calcext:value-type="float">
            <text:p>0,415</text:p>
          </table:table-cell>
          <table:table-cell table:formula="of:=[.H9]/1000" office:value-type="float" office:value="1.098" calcext:value-type="float">
            <text:p>1,098</text:p>
          </table:table-cell>
          <table:table-cell table:number-columns-repeated="2"/>
        </table:table-row>
        <table:table-row table:style-name="ro1">
          <table:table-cell/>
          <table:table-cell table:formula="of:=[.B10]/1000" office:value-type="float" office:value="1.167" calcext:value-type="float">
            <text:p>1,167</text:p>
          </table:table-cell>
          <table:table-cell table:formula="of:=[.C10]/1000" office:value-type="float" office:value="9.691" calcext:value-type="float">
            <text:p>9,691</text:p>
          </table:table-cell>
          <table:table-cell table:formula="of:=[.D10]/1000" office:value-type="float" office:value="0.801" calcext:value-type="float">
            <text:p>0,801</text:p>
          </table:table-cell>
          <table:table-cell table:formula="of:=[.E10]/1000" office:value-type="float" office:value="4.206" calcext:value-type="float">
            <text:p>4,206</text:p>
          </table:table-cell>
          <table:table-cell table:formula="of:=[.F10]/1000" office:value-type="float" office:value="0.822" calcext:value-type="float">
            <text:p>0,822</text:p>
          </table:table-cell>
          <table:table-cell table:formula="of:=[.G10]/1000" office:value-type="float" office:value="0.596" calcext:value-type="float">
            <text:p>0,596</text:p>
          </table:table-cell>
          <table:table-cell table:formula="of:=[.H10]/1000" office:value-type="float" office:value="2.337" calcext:value-type="float">
            <text:p>2,337</text:p>
          </table:table-cell>
          <table:table-cell table:number-columns-repeated="2"/>
        </table:table-row>
        <table:table-row table:style-name="ro1">
          <table:table-cell/>
          <table:table-cell table:formula="of:=[.B11]/1000" office:value-type="float" office:value="1.527" calcext:value-type="float">
            <text:p>1,527</text:p>
          </table:table-cell>
          <table:table-cell table:formula="of:=[.C11]/1000" office:value-type="float" office:value="10.978" calcext:value-type="float">
            <text:p>10,978</text:p>
          </table:table-cell>
          <table:table-cell table:formula="of:=[.D11]/1000" office:value-type="float" office:value="1.19" calcext:value-type="float">
            <text:p>1,19</text:p>
          </table:table-cell>
          <table:table-cell table:formula="of:=[.E11]/1000" office:value-type="float" office:value="5.985" calcext:value-type="float">
            <text:p>5,985</text:p>
          </table:table-cell>
          <table:table-cell table:formula="of:=[.F11]/1000" office:value-type="float" office:value="1.022" calcext:value-type="float">
            <text:p>1,022</text:p>
          </table:table-cell>
          <table:table-cell table:formula="of:=[.G11]/1000" office:value-type="float" office:value="0.838" calcext:value-type="float">
            <text:p>0,838</text:p>
          </table:table-cell>
          <table:table-cell table:formula="of:=[.H11]/1000" office:value-type="float" office:value="4.943" calcext:value-type="float">
            <text:p>4,943</text:p>
          </table:table-cell>
          <table:table-cell table:number-columns-repeated="2"/>
        </table:table-row>
        <table:table-row table:style-name="ro1">
          <table:table-cell/>
          <table:table-cell table:formula="of:=[.B12]/1000" office:value-type="float" office:value="2.775" calcext:value-type="float">
            <text:p>2,775</text:p>
          </table:table-cell>
          <table:table-cell table:formula="of:=[.C12]/1000" office:value-type="float" office:value="12.786" calcext:value-type="float">
            <text:p>12,786</text:p>
          </table:table-cell>
          <table:table-cell table:formula="of:=[.D12]/1000" office:value-type="float" office:value="2.14" calcext:value-type="float">
            <text:p>2,14</text:p>
          </table:table-cell>
          <table:table-cell table:formula="of:=[.E12]/1000" office:value-type="float" office:value="8.413" calcext:value-type="float">
            <text:p>8,413</text:p>
          </table:table-cell>
          <table:table-cell table:formula="of:=[.F12]/1000" office:value-type="float" office:value="1.287" calcext:value-type="float">
            <text:p>1,287</text:p>
          </table:table-cell>
          <table:table-cell table:formula="of:=[.G12]/1000" office:value-type="float" office:value="1.463" calcext:value-type="float">
            <text:p>1,463</text:p>
          </table:table-cell>
          <table:table-cell table:formula="of:=[.H12]/1000" office:value-type="float" office:value="10.412" calcext:value-type="float">
            <text:p>10,412</text:p>
          </table:table-cell>
          <table:table-cell table:number-columns-repeated="2"/>
        </table:table-row>
        <table:table-row table:style-name="ro1">
          <table:table-cell/>
          <table:table-cell table:formula="of:=[.B13]/1000" office:value-type="float" office:value="4.947" calcext:value-type="float">
            <text:p>4,947</text:p>
          </table:table-cell>
          <table:table-cell table:formula="of:=[.C13]/1000" office:value-type="float" office:value="16.383" calcext:value-type="float">
            <text:p>16,383</text:p>
          </table:table-cell>
          <table:table-cell table:formula="of:=[.D13]/1000" office:value-type="float" office:value="3.969" calcext:value-type="float">
            <text:p>3,969</text:p>
          </table:table-cell>
          <table:table-cell table:formula="of:=[.E13]/1000" office:value-type="float" office:value="15.125" calcext:value-type="float">
            <text:p>15,125</text:p>
          </table:table-cell>
          <table:table-cell table:formula="of:=[.F13]/1000" office:value-type="float" office:value="1.72" calcext:value-type="float">
            <text:p>1,72</text:p>
          </table:table-cell>
          <table:table-cell table:formula="of:=[.G13]/1000" office:value-type="float" office:value="2.62" calcext:value-type="float">
            <text:p>2,62</text:p>
          </table:table-cell>
          <table:table-cell table:formula="of:=[.H13]/1000" office:value-type="float" office:value="22.12" calcext:value-type="float">
            <text:p>22,12</text:p>
          </table:table-cell>
          <table:table-cell table:number-columns-repeated="2"/>
        </table:table-row>
        <table:table-row table:style-name="ro1">
          <table:table-cell/>
          <table:table-cell table:formula="of:=[.B14]/1000" office:value-type="float" office:value="9.68" calcext:value-type="float">
            <text:p>9,68</text:p>
          </table:table-cell>
          <table:table-cell table:formula="of:=[.C14]/1000" office:value-type="float" office:value="31.337" calcext:value-type="float">
            <text:p>31,337</text:p>
          </table:table-cell>
          <table:table-cell table:formula="of:=[.D14]/1000" office:value-type="float" office:value="7.866" calcext:value-type="float">
            <text:p>7,866</text:p>
          </table:table-cell>
          <table:table-cell table:formula="of:=[.E14]/1000" office:value-type="float" office:value="27.729" calcext:value-type="float">
            <text:p>27,729</text:p>
          </table:table-cell>
          <table:table-cell table:formula="of:=[.F14]/1000" office:value-type="float" office:value="2.294" calcext:value-type="float">
            <text:p>2,294</text:p>
          </table:table-cell>
          <table:table-cell table:formula="of:=[.G14]/1000" office:value-type="float" office:value="4.827" calcext:value-type="float">
            <text:p>4,827</text:p>
          </table:table-cell>
          <table:table-cell table:formula="of:=[.H14]/1000" office:value-type="float" office:value="46.338" calcext:value-type="float">
            <text:p>46,338</text:p>
          </table:table-cell>
          <table:table-cell table:number-columns-repeated="2"/>
        </table:table-row>
        <table:table-row table:style-name="ro1">
          <table:table-cell/>
          <table:table-cell table:formula="of:=[.B15]/1000" office:value-type="float" office:value="19.941" calcext:value-type="float">
            <text:p>19,941</text:p>
          </table:table-cell>
          <table:table-cell table:formula="of:=[.C15]/1000" office:value-type="float" office:value="45.56" calcext:value-type="float">
            <text:p>45,56</text:p>
          </table:table-cell>
          <table:table-cell table:formula="of:=[.D15]/1000" office:value-type="float" office:value="16.436" calcext:value-type="float">
            <text:p>16,436</text:p>
          </table:table-cell>
          <table:table-cell table:formula="of:=[.E15]/1000" office:value-type="float" office:value="53.889" calcext:value-type="float">
            <text:p>53,889</text:p>
          </table:table-cell>
          <table:table-cell table:formula="of:=[.F15]/1000" office:value-type="float" office:value="3.492" calcext:value-type="float">
            <text:p>3,492</text:p>
          </table:table-cell>
          <table:table-cell table:formula="of:=[.G15]/1000" office:value-type="float" office:value="9.805" calcext:value-type="float">
            <text:p>9,805</text:p>
          </table:table-cell>
          <table:table-cell table:formula="of:=[.H15]/1000" office:value-type="float" office:value="99.079" calcext:value-type="float">
            <text:p>99,079</text:p>
          </table:table-cell>
          <table:table-cell table:number-columns-repeated="2"/>
        </table:table-row>
        <table:table-row table:style-name="ro1">
          <table:table-cell/>
          <table:table-cell table:formula="of:=[.B16]/1000" office:value-type="float" office:value="42.245" calcext:value-type="float">
            <text:p>42,245</text:p>
          </table:table-cell>
          <table:table-cell table:formula="of:=[.C16]/1000" office:value-type="float" office:value="73.843" calcext:value-type="float">
            <text:p>73,843</text:p>
          </table:table-cell>
          <table:table-cell table:formula="of:=[.D16]/1000" office:value-type="float" office:value="35.268" calcext:value-type="float">
            <text:p>35,268</text:p>
          </table:table-cell>
          <table:table-cell table:formula="of:=[.E16]/1000" office:value-type="float" office:value="108.069" calcext:value-type="float">
            <text:p>108,069</text:p>
          </table:table-cell>
          <table:table-cell table:formula="of:=[.F16]/1000" office:value-type="float" office:value="5.825" calcext:value-type="float">
            <text:p>5,825</text:p>
          </table:table-cell>
          <table:table-cell table:formula="of:=[.G16]/1000" office:value-type="float" office:value="20.038" calcext:value-type="float">
            <text:p>20,038</text:p>
          </table:table-cell>
          <table:table-cell table:formula="of:=[.H16]/1000" office:value-type="float" office:value="205.297" calcext:value-type="float">
            <text:p>205,297</text:p>
          </table:table-cell>
          <table:table-cell table:number-columns-repeated="2"/>
        </table:table-row>
        <table:table-row table:style-name="ro1">
          <table:table-cell/>
          <table:table-cell table:formula="of:=[.B17]/1000" office:value-type="float" office:value="90.724" calcext:value-type="float">
            <text:p>90,724</text:p>
          </table:table-cell>
          <table:table-cell table:formula="of:=[.C17]/1000" office:value-type="float" office:value="130.367" calcext:value-type="float">
            <text:p>130,367</text:p>
          </table:table-cell>
          <table:table-cell table:formula="of:=[.D17]/1000" office:value-type="float" office:value="76.712" calcext:value-type="float">
            <text:p>76,712</text:p>
          </table:table-cell>
          <table:table-cell table:formula="of:=[.E17]/1000" office:value-type="float" office:value="222.931" calcext:value-type="float">
            <text:p>222,931</text:p>
          </table:table-cell>
          <table:table-cell table:formula="of:=[.F17]/1000" office:value-type="float" office:value="10.542" calcext:value-type="float">
            <text:p>10,542</text:p>
          </table:table-cell>
          <table:table-cell table:formula="of:=[.G17]/1000" office:value-type="float" office:value="42.723" calcext:value-type="float">
            <text:p>42,723</text:p>
          </table:table-cell>
          <table:table-cell table:formula="of:=[.H17]/1000" office:value-type="float" office:value="428.642" calcext:value-type="float">
            <text:p>428,642</text:p>
          </table:table-cell>
          <table:table-cell table:number-columns-repeated="2"/>
        </table:table-row>
        <table:table-row table:style-name="ro1">
          <table:table-cell/>
          <table:table-cell table:formula="of:=[.B18]/1000" office:value-type="float" office:value="195.893" calcext:value-type="float">
            <text:p>195,893</text:p>
          </table:table-cell>
          <table:table-cell table:formula="of:=[.C18]/1000" office:value-type="float" office:value="243.351" calcext:value-type="float">
            <text:p>243,351</text:p>
          </table:table-cell>
          <table:table-cell table:formula="of:=[.D18]/1000" office:value-type="float" office:value="167.111" calcext:value-type="float">
            <text:p>167,111</text:p>
          </table:table-cell>
          <table:table-cell table:formula="of:=[.E18]/1000" office:value-type="float" office:value="465.767" calcext:value-type="float">
            <text:p>465,767</text:p>
          </table:table-cell>
          <table:table-cell table:formula="of:=[.F18]/1000" office:value-type="float" office:value="20.205" calcext:value-type="float">
            <text:p>20,205</text:p>
          </table:table-cell>
          <table:table-cell table:formula="of:=[.G18]/1000" office:value-type="float" office:value="87.708" calcext:value-type="float">
            <text:p>87,708</text:p>
          </table:table-cell>
          <table:table-cell table:formula="of:=[.H18]/1000" office:value-type="float" office:value="895.79" calcext:value-type="float">
            <text:p>895,79</text:p>
          </table:table-cell>
          <table:table-cell table:number-columns-repeated="2"/>
        </table:table-row>
        <table:table-row table:style-name="ro1">
          <table:table-cell/>
          <table:table-cell table:formula="of:=[.B19]/1000" office:value-type="float" office:value="423.685" calcext:value-type="float">
            <text:p>423,685</text:p>
          </table:table-cell>
          <table:table-cell table:formula="of:=[.C19]/1000" office:value-type="float" office:value="469.22" calcext:value-type="float">
            <text:p>469,22</text:p>
          </table:table-cell>
          <table:table-cell table:formula="of:=[.D19]/1000" office:value-type="float" office:value="364.259" calcext:value-type="float">
            <text:p>364,259</text:p>
          </table:table-cell>
          <table:table-cell table:formula="of:=[.E19]/1000" office:value-type="float" office:value="979.245" calcext:value-type="float">
            <text:p>979,245</text:p>
          </table:table-cell>
          <table:table-cell table:formula="of:=[.F19]/1000" office:value-type="float" office:value="39.098" calcext:value-type="float">
            <text:p>39,098</text:p>
          </table:table-cell>
          <table:table-cell table:formula="of:=[.G19]/1000" office:value-type="float" office:value="189.295" calcext:value-type="float">
            <text:p>189,295</text:p>
          </table:table-cell>
          <table:table-cell table:formula="of:=[.H19]/1000" office:value-type="float" office:value="1867.797" calcext:value-type="float">
            <text:p>1867,797</text:p>
          </table:table-cell>
          <table:table-cell table:number-columns-repeated="2"/>
        </table:table-row>
        <table:table-row table:style-name="ro1">
          <table:table-cell/>
          <table:table-cell table:formula="of:=[.B20]/1000" office:value-type="float" office:value="925.855" calcext:value-type="float">
            <text:p>925,855</text:p>
          </table:table-cell>
          <table:table-cell table:formula="of:=[.C20]/1000" office:value-type="float" office:value="926.58" calcext:value-type="float">
            <text:p>926,58</text:p>
          </table:table-cell>
          <table:table-cell table:formula="of:=[.D20]/1000" office:value-type="float" office:value="793.581" calcext:value-type="float">
            <text:p>793,581</text:p>
          </table:table-cell>
          <table:table-cell table:formula="of:=[.E20]/1000" office:value-type="float" office:value="2072.037" calcext:value-type="float">
            <text:p>2072,037</text:p>
          </table:table-cell>
          <table:table-cell table:formula="of:=[.F20]/1000" office:value-type="float" office:value="76.768" calcext:value-type="float">
            <text:p>76,768</text:p>
          </table:table-cell>
          <table:table-cell table:formula="of:=[.G20]/1000" office:value-type="float" office:value="390.966" calcext:value-type="float">
            <text:p>390,966</text:p>
          </table:table-cell>
          <table:table-cell table:formula="of:=[.H20]/1000" office:value-type="float" office:value="3895.659" calcext:value-type="float">
            <text:p>3895,659</text:p>
          </table:table-cell>
          <table:table-cell table:number-columns-repeated="2"/>
        </table:table-row>
      </table:table>
      <table:table table:name="16B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itonic sort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Odd-even merge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dix sort (thrust)</text:p>
          </table:table-cell>
          <table:table-cell office:value-type="string" calcext:value-type="string">
            <text:p>Merge sort (thrust)</text:p>
          </table:table-cell>
          <table:table-cell office:value-type="string" calcext:value-type="string">
            <text:p>CPU STL sort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915" calcext:value-type="float">
            <text:p>191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732" calcext:value-type="float">
            <text:p>732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747" calcext:value-type="float">
            <text:p>1747</text:p>
          </table:table-cell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  <table:table-cell office:value-type="float" office:value="718" calcext:value-type="float">
            <text:p>718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744" calcext:value-type="float">
            <text:p>1744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float" office:value="818" calcext:value-type="float">
            <text:p>818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295" calcext:value-type="float">
            <text:p>295</text:p>
          </table:table-cell>
          <table:table-cell office:value-type="float" office:value="721" calcext:value-type="float">
            <text:p>721</text:p>
          </table:table-cell>
          <table:table-cell office:value-type="float" office:value="367" calcext:value-type="float">
            <text:p>36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float" office:value="8823" calcext:value-type="float">
            <text:p>8823</text:p>
          </table:table-cell>
          <table:table-cell office:value-type="float" office:value="69" calcext:value-type="float">
            <text:p>69</text:p>
          </table:table-cell>
          <table:table-cell office:value-type="float" office:value="437" calcext:value-type="float">
            <text:p>437</text:p>
          </table:table-cell>
          <table:table-cell office:value-type="float" office:value="804" calcext:value-type="float">
            <text:p>804</text:p>
          </table:table-cell>
          <table:table-cell office:value-type="float" office:value="553" calcext:value-type="float">
            <text:p>55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99" calcext:value-type="float">
            <text:p>599</text:p>
          </table:table-cell>
          <table:table-cell office:value-type="float" office:value="8862" calcext:value-type="float">
            <text:p>8862</text:p>
          </table:table-cell>
          <table:table-cell office:value-type="float" office:value="267" calcext:value-type="float">
            <text:p>267</text:p>
          </table:table-cell>
          <table:table-cell office:value-type="float" office:value="917" calcext:value-type="float">
            <text:p>917</text:p>
          </table:table-cell>
          <table:table-cell office:value-type="float" office:value="902" calcext:value-type="float">
            <text:p>902</text:p>
          </table:table-cell>
          <table:table-cell office:value-type="float" office:value="583" calcext:value-type="float">
            <text:p>58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05" calcext:value-type="float">
            <text:p>705</text:p>
          </table:table-cell>
          <table:table-cell office:value-type="float" office:value="8880" calcext:value-type="float">
            <text:p>8880</text:p>
          </table:table-cell>
          <table:table-cell office:value-type="float" office:value="394" calcext:value-type="float">
            <text:p>394</text:p>
          </table:table-cell>
          <table:table-cell office:value-type="float" office:value="1618" calcext:value-type="float">
            <text:p>1618</text:p>
          </table:table-cell>
          <table:table-cell office:value-type="float" office:value="781" calcext:value-type="float">
            <text:p>781</text:p>
          </table:table-cell>
          <table:table-cell office:value-type="float" office:value="615" calcext:value-type="float">
            <text:p>615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88" calcext:value-type="float">
            <text:p>888</text:p>
          </table:table-cell>
          <table:table-cell office:value-type="float" office:value="9046" calcext:value-type="float">
            <text:p>9046</text:p>
          </table:table-cell>
          <table:table-cell office:value-type="float" office:value="514" calcext:value-type="float">
            <text:p>514</text:p>
          </table:table-cell>
          <table:table-cell office:value-type="float" office:value="2392" calcext:value-type="float">
            <text:p>2392</text:p>
          </table:table-cell>
          <table:table-cell office:value-type="float" office:value="785" calcext:value-type="float">
            <text:p>785</text:p>
          </table:table-cell>
          <table:table-cell office:value-type="float" office:value="661" calcext:value-type="float">
            <text:p>661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35" calcext:value-type="float">
            <text:p>1135</text:p>
          </table:table-cell>
          <table:table-cell office:value-type="float" office:value="9354" calcext:value-type="float">
            <text:p>9354</text:p>
          </table:table-cell>
          <table:table-cell office:value-type="float" office:value="795" calcext:value-type="float">
            <text:p>795</text:p>
          </table:table-cell>
          <table:table-cell office:value-type="float" office:value="3367" calcext:value-type="float">
            <text:p>3367</text:p>
          </table:table-cell>
          <table:table-cell office:value-type="float" office:value="801" calcext:value-type="float">
            <text:p>801</text:p>
          </table:table-cell>
          <table:table-cell office:value-type="float" office:value="728" calcext:value-type="float">
            <text:p>72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34" calcext:value-type="float">
            <text:p>1634</text:p>
          </table:table-cell>
          <table:table-cell office:value-type="float" office:value="10201" calcext:value-type="float">
            <text:p>10201</text:p>
          </table:table-cell>
          <table:table-cell office:value-type="float" office:value="1124" calcext:value-type="float">
            <text:p>1124</text:p>
          </table:table-cell>
          <table:table-cell office:value-type="float" office:value="4964" calcext:value-type="float">
            <text:p>4964</text:p>
          </table:table-cell>
          <table:table-cell office:value-type="float" office:value="861" calcext:value-type="float">
            <text:p>861</text:p>
          </table:table-cell>
          <table:table-cell office:value-type="float" office:value="945" calcext:value-type="float">
            <text:p>945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824" calcext:value-type="float">
            <text:p>2824</text:p>
          </table:table-cell>
          <table:table-cell office:value-type="float" office:value="11942" calcext:value-type="float">
            <text:p>11942</text:p>
          </table:table-cell>
          <table:table-cell office:value-type="float" office:value="2259" calcext:value-type="float">
            <text:p>2259</text:p>
          </table:table-cell>
          <table:table-cell office:value-type="float" office:value="6853" calcext:value-type="float">
            <text:p>6853</text:p>
          </table:table-cell>
          <table:table-cell office:value-type="float" office:value="1111" calcext:value-type="float">
            <text:p>1111</text:p>
          </table:table-cell>
          <table:table-cell office:value-type="float" office:value="1496" calcext:value-type="float">
            <text:p>1496</text:p>
          </table:table-cell>
          <table:table-cell office:value-type="float" office:value="4917" calcext:value-type="float">
            <text:p>4917</text:p>
          </table:table-cell>
          <table:table-cell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036" calcext:value-type="float">
            <text:p>5036</text:p>
          </table:table-cell>
          <table:table-cell office:value-type="float" office:value="14601" calcext:value-type="float">
            <text:p>14601</text:p>
          </table:table-cell>
          <table:table-cell office:value-type="float" office:value="4069" calcext:value-type="float">
            <text:p>4069</text:p>
          </table:table-cell>
          <table:table-cell office:value-type="float" office:value="9546" calcext:value-type="float">
            <text:p>9546</text:p>
          </table:table-cell>
          <table:table-cell office:value-type="float" office:value="1525" calcext:value-type="float">
            <text:p>1525</text:p>
          </table:table-cell>
          <table:table-cell office:value-type="float" office:value="2660" calcext:value-type="float">
            <text:p>2660</text:p>
          </table:table-cell>
          <table:table-cell office:value-type="float" office:value="10391" calcext:value-type="float">
            <text:p>10391</text:p>
          </table:table-cell>
          <table:table-cell/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717" calcext:value-type="float">
            <text:p>9717</text:p>
          </table:table-cell>
          <table:table-cell office:value-type="float" office:value="19730" calcext:value-type="float">
            <text:p>19730</text:p>
          </table:table-cell>
          <table:table-cell office:value-type="float" office:value="8220" calcext:value-type="float">
            <text:p>8220</text:p>
          </table:table-cell>
          <table:table-cell office:value-type="float" office:value="17432" calcext:value-type="float">
            <text:p>17432</text:p>
          </table:table-cell>
          <table:table-cell office:value-type="float" office:value="2080" calcext:value-type="float">
            <text:p>2080</text:p>
          </table:table-cell>
          <table:table-cell office:value-type="float" office:value="5100" calcext:value-type="float">
            <text:p>5100</text:p>
          </table:table-cell>
          <table:table-cell office:value-type="float" office:value="21864" calcext:value-type="float">
            <text:p>21864</text:p>
          </table:table-cell>
          <table:table-cell/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9776" calcext:value-type="float">
            <text:p>19776</text:p>
          </table:table-cell>
          <table:table-cell office:value-type="float" office:value="37578" calcext:value-type="float">
            <text:p>37578</text:p>
          </table:table-cell>
          <table:table-cell office:value-type="float" office:value="17022" calcext:value-type="float">
            <text:p>17022</text:p>
          </table:table-cell>
          <table:table-cell office:value-type="float" office:value="31896" calcext:value-type="float">
            <text:p>31896</text:p>
          </table:table-cell>
          <table:table-cell office:value-type="float" office:value="3007" calcext:value-type="float">
            <text:p>3007</text:p>
          </table:table-cell>
          <table:table-cell office:value-type="float" office:value="10479" calcext:value-type="float">
            <text:p>10479</text:p>
          </table:table-cell>
          <table:table-cell office:value-type="float" office:value="46146" calcext:value-type="float">
            <text:p>46146</text:p>
          </table:table-cell>
          <table:table-cell/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1689" calcext:value-type="float">
            <text:p>41689</text:p>
          </table:table-cell>
          <table:table-cell office:value-type="float" office:value="57007" calcext:value-type="float">
            <text:p>57007</text:p>
          </table:table-cell>
          <table:table-cell office:value-type="float" office:value="36280" calcext:value-type="float">
            <text:p>36280</text:p>
          </table:table-cell>
          <table:table-cell office:value-type="float" office:value="61492" calcext:value-type="float">
            <text:p>61492</text:p>
          </table:table-cell>
          <table:table-cell office:value-type="float" office:value="4840" calcext:value-type="float">
            <text:p>4840</text:p>
          </table:table-cell>
          <table:table-cell office:value-type="float" office:value="22270" calcext:value-type="float">
            <text:p>22270</text:p>
          </table:table-cell>
          <table:table-cell office:value-type="float" office:value="97402" calcext:value-type="float">
            <text:p>97402</text:p>
          </table:table-cell>
          <table:table-cell/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89363" calcext:value-type="float">
            <text:p>89363</text:p>
          </table:table-cell>
          <table:table-cell office:value-type="float" office:value="95570" calcext:value-type="float">
            <text:p>95570</text:p>
          </table:table-cell>
          <table:table-cell office:value-type="float" office:value="78659" calcext:value-type="float">
            <text:p>78659</text:p>
          </table:table-cell>
          <table:table-cell office:value-type="float" office:value="123714" calcext:value-type="float">
            <text:p>123714</text:p>
          </table:table-cell>
          <table:table-cell office:value-type="float" office:value="8444" calcext:value-type="float">
            <text:p>8444</text:p>
          </table:table-cell>
          <table:table-cell office:value-type="float" office:value="48453" calcext:value-type="float">
            <text:p>48453</text:p>
          </table:table-cell>
          <table:table-cell office:value-type="float" office:value="204354" calcext:value-type="float">
            <text:p>204354</text:p>
          </table:table-cell>
          <table:table-cell/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2616" calcext:value-type="float">
            <text:p>192616</text:p>
          </table:table-cell>
          <table:table-cell office:value-type="float" office:value="172598" calcext:value-type="float">
            <text:p>172598</text:p>
          </table:table-cell>
          <table:table-cell office:value-type="float" office:value="172111" calcext:value-type="float">
            <text:p>172111</text:p>
          </table:table-cell>
          <table:table-cell office:value-type="float" office:value="255572" calcext:value-type="float">
            <text:p>255572</text:p>
          </table:table-cell>
          <table:table-cell office:value-type="float" office:value="15691" calcext:value-type="float">
            <text:p>15691</text:p>
          </table:table-cell>
          <table:table-cell office:value-type="float" office:value="103854" calcext:value-type="float">
            <text:p>103854</text:p>
          </table:table-cell>
          <table:table-cell office:value-type="float" office:value="427632" calcext:value-type="float">
            <text:p>427632</text:p>
          </table:table-cell>
          <table:table-cell/>
          <table:table-cell office:value-type="float" office:value="20938" calcext:value-type="float">
            <text:p>2093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16655" calcext:value-type="float">
            <text:p>416655</text:p>
          </table:table-cell>
          <table:table-cell office:value-type="float" office:value="326120" calcext:value-type="float">
            <text:p>326120</text:p>
          </table:table-cell>
          <table:table-cell office:value-type="float" office:value="376400" calcext:value-type="float">
            <text:p>376400</text:p>
          </table:table-cell>
          <table:table-cell office:value-type="float" office:value="533982" calcext:value-type="float">
            <text:p>533982</text:p>
          </table:table-cell>
          <table:table-cell office:value-type="float" office:value="30342" calcext:value-type="float">
            <text:p>30342</text:p>
          </table:table-cell>
          <table:table-cell office:value-type="float" office:value="224226" calcext:value-type="float">
            <text:p>224226</text:p>
          </table:table-cell>
          <table:table-cell office:value-type="float" office:value="896282" calcext:value-type="float">
            <text:p>896282</text:p>
          </table:table-cell>
          <table:table-cell/>
          <table:table-cell office:value-type="float" office:value="41621" calcext:value-type="float">
            <text:p>4162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900039" calcext:value-type="float">
            <text:p>900039</text:p>
          </table:table-cell>
          <table:table-cell office:value-type="float" office:value="632462" calcext:value-type="float">
            <text:p>632462</text:p>
          </table:table-cell>
          <table:table-cell office:value-type="float" office:value="822216" calcext:value-type="float">
            <text:p>822216</text:p>
          </table:table-cell>
          <table:table-cell office:value-type="float" office:value="1117411" calcext:value-type="float">
            <text:p>1117411</text:p>
          </table:table-cell>
          <table:table-cell office:value-type="float" office:value="59338" calcext:value-type="float">
            <text:p>59338</text:p>
          </table:table-cell>
          <table:table-cell office:value-type="float" office:value="476489" calcext:value-type="float">
            <text:p>476489</text:p>
          </table:table-cell>
          <table:table-cell office:value-type="float" office:value="1871169" calcext:value-type="float">
            <text:p>1871169</text:p>
          </table:table-cell>
          <table:table-cell/>
          <table:table-cell office:value-type="float" office:value="83017" calcext:value-type="float">
            <text:p>830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kB</text:p>
          </table:table-cell>
          <table:table-cell table:formula="of:=[.$A2]*16*1000*1000/([.B2]+[.$J2])/1024/1024" office:value-type="float" office:value="27.9017857142857" calcext:value-type="float">
            <text:p>27,9017857143</text:p>
          </table:table-cell>
          <table:table-cell table:formula="of:=[.$A2]*16*1000*1000/([.C2]+[.$J2])/1024/1024" office:value-type="float" office:value="0.505467132505176" calcext:value-type="float">
            <text:p>0,5054671325</text:p>
          </table:table-cell>
          <table:table-cell table:formula="of:=[.$A2]*16*1000*1000/([.D2]+[.$J2])/1024/1024" office:value-type="float" office:value="25.6990131578947" calcext:value-type="float">
            <text:p>25,6990131579</text:p>
          </table:table-cell>
          <table:table-cell table:formula="of:=[.$A2]*16*1000*1000/([.E2]+[.$J2])/1024/1024" office:value-type="float" office:value="9.48118932038835" calcext:value-type="float">
            <text:p>9,4811893204</text:p>
          </table:table-cell>
          <table:table-cell table:formula="of:=[.$A2]*16*1000*1000/([.F2]+[.$J2])/1024/1024" office:value-type="float" office:value="1.3038217623498" calcext:value-type="float">
            <text:p>1,3038217623</text:p>
          </table:table-cell>
          <table:table-cell table:formula="of:=[.$A2]*16*1000*1000/([.G2]+[.$J2])/1024/1024" office:value-type="float" office:value="4.13797669491525" calcext:value-type="float">
            <text:p>4,1379766949</text:p>
          </table:table-cell>
          <table:table-cell table:formula="of:=[.$A2]*16*1000*1000/[.H2]/1024/1024" office:value-type="float" office:value="325.520833333333" calcext:value-type="float">
            <text:p>325,5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B</text:p>
          </table:table-cell>
          <table:table-cell table:formula="of:=[.$A3]*16*1000*1000/([.B3]+[.$J3])/1024/1024" office:value-type="float" office:value="54.2534722222222" calcext:value-type="float">
            <text:p>54,2534722222</text:p>
          </table:table-cell>
          <table:table-cell table:formula="of:=[.$A3]*16*1000*1000/([.C3]+[.$J3])/1024/1024" office:value-type="float" office:value="1.10721371882086" calcext:value-type="float">
            <text:p>1,1072137188</text:p>
          </table:table-cell>
          <table:table-cell table:formula="of:=[.$A3]*16*1000*1000/([.D3]+[.$J3])/1024/1024" office:value-type="float" office:value="48.828125" calcext:value-type="float">
            <text:p>48,828125</text:p>
          </table:table-cell>
          <table:table-cell table:formula="of:=[.$A3]*16*1000*1000/([.E3]+[.$J3])/1024/1024" office:value-type="float" office:value="12.9346026490066" calcext:value-type="float">
            <text:p>12,934602649</text:p>
          </table:table-cell>
          <table:table-cell table:formula="of:=[.$A3]*16*1000*1000/([.F3]+[.$J3])/1024/1024" office:value-type="float" office:value="2.65731292517007" calcext:value-type="float">
            <text:p>2,6573129252</text:p>
          </table:table-cell>
          <table:table-cell table:formula="of:=[.$A3]*16*1000*1000/([.G3]+[.$J3])/1024/1024" office:value-type="float" office:value="5.72763929618768" calcext:value-type="float">
            <text:p>5,7276392962</text:p>
          </table:table-cell>
          <table:table-cell table:formula="of:=[.$A3]*16*1000*1000/[.H3]/1024/1024" office:value-type="float" office:value="325.520833333333" calcext:value-type="float">
            <text:p>325,5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B</text:p>
          </table:table-cell>
          <table:table-cell table:formula="of:=[.$A4]*16*1000*1000/([.B4]+[.$J4])/1024/1024" office:value-type="float" office:value="88.7784090909091" calcext:value-type="float">
            <text:p>88,7784090909</text:p>
          </table:table-cell>
          <table:table-cell table:formula="of:=[.$A4]*16*1000*1000/([.C4]+[.$J4])/1024/1024" office:value-type="float" office:value="2.21568349404424" calcext:value-type="float">
            <text:p>2,215683494</text:p>
          </table:table-cell>
          <table:table-cell table:formula="of:=[.$A4]*16*1000*1000/([.D4]+[.$J4])/1024/1024" office:value-type="float" office:value="83.1117021276596" calcext:value-type="float">
            <text:p>83,1117021277</text:p>
          </table:table-cell>
          <table:table-cell table:formula="of:=[.$A4]*16*1000*1000/([.E4]+[.$J4])/1024/1024" office:value-type="float" office:value="17.8367579908676" calcext:value-type="float">
            <text:p>17,8367579909</text:p>
          </table:table-cell>
          <table:table-cell table:formula="of:=[.$A4]*16*1000*1000/([.F4]+[.$J4])/1024/1024" office:value-type="float" office:value="4.66696535244922" calcext:value-type="float">
            <text:p>4,6669653524</text:p>
          </table:table-cell>
          <table:table-cell table:formula="of:=[.$A4]*16*1000*1000/([.G4]+[.$J4])/1024/1024" office:value-type="float" office:value="11.5228613569322" calcext:value-type="float">
            <text:p>11,5228613569</text:p>
          </table:table-cell>
          <table:table-cell table:formula="of:=[.$A4]*16*1000*1000/[.H4]/1024/1024" office:value-type="float" office:value="325.520833333333" calcext:value-type="float">
            <text:p>325,5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B</text:p>
          </table:table-cell>
          <table:table-cell table:formula="of:=[.$A5]*16*1000*1000/([.B5]+[.$J5])/1024/1024" office:value-type="float" office:value="124.007936507937" calcext:value-type="float">
            <text:p>124,0079365079</text:p>
          </table:table-cell>
          <table:table-cell table:formula="of:=[.$A5]*16*1000*1000/([.C5]+[.$J5])/1024/1024" office:value-type="float" office:value="0.887380736029078" calcext:value-type="float">
            <text:p>0,887380736</text:p>
          </table:table-cell>
          <table:table-cell table:formula="of:=[.$A5]*16*1000*1000/([.D5]+[.$J5])/1024/1024" office:value-type="float" office:value="122.0703125" calcext:value-type="float">
            <text:p>122,0703125</text:p>
          </table:table-cell>
          <table:table-cell table:formula="of:=[.$A5]*16*1000*1000/([.E5]+[.$J5])/1024/1024" office:value-type="float" office:value="24.4905956112853" calcext:value-type="float">
            <text:p>24,4905956113</text:p>
          </table:table-cell>
          <table:table-cell table:formula="of:=[.$A5]*16*1000*1000/([.F5]+[.$J5])/1024/1024" office:value-type="float" office:value="10.4865771812081" calcext:value-type="float">
            <text:p>10,4865771812</text:p>
          </table:table-cell>
          <table:table-cell table:formula="of:=[.$A5]*16*1000*1000/([.G5]+[.$J5])/1024/1024" office:value-type="float" office:value="19.9808184143223" calcext:value-type="float">
            <text:p>19,9808184143</text:p>
          </table:table-cell>
          <table:table-cell table:formula="of:=[.$A5]*16*1000*1000/[.H5]/1024/1024" office:value-type="float" office:value="289.351851851852" calcext:value-type="float">
            <text:p>289,3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</text:p>
          </table:table-cell>
          <table:table-cell table:formula="of:=[.$A6]*16*1000*1000/([.B6]+[.$J6])/1024/1024" office:value-type="float" office:value="29.5368620037807" calcext:value-type="float">
            <text:p>29,5368620038</text:p>
          </table:table-cell>
          <table:table-cell table:formula="of:=[.$A6]*16*1000*1000/([.C6]+[.$J6])/1024/1024" office:value-type="float" office:value="1.76513782196114" calcext:value-type="float">
            <text:p>1,765137822</text:p>
          </table:table-cell>
          <table:table-cell table:formula="of:=[.$A6]*16*1000*1000/([.D6]+[.$J6])/1024/1024" office:value-type="float" office:value="159.438775510204" calcext:value-type="float">
            <text:p>159,4387755102</text:p>
          </table:table-cell>
          <table:table-cell table:formula="of:=[.$A6]*16*1000*1000/([.E6]+[.$J6])/1024/1024" office:value-type="float" office:value="33.5300429184549" calcext:value-type="float">
            <text:p>33,5300429185</text:p>
          </table:table-cell>
          <table:table-cell table:formula="of:=[.$A6]*16*1000*1000/([.F6]+[.$J6])/1024/1024" office:value-type="float" office:value="18.7575030012005" calcext:value-type="float">
            <text:p>18,7575030012</text:p>
          </table:table-cell>
          <table:table-cell table:formula="of:=[.$A6]*16*1000*1000/([.G6]+[.$J6])/1024/1024" office:value-type="float" office:value="26.8470790378007" calcext:value-type="float">
            <text:p>26,8470790378</text:p>
          </table:table-cell>
          <table:table-cell table:formula="of:=[.$A6]*16*1000*1000/[.H6]/1024/1024" office:value-type="float" office:value="256.147540983607" calcext:value-type="float">
            <text:p>256,1475409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B</text:p>
          </table:table-cell>
          <table:table-cell table:formula="of:=[.$A7]*16*1000*1000/([.B7]+[.$J7])/1024/1024" office:value-type="float" office:value="48.9811912225705" calcext:value-type="float">
            <text:p>48,9811912226</text:p>
          </table:table-cell>
          <table:table-cell table:formula="of:=[.$A7]*16*1000*1000/([.C7]+[.$J7])/1024/1024" office:value-type="float" office:value="3.51084147848556" calcext:value-type="float">
            <text:p>3,5108414785</text:p>
          </table:table-cell>
          <table:table-cell table:formula="of:=[.$A7]*16*1000*1000/([.D7]+[.$J7])/1024/1024" office:value-type="float" office:value="102.124183006536" calcext:value-type="float">
            <text:p>102,1241830065</text:p>
          </table:table-cell>
          <table:table-cell table:formula="of:=[.$A7]*16*1000*1000/([.E7]+[.$J7])/1024/1024" office:value-type="float" office:value="32.6882845188285" calcext:value-type="float">
            <text:p>32,6882845188</text:p>
          </table:table-cell>
          <table:table-cell table:formula="of:=[.$A7]*16*1000*1000/([.F7]+[.$J7])/1024/1024" office:value-type="float" office:value="33.2093517534538" calcext:value-type="float">
            <text:p>33,2093517535</text:p>
          </table:table-cell>
          <table:table-cell table:formula="of:=[.$A7]*16*1000*1000/([.G7]+[.$J7])/1024/1024" office:value-type="float" office:value="50.2411575562701" calcext:value-type="float">
            <text:p>50,2411575563</text:p>
          </table:table-cell>
          <table:table-cell table:formula="of:=[.$A7]*16*1000*1000/[.H7]/1024/1024" office:value-type="float" office:value="234.962406015038" calcext:value-type="float">
            <text:p>234,96240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kB</text:p>
          </table:table-cell>
          <table:table-cell table:formula="of:=[.$A8]*16*1000*1000/([.B8]+[.$J8])/1024/1024" office:value-type="float" office:value="81.5926892950392" calcext:value-type="float">
            <text:p>81,592689295</text:p>
          </table:table-cell>
          <table:table-cell table:formula="of:=[.$A8]*16*1000*1000/([.C8]+[.$J8])/1024/1024" office:value-type="float" office:value="6.99026954479365" calcext:value-type="float">
            <text:p>6,9902695448</text:p>
          </table:table-cell>
          <table:table-cell table:formula="of:=[.$A8]*16*1000*1000/([.D8]+[.$J8])/1024/1024" office:value-type="float" office:value="137.362637362637" calcext:value-type="float">
            <text:p>137,3626373626</text:p>
          </table:table-cell>
          <table:table-cell table:formula="of:=[.$A8]*16*1000*1000/([.E8]+[.$J8])/1024/1024" office:value-type="float" office:value="37.2245384157236" calcext:value-type="float">
            <text:p>37,2245384157</text:p>
          </table:table-cell>
          <table:table-cell table:formula="of:=[.$A8]*16*1000*1000/([.F8]+[.$J8])/1024/1024" office:value-type="float" office:value="74.2280285035629" calcext:value-type="float">
            <text:p>74,2280285036</text:p>
          </table:table-cell>
          <table:table-cell table:formula="of:=[.$A8]*16*1000*1000/([.G8]+[.$J8])/1024/1024" office:value-type="float" office:value="92.4556213017751" calcext:value-type="float">
            <text:p>92,4556213018</text:p>
          </table:table-cell>
          <table:table-cell table:formula="of:=[.$A8]*16*1000*1000/[.H8]/1024/1024" office:value-type="float" office:value="220.848056537102" calcext:value-type="float">
            <text:p>220,8480565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kB</text:p>
          </table:table-cell>
          <table:table-cell table:formula="of:=[.$A9]*16*1000*1000/([.B9]+[.$J9])/1024/1024" office:value-type="float" office:value="126.262626262626" calcext:value-type="float">
            <text:p>126,2626262626</text:p>
          </table:table-cell>
          <table:table-cell table:formula="of:=[.$A9]*16*1000*1000/([.C9]+[.$J9])/1024/1024" office:value-type="float" office:value="13.6641888937473" calcext:value-type="float">
            <text:p>13,6641888937</text:p>
          </table:table-cell>
          <table:table-cell table:formula="of:=[.$A9]*16*1000*1000/([.D9]+[.$J9])/1024/1024" office:value-type="float" office:value="202.922077922078" calcext:value-type="float">
            <text:p>202,9220779221</text:p>
          </table:table-cell>
          <table:table-cell table:formula="of:=[.$A9]*16*1000*1000/([.E9]+[.$J9])/1024/1024" office:value-type="float" office:value="50.1202886928629" calcext:value-type="float">
            <text:p>50,1202886929</text:p>
          </table:table-cell>
          <table:table-cell table:formula="of:=[.$A9]*16*1000*1000/([.F9]+[.$J9])/1024/1024" office:value-type="float" office:value="140.924464487035" calcext:value-type="float">
            <text:p>140,924464487</text:p>
          </table:table-cell>
          <table:table-cell table:formula="of:=[.$A9]*16*1000*1000/([.G9]+[.$J9])/1024/1024" office:value-type="float" office:value="163.826998689384" calcext:value-type="float">
            <text:p>163,8269986894</text:p>
          </table:table-cell>
          <table:table-cell table:formula="of:=[.$A9]*16*1000*1000/[.H9]/1024/1024" office:value-type="float" office:value="208.681135225376" calcext:value-type="float">
            <text:p>208,6811352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kB</text:p>
          </table:table-cell>
          <table:table-cell table:formula="of:=[.$A10]*16*1000*1000/([.B10]+[.$J10])/1024/1024" office:value-type="float" office:value="190.258751902588" calcext:value-type="float">
            <text:p>190,2587519026</text:p>
          </table:table-cell>
          <table:table-cell table:formula="of:=[.$A10]*16*1000*1000/([.C10]+[.$J10])/1024/1024" office:value-type="float" office:value="26.2246931710899" calcext:value-type="float">
            <text:p>26,2246931711</text:p>
          </table:table-cell>
          <table:table-cell table:formula="of:=[.$A10]*16*1000*1000/([.D10]+[.$J10])/1024/1024" office:value-type="float" office:value="256.673511293634" calcext:value-type="float">
            <text:p>256,6735112936</text:p>
          </table:table-cell>
          <table:table-cell table:formula="of:=[.$A10]*16*1000*1000/([.E10]+[.$J10])/1024/1024" office:value-type="float" office:value="70.5019740552735" calcext:value-type="float">
            <text:p>70,5019740553</text:p>
          </table:table-cell>
          <table:table-cell table:formula="of:=[.$A10]*16*1000*1000/([.F10]+[.$J10])/1024/1024" office:value-type="float" office:value="255.102040816327" calcext:value-type="float">
            <text:p>255,1020408163</text:p>
          </table:table-cell>
          <table:table-cell table:formula="of:=[.$A10]*16*1000*1000/([.G10]+[.$J10])/1024/1024" office:value-type="float" office:value="275.633958103638" calcext:value-type="float">
            <text:p>275,6339581036</text:p>
          </table:table-cell>
          <table:table-cell table:formula="of:=[.$A10]*16*1000*1000/[.H10]/1024/1024" office:value-type="float" office:value="200.803212851406" calcext:value-type="float">
            <text:p>200,8032128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kB</text:p>
          </table:table-cell>
          <table:table-cell table:formula="of:=[.$A11]*16*1000*1000/([.B11]+[.$J11])/1024/1024" office:value-type="float" office:value="255.493101686254" calcext:value-type="float">
            <text:p>255,4931016863</text:p>
          </table:table-cell>
          <table:table-cell table:formula="of:=[.$A11]*16*1000*1000/([.C11]+[.$J11])/1024/1024" office:value-type="float" office:value="47.5104522995059" calcext:value-type="float">
            <text:p>47,5104522995</text:p>
          </table:table-cell>
          <table:table-cell table:formula="of:=[.$A11]*16*1000*1000/([.D11]+[.$J11])/1024/1024" office:value-type="float" office:value="345.542501727713" calcext:value-type="float">
            <text:p>345,5425017277</text:p>
          </table:table-cell>
          <table:table-cell table:formula="of:=[.$A11]*16*1000*1000/([.E11]+[.$J11])/1024/1024" office:value-type="float" office:value="94.5715906941555" calcext:value-type="float">
            <text:p>94,5715906942</text:p>
          </table:table-cell>
          <table:table-cell table:formula="of:=[.$A11]*16*1000*1000/([.F11]+[.$J11])/1024/1024" office:value-type="float" office:value="422.297297297297" calcext:value-type="float">
            <text:p>422,2972972973</text:p>
          </table:table-cell>
          <table:table-cell table:formula="of:=[.$A11]*16*1000*1000/([.G11]+[.$J11])/1024/1024" office:value-type="float" office:value="394.321766561514" calcext:value-type="float">
            <text:p>394,3217665615</text:p>
          </table:table-cell>
          <table:table-cell table:formula="of:=[.$A11]*16*1000*1000/[.H11]/1024/1024" office:value-type="float" office:value="199.840127897682" calcext:value-type="float">
            <text:p>199,8401278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B</text:p>
          </table:table-cell>
          <table:table-cell table:formula="of:=[.$A12]*16*1000*1000/([.B12]+[.$J12])/1024/1024" office:value-type="float" office:value="292.312189418299" calcext:value-type="float">
            <text:p>292,3121894183</text:p>
          </table:table-cell>
          <table:table-cell table:formula="of:=[.$A12]*16*1000*1000/([.C12]+[.$J12])/1024/1024" office:value-type="float" office:value="79.7511763298509" calcext:value-type="float">
            <text:p>79,7511763299</text:p>
          </table:table-cell>
          <table:table-cell table:formula="of:=[.$A12]*16*1000*1000/([.D12]+[.$J12])/1024/1024" office:value-type="float" office:value="350.140056022409" calcext:value-type="float">
            <text:p>350,1400560224</text:p>
          </table:table-cell>
          <table:table-cell table:formula="of:=[.$A12]*16*1000*1000/([.E12]+[.$J12])/1024/1024" office:value-type="float" office:value="134.228187919463" calcext:value-type="float">
            <text:p>134,2281879195</text:p>
          </table:table-cell>
          <table:table-cell table:formula="of:=[.$A12]*16*1000*1000/([.F12]+[.$J12])/1024/1024" office:value-type="float" office:value="585.480093676815" calcext:value-type="float">
            <text:p>585,4800936768</text:p>
          </table:table-cell>
          <table:table-cell table:formula="of:=[.$A12]*16*1000*1000/([.G12]+[.$J12])/1024/1024" office:value-type="float" office:value="477.783086478739" calcext:value-type="float">
            <text:p>477,7830864787</text:p>
          </table:table-cell>
          <table:table-cell table:formula="of:=[.$A12]*16*1000*1000/[.H12]/1024/1024" office:value-type="float" office:value="203.376042302217" calcext:value-type="float">
            <text:p>203,3760423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B</text:p>
          </table:table-cell>
          <table:table-cell table:formula="of:=[.$A13]*16*1000*1000/([.B13]+[.$J13])/1024/1024" office:value-type="float" office:value="337.780780273602" calcext:value-type="float">
            <text:p>337,7807802736</text:p>
          </table:table-cell>
          <table:table-cell table:formula="of:=[.$A13]*16*1000*1000/([.C13]+[.$J13])/1024/1024" office:value-type="float" office:value="129.148908691722" calcext:value-type="float">
            <text:p>129,1489086917</text:p>
          </table:table-cell>
          <table:table-cell table:formula="of:=[.$A13]*16*1000*1000/([.D13]+[.$J13])/1024/1024" office:value-type="float" office:value="403.71417036738" calcext:value-type="float">
            <text:p>403,7141703674</text:p>
          </table:table-cell>
          <table:table-cell table:formula="of:=[.$A13]*16*1000*1000/([.E13]+[.$J13])/1024/1024" office:value-type="float" office:value="191.736171028665" calcext:value-type="float">
            <text:p>191,7361710287</text:p>
          </table:table-cell>
          <table:table-cell table:formula="of:=[.$A13]*16*1000*1000/([.F13]+[.$J13])/1024/1024" office:value-type="float" office:value="829.875518672199" calcext:value-type="float">
            <text:p>829,8755186722</text:p>
          </table:table-cell>
          <table:table-cell table:formula="of:=[.$A13]*16*1000*1000/([.G13]+[.$J13])/1024/1024" office:value-type="float" office:value="564.174894217207" calcext:value-type="float">
            <text:p>564,1748942172</text:p>
          </table:table-cell>
          <table:table-cell table:formula="of:=[.$A13]*16*1000*1000/[.H13]/1024/1024" office:value-type="float" office:value="192.474256568184" calcext:value-type="float">
            <text:p>192,4742565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B</text:p>
          </table:table-cell>
          <table:table-cell table:formula="of:=[.$A14]*16*1000*1000/([.B14]+[.$J14])/1024/1024" office:value-type="float" office:value="355.745286374955" calcext:value-type="float">
            <text:p>355,745286375</text:p>
          </table:table-cell>
          <table:table-cell table:formula="of:=[.$A14]*16*1000*1000/([.C14]+[.$J14])/1024/1024" office:value-type="float" office:value="188.173307616315" calcext:value-type="float">
            <text:p>188,1733076163</text:p>
          </table:table-cell>
          <table:table-cell table:formula="of:=[.$A14]*16*1000*1000/([.D14]+[.$J14])/1024/1024" office:value-type="float" office:value="410.382681850826" calcext:value-type="float">
            <text:p>410,3826818508</text:p>
          </table:table-cell>
          <table:table-cell table:formula="of:=[.$A14]*16*1000*1000/([.E14]+[.$J14])/1024/1024" office:value-type="float" office:value="210.981591856111" calcext:value-type="float">
            <text:p>210,9815918561</text:p>
          </table:table-cell>
          <table:table-cell table:formula="of:=[.$A14]*16*1000*1000/([.F14]+[.$J14])/1024/1024" office:value-type="float" office:value="1108.95481009149" calcext:value-type="float">
            <text:p>1108,9548100915</text:p>
          </table:table-cell>
          <table:table-cell table:formula="of:=[.$A14]*16*1000*1000/([.G14]+[.$J14])/1024/1024" office:value-type="float" office:value="603.591368643428" calcext:value-type="float">
            <text:p>603,5913686434</text:p>
          </table:table-cell>
          <table:table-cell table:formula="of:=[.$A14]*16*1000*1000/[.H14]/1024/1024" office:value-type="float" office:value="182.949140139041" calcext:value-type="float">
            <text:p>182,94914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MB</text:p>
          </table:table-cell>
          <table:table-cell table:formula="of:=[.$A15]*16*1000*1000/([.B15]+[.$J15])/1024/1024" office:value-type="float" office:value="354.013629524737" calcext:value-type="float">
            <text:p>354,0136295247</text:p>
          </table:table-cell>
          <table:table-cell table:formula="of:=[.$A15]*16*1000*1000/([.C15]+[.$J15])/1024/1024" office:value-type="float" office:value="198.019801980198" calcext:value-type="float">
            <text:p>198,0198019802</text:p>
          </table:table-cell>
          <table:table-cell table:formula="of:=[.$A15]*16*1000*1000/([.D15]+[.$J15])/1024/1024" office:value-type="float" office:value="403.144527313042" calcext:value-type="float">
            <text:p>403,144527313</text:p>
          </table:table-cell>
          <table:table-cell table:formula="of:=[.$A15]*16*1000*1000/([.E15]+[.$J15])/1024/1024" office:value-type="float" office:value="230.428020047238" calcext:value-type="float">
            <text:p>230,4280200472</text:p>
          </table:table-cell>
          <table:table-cell table:formula="of:=[.$A15]*16*1000*1000/([.F15]+[.$J15])/1024/1024" office:value-type="float" office:value="1372.44810430606" calcext:value-type="float">
            <text:p>1372,4481043061</text:p>
          </table:table-cell>
          <table:table-cell table:formula="of:=[.$A15]*16*1000*1000/([.G15]+[.$J15])/1024/1024" office:value-type="float" office:value="601.458536952109" calcext:value-type="float">
            <text:p>601,4585369521</text:p>
          </table:table-cell>
          <table:table-cell table:formula="of:=[.$A15]*16*1000*1000/[.H15]/1024/1024" office:value-type="float" office:value="173.362805010185" calcext:value-type="float">
            <text:p>173,3628050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MB</text:p>
          </table:table-cell>
          <table:table-cell table:formula="of:=[.$A16]*16*1000*1000/([.B16]+[.$J16])/1024/1024" office:value-type="float" office:value="339.681124344522" calcext:value-type="float">
            <text:p>339,6811243445</text:p>
          </table:table-cell>
          <table:table-cell table:formula="of:=[.$A16]*16*1000*1000/([.C16]+[.$J16])/1024/1024" office:value-type="float" office:value="256.323993527819" calcext:value-type="float">
            <text:p>256,3239935278</text:p>
          </table:table-cell>
          <table:table-cell table:formula="of:=[.$A16]*16*1000*1000/([.D16]+[.$J16])/1024/1024" office:value-type="float" office:value="383.748261140692" calcext:value-type="float">
            <text:p>383,7482611407</text:p>
          </table:table-cell>
          <table:table-cell table:formula="of:=[.$A16]*16*1000*1000/([.E16]+[.$J16])/1024/1024" office:value-type="float" office:value="239.141482079335" calcext:value-type="float">
            <text:p>239,1414820793</text:p>
          </table:table-cell>
          <table:table-cell table:formula="of:=[.$A16]*16*1000*1000/([.F16]+[.$J16])/1024/1024" office:value-type="float" office:value="1560.36668617125" calcext:value-type="float">
            <text:p>1560,3666861713</text:p>
          </table:table-cell>
          <table:table-cell table:formula="of:=[.$A16]*16*1000*1000/([.G16]+[.$J16])/1024/1024" office:value-type="float" office:value="577.951163126716" calcext:value-type="float">
            <text:p>577,9511631267</text:p>
          </table:table-cell>
          <table:table-cell table:formula="of:=[.$A16]*16*1000*1000/[.H16]/1024/1024" office:value-type="float" office:value="164.267674175068" calcext:value-type="float">
            <text:p>164,267674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MB</text:p>
          </table:table-cell>
          <table:table-cell table:formula="of:=[.$A17]*16*1000*1000/([.B17]+[.$J17])/1024/1024" office:value-type="float" office:value="320.166486573018" calcext:value-type="float">
            <text:p>320,166486573</text:p>
          </table:table-cell>
          <table:table-cell table:formula="of:=[.$A17]*16*1000*1000/([.C17]+[.$J17])/1024/1024" office:value-type="float" office:value="301.445998775376" calcext:value-type="float">
            <text:p>301,4459987754</text:p>
          </table:table-cell>
          <table:table-cell table:formula="of:=[.$A17]*16*1000*1000/([.D17]+[.$J17])/1024/1024" office:value-type="float" office:value="358.567522746627" calcext:value-type="float">
            <text:p>358,5675227466</text:p>
          </table:table-cell>
          <table:table-cell table:formula="of:=[.$A17]*16*1000*1000/([.E17]+[.$J17])/1024/1024" office:value-type="float" office:value="238.274298393882" calcext:value-type="float">
            <text:p>238,2742983939</text:p>
          </table:table-cell>
          <table:table-cell table:formula="of:=[.$A17]*16*1000*1000/([.F17]+[.$J17])/1024/1024" office:value-type="float" office:value="1681.64380682117" calcext:value-type="float">
            <text:p>1681,6438068212</text:p>
          </table:table-cell>
          <table:table-cell table:formula="of:=[.$A17]*16*1000*1000/([.G17]+[.$J17])/1024/1024" office:value-type="float" office:value="542.023781293404" calcext:value-type="float">
            <text:p>542,0237812934</text:p>
          </table:table-cell>
          <table:table-cell table:formula="of:=[.$A17]*16*1000*1000/[.H17]/1024/1024" office:value-type="float" office:value="156.591013633205" calcext:value-type="float">
            <text:p>156,5910136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MB</text:p>
          </table:table-cell>
          <table:table-cell table:formula="of:=[.$A18]*16*1000*1000/([.B18]+[.$J18])/1024/1024" office:value-type="float" office:value="299.690008147822" calcext:value-type="float">
            <text:p>299,6900081478</text:p>
          </table:table-cell>
          <table:table-cell table:formula="of:=[.$A18]*16*1000*1000/([.C18]+[.$J18])/1024/1024" office:value-type="float" office:value="330.687830687831" calcext:value-type="float">
            <text:p>330,6878306878</text:p>
          </table:table-cell>
          <table:table-cell table:formula="of:=[.$A18]*16*1000*1000/([.D18]+[.$J18])/1024/1024" office:value-type="float" office:value="331.522048806262" calcext:value-type="float">
            <text:p>331,5220488063</text:p>
          </table:table-cell>
          <table:table-cell table:formula="of:=[.$A18]*16*1000*1000/([.E18]+[.$J18])/1024/1024" office:value-type="float" office:value="231.456366858341" calcext:value-type="float">
            <text:p>231,4563668583</text:p>
          </table:table-cell>
          <table:table-cell table:formula="of:=[.$A18]*16*1000*1000/([.F18]+[.$J18])/1024/1024" office:value-type="float" office:value="1747.24944715935" calcext:value-type="float">
            <text:p>1747,2494471594</text:p>
          </table:table-cell>
          <table:table-cell table:formula="of:=[.$A18]*16*1000*1000/([.G18]+[.$J18])/1024/1024" office:value-type="float" office:value="512.853388037695" calcext:value-type="float">
            <text:p>512,8533880377</text:p>
          </table:table-cell>
          <table:table-cell table:formula="of:=[.$A18]*16*1000*1000/[.H18]/1024/1024" office:value-type="float" office:value="149.66139110263" calcext:value-type="float">
            <text:p>149,661391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MB</text:p>
          </table:table-cell>
          <table:table-cell table:formula="of:=[.$A19]*16*1000*1000/([.B19]+[.$J19])/1024/1024" office:value-type="float" office:value="279.307666122599" calcext:value-type="float">
            <text:p>279,3076661226</text:p>
          </table:table-cell>
          <table:table-cell table:formula="of:=[.$A19]*16*1000*1000/([.C19]+[.$J19])/1024/1024" office:value-type="float" office:value="348.071060882523" calcext:value-type="float">
            <text:p>348,0710608825</text:p>
          </table:table-cell>
          <table:table-cell table:formula="of:=[.$A19]*16*1000*1000/([.D19]+[.$J19])/1024/1024" office:value-type="float" office:value="306.204712203454" calcext:value-type="float">
            <text:p>306,2047122035</text:p>
          </table:table-cell>
          <table:table-cell table:formula="of:=[.$A19]*16*1000*1000/([.E19]+[.$J19])/1024/1024" office:value-type="float" office:value="222.37549144115" calcext:value-type="float">
            <text:p>222,3754914412</text:p>
          </table:table-cell>
          <table:table-cell table:formula="of:=[.$A19]*16*1000*1000/([.F19]+[.$J19])/1024/1024" office:value-type="float" office:value="1778.69182774481" calcext:value-type="float">
            <text:p>1778,6918277448</text:p>
          </table:table-cell>
          <table:table-cell table:formula="of:=[.$A19]*16*1000*1000/([.G19]+[.$J19])/1024/1024" office:value-type="float" office:value="481.479948993218" calcext:value-type="float">
            <text:p>481,4799489932</text:p>
          </table:table-cell>
          <table:table-cell table:formula="of:=[.$A19]*16*1000*1000/[.H19]/1024/1024" office:value-type="float" office:value="142.8121952689" calcext:value-type="float">
            <text:p>142,8121952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MB</text:p>
          </table:table-cell>
          <table:table-cell table:formula="of:=[.$A20]*16*1000*1000/([.B20]+[.$J20])/1024/1024" office:value-type="float" office:value="260.412428183135" calcext:value-type="float">
            <text:p>260,4124281831</text:p>
          </table:table-cell>
          <table:table-cell table:formula="of:=[.$A20]*16*1000*1000/([.C20]+[.$J20])/1024/1024" office:value-type="float" office:value="357.802255551875" calcext:value-type="float">
            <text:p>357,8022555519</text:p>
          </table:table-cell>
          <table:table-cell table:formula="of:=[.$A20]*16*1000*1000/([.D20]+[.$J20])/1024/1024" office:value-type="float" office:value="282.800118864425" calcext:value-type="float">
            <text:p>282,8001188644</text:p>
          </table:table-cell>
          <table:table-cell table:formula="of:=[.$A20]*16*1000*1000/([.E20]+[.$J20])/1024/1024" office:value-type="float" office:value="213.257271573139" calcext:value-type="float">
            <text:p>213,2572715731</text:p>
          </table:table-cell>
          <table:table-cell table:formula="of:=[.$A20]*16*1000*1000/([.F20]+[.$J20])/1024/1024" office:value-type="float" office:value="1798.3210986618" calcext:value-type="float">
            <text:p>1798,3210986618</text:p>
          </table:table-cell>
          <table:table-cell table:formula="of:=[.$A20]*16*1000*1000/([.G20]+[.$J20])/1024/1024" office:value-type="float" office:value="457.546478500677" calcext:value-type="float">
            <text:p>457,5464785007</text:p>
          </table:table-cell>
          <table:table-cell table:formula="of:=[.$A20]*16*1000*1000/[.H20]/1024/1024" office:value-type="float" office:value="136.812869388067" calcext:value-type="float">
            <text:p>136,812869388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[.B2]/1000" office:value-type="float" office:value="0.018" calcext:value-type="float">
            <text:p>0,018</text:p>
          </table:table-cell>
          <table:table-cell table:formula="of:=[.C2]/1000" office:value-type="float" office:value="1.915" calcext:value-type="float">
            <text:p>1,915</text:p>
          </table:table-cell>
          <table:table-cell table:formula="of:=[.D2]/1000" office:value-type="float" office:value="0.021" calcext:value-type="float">
            <text:p>0,021</text:p>
          </table:table-cell>
          <table:table-cell table:formula="of:=[.E2]/1000" office:value-type="float" office:value="0.086" calcext:value-type="float">
            <text:p>0,086</text:p>
          </table:table-cell>
          <table:table-cell table:formula="of:=[.F2]/1000" office:value-type="float" office:value="0.732" calcext:value-type="float">
            <text:p>0,732</text:p>
          </table:table-cell>
          <table:table-cell table:formula="of:=[.G2]/1000" office:value-type="float" office:value="0.219" calcext:value-type="float">
            <text:p>0,219</text:p>
          </table:table-cell>
          <table:table-cell table:formula="of:=[.H2]/1000"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/>
          <table:table-cell table:formula="of:=[.B3]/1000" office:value-type="float" office:value="0.019" calcext:value-type="float">
            <text:p>0,019</text:p>
          </table:table-cell>
          <table:table-cell table:formula="of:=[.C3]/1000" office:value-type="float" office:value="1.747" calcext:value-type="float">
            <text:p>1,747</text:p>
          </table:table-cell>
          <table:table-cell table:formula="of:=[.D3]/1000" office:value-type="float" office:value="0.023" calcext:value-type="float">
            <text:p>0,023</text:p>
          </table:table-cell>
          <table:table-cell table:formula="of:=[.E3]/1000" office:value-type="float" office:value="0.134" calcext:value-type="float">
            <text:p>0,134</text:p>
          </table:table-cell>
          <table:table-cell table:formula="of:=[.F3]/1000" office:value-type="float" office:value="0.718" calcext:value-type="float">
            <text:p>0,718</text:p>
          </table:table-cell>
          <table:table-cell table:formula="of:=[.G3]/1000" office:value-type="float" office:value="0.324" calcext:value-type="float">
            <text:p>0,324</text:p>
          </table:table-cell>
          <table:table-cell table:formula="of:=[.H3]/1000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/>
          <table:table-cell table:formula="of:=[.B4]/1000" office:value-type="float" office:value="0.025" calcext:value-type="float">
            <text:p>0,025</text:p>
          </table:table-cell>
          <table:table-cell table:formula="of:=[.C4]/1000" office:value-type="float" office:value="1.744" calcext:value-type="float">
            <text:p>1,744</text:p>
          </table:table-cell>
          <table:table-cell table:formula="of:=[.D4]/1000" office:value-type="float" office:value="0.028" calcext:value-type="float">
            <text:p>0,028</text:p>
          </table:table-cell>
          <table:table-cell table:formula="of:=[.E4]/1000" office:value-type="float" office:value="0.2" calcext:value-type="float">
            <text:p>0,2</text:p>
          </table:table-cell>
          <table:table-cell table:formula="of:=[.F4]/1000" office:value-type="float" office:value="0.818" calcext:value-type="float">
            <text:p>0,818</text:p>
          </table:table-cell>
          <table:table-cell table:formula="of:=[.G4]/1000" office:value-type="float" office:value="0.32" calcext:value-type="float">
            <text:p>0,32</text:p>
          </table:table-cell>
          <table:table-cell table:formula="of:=[.H4]/1000" office:value-type="float" office:value="0.012" calcext:value-type="float">
            <text:p>0,012</text:p>
          </table:table-cell>
          <table:table-cell table:number-columns-repeated="2"/>
        </table:table-row>
        <table:table-row table:style-name="ro1">
          <table:table-cell/>
          <table:table-cell table:formula="of:=[.B5]/1000" office:value-type="float" office:value="0.039" calcext:value-type="float">
            <text:p>0,039</text:p>
          </table:table-cell>
          <table:table-cell table:formula="of:=[.C5]/1000" office:value-type="float" office:value="8.78" calcext:value-type="float">
            <text:p>8,78</text:p>
          </table:table-cell>
          <table:table-cell table:formula="of:=[.D5]/1000" office:value-type="float" office:value="0.04" calcext:value-type="float">
            <text:p>0,04</text:p>
          </table:table-cell>
          <table:table-cell table:formula="of:=[.E5]/1000" office:value-type="float" office:value="0.295" calcext:value-type="float">
            <text:p>0,295</text:p>
          </table:table-cell>
          <table:table-cell table:formula="of:=[.F5]/1000" office:value-type="float" office:value="0.721" calcext:value-type="float">
            <text:p>0,721</text:p>
          </table:table-cell>
          <table:table-cell table:formula="of:=[.G5]/1000" office:value-type="float" office:value="0.367" calcext:value-type="float">
            <text:p>0,367</text:p>
          </table:table-cell>
          <table:table-cell table:formula="of:=[.H5]/1000" office:value-type="float" office:value="0.027" calcext:value-type="float">
            <text:p>0,027</text:p>
          </table:table-cell>
          <table:table-cell table:number-columns-repeated="2"/>
        </table:table-row>
        <table:table-row table:style-name="ro1">
          <table:table-cell/>
          <table:table-cell table:formula="of:=[.B6]/1000" office:value-type="float" office:value="0.5" calcext:value-type="float">
            <text:p>0,5</text:p>
          </table:table-cell>
          <table:table-cell table:formula="of:=[.C6]/1000" office:value-type="float" office:value="8.823" calcext:value-type="float">
            <text:p>8,823</text:p>
          </table:table-cell>
          <table:table-cell table:formula="of:=[.D6]/1000" office:value-type="float" office:value="0.069" calcext:value-type="float">
            <text:p>0,069</text:p>
          </table:table-cell>
          <table:table-cell table:formula="of:=[.E6]/1000" office:value-type="float" office:value="0.437" calcext:value-type="float">
            <text:p>0,437</text:p>
          </table:table-cell>
          <table:table-cell table:formula="of:=[.F6]/1000" office:value-type="float" office:value="0.804" calcext:value-type="float">
            <text:p>0,804</text:p>
          </table:table-cell>
          <table:table-cell table:formula="of:=[.G6]/1000" office:value-type="float" office:value="0.553" calcext:value-type="float">
            <text:p>0,553</text:p>
          </table:table-cell>
          <table:table-cell table:formula="of:=[.H6]/1000" office:value-type="float" office:value="0.061" calcext:value-type="float">
            <text:p>0,061</text:p>
          </table:table-cell>
          <table:table-cell table:number-columns-repeated="2"/>
        </table:table-row>
        <table:table-row table:style-name="ro1">
          <table:table-cell/>
          <table:table-cell table:formula="of:=[.B7]/1000" office:value-type="float" office:value="0.599" calcext:value-type="float">
            <text:p>0,599</text:p>
          </table:table-cell>
          <table:table-cell table:formula="of:=[.C7]/1000" office:value-type="float" office:value="8.862" calcext:value-type="float">
            <text:p>8,862</text:p>
          </table:table-cell>
          <table:table-cell table:formula="of:=[.D7]/1000" office:value-type="float" office:value="0.267" calcext:value-type="float">
            <text:p>0,267</text:p>
          </table:table-cell>
          <table:table-cell table:formula="of:=[.E7]/1000" office:value-type="float" office:value="0.917" calcext:value-type="float">
            <text:p>0,917</text:p>
          </table:table-cell>
          <table:table-cell table:formula="of:=[.F7]/1000" office:value-type="float" office:value="0.902" calcext:value-type="float">
            <text:p>0,902</text:p>
          </table:table-cell>
          <table:table-cell table:formula="of:=[.G7]/1000" office:value-type="float" office:value="0.583" calcext:value-type="float">
            <text:p>0,583</text:p>
          </table:table-cell>
          <table:table-cell table:formula="of:=[.H7]/1000" office:value-type="float" office:value="0.133" calcext:value-type="float">
            <text:p>0,133</text:p>
          </table:table-cell>
          <table:table-cell table:number-columns-repeated="2"/>
        </table:table-row>
        <table:table-row table:style-name="ro1">
          <table:table-cell/>
          <table:table-cell table:formula="of:=[.B8]/1000" office:value-type="float" office:value="0.705" calcext:value-type="float">
            <text:p>0,705</text:p>
          </table:table-cell>
          <table:table-cell table:formula="of:=[.C8]/1000" office:value-type="float" office:value="8.88" calcext:value-type="float">
            <text:p>8,88</text:p>
          </table:table-cell>
          <table:table-cell table:formula="of:=[.D8]/1000" office:value-type="float" office:value="0.394" calcext:value-type="float">
            <text:p>0,394</text:p>
          </table:table-cell>
          <table:table-cell table:formula="of:=[.E8]/1000" office:value-type="float" office:value="1.618" calcext:value-type="float">
            <text:p>1,618</text:p>
          </table:table-cell>
          <table:table-cell table:formula="of:=[.F8]/1000" office:value-type="float" office:value="0.781" calcext:value-type="float">
            <text:p>0,781</text:p>
          </table:table-cell>
          <table:table-cell table:formula="of:=[.G8]/1000" office:value-type="float" office:value="0.615" calcext:value-type="float">
            <text:p>0,615</text:p>
          </table:table-cell>
          <table:table-cell table:formula="of:=[.H8]/1000" office:value-type="float" office:value="0.283" calcext:value-type="float">
            <text:p>0,283</text:p>
          </table:table-cell>
          <table:table-cell table:number-columns-repeated="2"/>
        </table:table-row>
        <table:table-row table:style-name="ro1">
          <table:table-cell/>
          <table:table-cell table:formula="of:=[.B9]/1000" office:value-type="float" office:value="0.888" calcext:value-type="float">
            <text:p>0,888</text:p>
          </table:table-cell>
          <table:table-cell table:formula="of:=[.C9]/1000" office:value-type="float" office:value="9.046" calcext:value-type="float">
            <text:p>9,046</text:p>
          </table:table-cell>
          <table:table-cell table:formula="of:=[.D9]/1000" office:value-type="float" office:value="0.514" calcext:value-type="float">
            <text:p>0,514</text:p>
          </table:table-cell>
          <table:table-cell table:formula="of:=[.E9]/1000" office:value-type="float" office:value="2.392" calcext:value-type="float">
            <text:p>2,392</text:p>
          </table:table-cell>
          <table:table-cell table:formula="of:=[.F9]/1000" office:value-type="float" office:value="0.785" calcext:value-type="float">
            <text:p>0,785</text:p>
          </table:table-cell>
          <table:table-cell table:formula="of:=[.G9]/1000" office:value-type="float" office:value="0.661" calcext:value-type="float">
            <text:p>0,661</text:p>
          </table:table-cell>
          <table:table-cell table:formula="of:=[.H9]/1000" office:value-type="float" office:value="0.599" calcext:value-type="float">
            <text:p>0,599</text:p>
          </table:table-cell>
          <table:table-cell table:number-columns-repeated="2"/>
        </table:table-row>
        <table:table-row table:style-name="ro1">
          <table:table-cell/>
          <table:table-cell table:formula="of:=[.B10]/1000" office:value-type="float" office:value="1.135" calcext:value-type="float">
            <text:p>1,135</text:p>
          </table:table-cell>
          <table:table-cell table:formula="of:=[.C10]/1000" office:value-type="float" office:value="9.354" calcext:value-type="float">
            <text:p>9,354</text:p>
          </table:table-cell>
          <table:table-cell table:formula="of:=[.D10]/1000" office:value-type="float" office:value="0.795" calcext:value-type="float">
            <text:p>0,795</text:p>
          </table:table-cell>
          <table:table-cell table:formula="of:=[.E10]/1000" office:value-type="float" office:value="3.367" calcext:value-type="float">
            <text:p>3,367</text:p>
          </table:table-cell>
          <table:table-cell table:formula="of:=[.F10]/1000" office:value-type="float" office:value="0.801" calcext:value-type="float">
            <text:p>0,801</text:p>
          </table:table-cell>
          <table:table-cell table:formula="of:=[.G10]/1000" office:value-type="float" office:value="0.728" calcext:value-type="float">
            <text:p>0,728</text:p>
          </table:table-cell>
          <table:table-cell table:formula="of:=[.H10]/1000" office:value-type="float" office:value="1.245" calcext:value-type="float">
            <text:p>1,245</text:p>
          </table:table-cell>
          <table:table-cell table:number-columns-repeated="2"/>
        </table:table-row>
        <table:table-row table:style-name="ro1">
          <table:table-cell/>
          <table:table-cell table:formula="of:=[.B11]/1000" office:value-type="float" office:value="1.634" calcext:value-type="float">
            <text:p>1,634</text:p>
          </table:table-cell>
          <table:table-cell table:formula="of:=[.C11]/1000" office:value-type="float" office:value="10.201" calcext:value-type="float">
            <text:p>10,201</text:p>
          </table:table-cell>
          <table:table-cell table:formula="of:=[.D11]/1000" office:value-type="float" office:value="1.124" calcext:value-type="float">
            <text:p>1,124</text:p>
          </table:table-cell>
          <table:table-cell table:formula="of:=[.E11]/1000" office:value-type="float" office:value="4.964" calcext:value-type="float">
            <text:p>4,964</text:p>
          </table:table-cell>
          <table:table-cell table:formula="of:=[.F11]/1000" office:value-type="float" office:value="0.861" calcext:value-type="float">
            <text:p>0,861</text:p>
          </table:table-cell>
          <table:table-cell table:formula="of:=[.G11]/1000" office:value-type="float" office:value="0.945" calcext:value-type="float">
            <text:p>0,945</text:p>
          </table:table-cell>
          <table:table-cell table:formula="of:=[.H11]/1000" office:value-type="float" office:value="2.502" calcext:value-type="float">
            <text:p>2,502</text:p>
          </table:table-cell>
          <table:table-cell table:number-columns-repeated="2"/>
        </table:table-row>
        <table:table-row table:style-name="ro1">
          <table:table-cell/>
          <table:table-cell table:formula="of:=[.B12]/1000" office:value-type="float" office:value="2.824" calcext:value-type="float">
            <text:p>2,824</text:p>
          </table:table-cell>
          <table:table-cell table:formula="of:=[.C12]/1000" office:value-type="float" office:value="11.942" calcext:value-type="float">
            <text:p>11,942</text:p>
          </table:table-cell>
          <table:table-cell table:formula="of:=[.D12]/1000" office:value-type="float" office:value="2.259" calcext:value-type="float">
            <text:p>2,259</text:p>
          </table:table-cell>
          <table:table-cell table:formula="of:=[.E12]/1000" office:value-type="float" office:value="6.853" calcext:value-type="float">
            <text:p>6,853</text:p>
          </table:table-cell>
          <table:table-cell table:formula="of:=[.F12]/1000" office:value-type="float" office:value="1.111" calcext:value-type="float">
            <text:p>1,111</text:p>
          </table:table-cell>
          <table:table-cell table:formula="of:=[.G12]/1000" office:value-type="float" office:value="1.496" calcext:value-type="float">
            <text:p>1,496</text:p>
          </table:table-cell>
          <table:table-cell table:formula="of:=[.H12]/1000" office:value-type="float" office:value="4.917" calcext:value-type="float">
            <text:p>4,917</text:p>
          </table:table-cell>
          <table:table-cell table:number-columns-repeated="2"/>
        </table:table-row>
        <table:table-row table:style-name="ro1">
          <table:table-cell/>
          <table:table-cell table:formula="of:=[.B13]/1000" office:value-type="float" office:value="5.036" calcext:value-type="float">
            <text:p>5,036</text:p>
          </table:table-cell>
          <table:table-cell table:formula="of:=[.C13]/1000" office:value-type="float" office:value="14.601" calcext:value-type="float">
            <text:p>14,601</text:p>
          </table:table-cell>
          <table:table-cell table:formula="of:=[.D13]/1000" office:value-type="float" office:value="4.069" calcext:value-type="float">
            <text:p>4,069</text:p>
          </table:table-cell>
          <table:table-cell table:formula="of:=[.E13]/1000" office:value-type="float" office:value="9.546" calcext:value-type="float">
            <text:p>9,546</text:p>
          </table:table-cell>
          <table:table-cell table:formula="of:=[.F13]/1000" office:value-type="float" office:value="1.525" calcext:value-type="float">
            <text:p>1,525</text:p>
          </table:table-cell>
          <table:table-cell table:formula="of:=[.G13]/1000" office:value-type="float" office:value="2.66" calcext:value-type="float">
            <text:p>2,66</text:p>
          </table:table-cell>
          <table:table-cell table:formula="of:=[.H13]/1000" office:value-type="float" office:value="10.391" calcext:value-type="float">
            <text:p>10,391</text:p>
          </table:table-cell>
          <table:table-cell table:number-columns-repeated="2"/>
        </table:table-row>
        <table:table-row table:style-name="ro1">
          <table:table-cell/>
          <table:table-cell table:formula="of:=[.B14]/1000" office:value-type="float" office:value="9.717" calcext:value-type="float">
            <text:p>9,717</text:p>
          </table:table-cell>
          <table:table-cell table:formula="of:=[.C14]/1000" office:value-type="float" office:value="19.73" calcext:value-type="float">
            <text:p>19,73</text:p>
          </table:table-cell>
          <table:table-cell table:formula="of:=[.D14]/1000" office:value-type="float" office:value="8.22" calcext:value-type="float">
            <text:p>8,22</text:p>
          </table:table-cell>
          <table:table-cell table:formula="of:=[.E14]/1000" office:value-type="float" office:value="17.432" calcext:value-type="float">
            <text:p>17,432</text:p>
          </table:table-cell>
          <table:table-cell table:formula="of:=[.F14]/1000" office:value-type="float" office:value="2.08" calcext:value-type="float">
            <text:p>2,08</text:p>
          </table:table-cell>
          <table:table-cell table:formula="of:=[.G14]/1000" office:value-type="float" office:value="5.1" calcext:value-type="float">
            <text:p>5,1</text:p>
          </table:table-cell>
          <table:table-cell table:formula="of:=[.H14]/1000" office:value-type="float" office:value="21.864" calcext:value-type="float">
            <text:p>21,864</text:p>
          </table:table-cell>
          <table:table-cell table:number-columns-repeated="2"/>
        </table:table-row>
        <table:table-row table:style-name="ro1">
          <table:table-cell/>
          <table:table-cell table:formula="of:=[.B15]/1000" office:value-type="float" office:value="19.776" calcext:value-type="float">
            <text:p>19,776</text:p>
          </table:table-cell>
          <table:table-cell table:formula="of:=[.C15]/1000" office:value-type="float" office:value="37.578" calcext:value-type="float">
            <text:p>37,578</text:p>
          </table:table-cell>
          <table:table-cell table:formula="of:=[.D15]/1000" office:value-type="float" office:value="17.022" calcext:value-type="float">
            <text:p>17,022</text:p>
          </table:table-cell>
          <table:table-cell table:formula="of:=[.E15]/1000" office:value-type="float" office:value="31.896" calcext:value-type="float">
            <text:p>31,896</text:p>
          </table:table-cell>
          <table:table-cell table:formula="of:=[.F15]/1000" office:value-type="float" office:value="3.007" calcext:value-type="float">
            <text:p>3,007</text:p>
          </table:table-cell>
          <table:table-cell table:formula="of:=[.G15]/1000" office:value-type="float" office:value="10.479" calcext:value-type="float">
            <text:p>10,479</text:p>
          </table:table-cell>
          <table:table-cell table:formula="of:=[.H15]/1000" office:value-type="float" office:value="46.146" calcext:value-type="float">
            <text:p>46,146</text:p>
          </table:table-cell>
          <table:table-cell table:number-columns-repeated="2"/>
        </table:table-row>
        <table:table-row table:style-name="ro1">
          <table:table-cell/>
          <table:table-cell table:formula="of:=[.B16]/1000" office:value-type="float" office:value="41.689" calcext:value-type="float">
            <text:p>41,689</text:p>
          </table:table-cell>
          <table:table-cell table:formula="of:=[.C16]/1000" office:value-type="float" office:value="57.007" calcext:value-type="float">
            <text:p>57,007</text:p>
          </table:table-cell>
          <table:table-cell table:formula="of:=[.D16]/1000" office:value-type="float" office:value="36.28" calcext:value-type="float">
            <text:p>36,28</text:p>
          </table:table-cell>
          <table:table-cell table:formula="of:=[.E16]/1000" office:value-type="float" office:value="61.492" calcext:value-type="float">
            <text:p>61,492</text:p>
          </table:table-cell>
          <table:table-cell table:formula="of:=[.F16]/1000" office:value-type="float" office:value="4.84" calcext:value-type="float">
            <text:p>4,84</text:p>
          </table:table-cell>
          <table:table-cell table:formula="of:=[.G16]/1000" office:value-type="float" office:value="22.27" calcext:value-type="float">
            <text:p>22,27</text:p>
          </table:table-cell>
          <table:table-cell table:formula="of:=[.H16]/1000" office:value-type="float" office:value="97.402" calcext:value-type="float">
            <text:p>97,402</text:p>
          </table:table-cell>
          <table:table-cell table:number-columns-repeated="2"/>
        </table:table-row>
        <table:table-row table:style-name="ro1">
          <table:table-cell/>
          <table:table-cell table:formula="of:=[.B17]/1000" office:value-type="float" office:value="89.363" calcext:value-type="float">
            <text:p>89,363</text:p>
          </table:table-cell>
          <table:table-cell table:formula="of:=[.C17]/1000" office:value-type="float" office:value="95.57" calcext:value-type="float">
            <text:p>95,57</text:p>
          </table:table-cell>
          <table:table-cell table:formula="of:=[.D17]/1000" office:value-type="float" office:value="78.659" calcext:value-type="float">
            <text:p>78,659</text:p>
          </table:table-cell>
          <table:table-cell table:formula="of:=[.E17]/1000" office:value-type="float" office:value="123.714" calcext:value-type="float">
            <text:p>123,714</text:p>
          </table:table-cell>
          <table:table-cell table:formula="of:=[.F17]/1000" office:value-type="float" office:value="8.444" calcext:value-type="float">
            <text:p>8,444</text:p>
          </table:table-cell>
          <table:table-cell table:formula="of:=[.G17]/1000" office:value-type="float" office:value="48.453" calcext:value-type="float">
            <text:p>48,453</text:p>
          </table:table-cell>
          <table:table-cell table:formula="of:=[.H17]/1000" office:value-type="float" office:value="204.354" calcext:value-type="float">
            <text:p>204,354</text:p>
          </table:table-cell>
          <table:table-cell table:number-columns-repeated="2"/>
        </table:table-row>
        <table:table-row table:style-name="ro1">
          <table:table-cell/>
          <table:table-cell table:formula="of:=[.B18]/1000" office:value-type="float" office:value="192.616" calcext:value-type="float">
            <text:p>192,616</text:p>
          </table:table-cell>
          <table:table-cell table:formula="of:=[.C18]/1000" office:value-type="float" office:value="172.598" calcext:value-type="float">
            <text:p>172,598</text:p>
          </table:table-cell>
          <table:table-cell table:formula="of:=[.D18]/1000" office:value-type="float" office:value="172.111" calcext:value-type="float">
            <text:p>172,111</text:p>
          </table:table-cell>
          <table:table-cell table:formula="of:=[.E18]/1000" office:value-type="float" office:value="255.572" calcext:value-type="float">
            <text:p>255,572</text:p>
          </table:table-cell>
          <table:table-cell table:formula="of:=[.F18]/1000" office:value-type="float" office:value="15.691" calcext:value-type="float">
            <text:p>15,691</text:p>
          </table:table-cell>
          <table:table-cell table:formula="of:=[.G18]/1000" office:value-type="float" office:value="103.854" calcext:value-type="float">
            <text:p>103,854</text:p>
          </table:table-cell>
          <table:table-cell table:formula="of:=[.H18]/1000" office:value-type="float" office:value="427.632" calcext:value-type="float">
            <text:p>427,632</text:p>
          </table:table-cell>
          <table:table-cell table:number-columns-repeated="2"/>
        </table:table-row>
        <table:table-row table:style-name="ro1">
          <table:table-cell/>
          <table:table-cell table:formula="of:=[.B19]/1000" office:value-type="float" office:value="416.655" calcext:value-type="float">
            <text:p>416,655</text:p>
          </table:table-cell>
          <table:table-cell table:formula="of:=[.C19]/1000" office:value-type="float" office:value="326.12" calcext:value-type="float">
            <text:p>326,12</text:p>
          </table:table-cell>
          <table:table-cell table:formula="of:=[.D19]/1000" office:value-type="float" office:value="376.4" calcext:value-type="float">
            <text:p>376,4</text:p>
          </table:table-cell>
          <table:table-cell table:formula="of:=[.E19]/1000" office:value-type="float" office:value="533.982" calcext:value-type="float">
            <text:p>533,982</text:p>
          </table:table-cell>
          <table:table-cell table:formula="of:=[.F19]/1000" office:value-type="float" office:value="30.342" calcext:value-type="float">
            <text:p>30,342</text:p>
          </table:table-cell>
          <table:table-cell table:formula="of:=[.G19]/1000" office:value-type="float" office:value="224.226" calcext:value-type="float">
            <text:p>224,226</text:p>
          </table:table-cell>
          <table:table-cell table:formula="of:=[.H19]/1000" office:value-type="float" office:value="896.282" calcext:value-type="float">
            <text:p>896,282</text:p>
          </table:table-cell>
          <table:table-cell table:number-columns-repeated="2"/>
        </table:table-row>
        <table:table-row table:style-name="ro1">
          <table:table-cell/>
          <table:table-cell table:formula="of:=[.B20]/1000" office:value-type="float" office:value="900.039" calcext:value-type="float">
            <text:p>900,039</text:p>
          </table:table-cell>
          <table:table-cell table:formula="of:=[.C20]/1000" office:value-type="float" office:value="632.462" calcext:value-type="float">
            <text:p>632,462</text:p>
          </table:table-cell>
          <table:table-cell table:formula="of:=[.D20]/1000" office:value-type="float" office:value="822.216" calcext:value-type="float">
            <text:p>822,216</text:p>
          </table:table-cell>
          <table:table-cell table:formula="of:=[.E20]/1000" office:value-type="float" office:value="1117.411" calcext:value-type="float">
            <text:p>1117,411</text:p>
          </table:table-cell>
          <table:table-cell table:formula="of:=[.F20]/1000" office:value-type="float" office:value="59.338" calcext:value-type="float">
            <text:p>59,338</text:p>
          </table:table-cell>
          <table:table-cell table:formula="of:=[.G20]/1000" office:value-type="float" office:value="476.489" calcext:value-type="float">
            <text:p>476,489</text:p>
          </table:table-cell>
          <table:table-cell table:formula="of:=[.H20]/1000" office:value-type="float" office:value="1871.169" calcext:value-type="float">
            <text:p>1871,169</text:p>
          </table:table-cell>
          <table:table-cell table:number-columns-repeated="2"/>
        </table:table-row>
      </table:table>
      <table:table table:name="Copy tim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_to_device</text:p>
          </table:table-cell>
          <table:table-cell office:value-type="string" calcext:value-type="string">
            <text:p>time_to_host</text:p>
          </table:table-cell>
          <table:table-cell office:value-type="string" calcext:value-type="string">
            <text:p>time_to_device</text:p>
          </table:table-cell>
          <table:table-cell office:value-type="string" calcext:value-type="string">
            <text:p>time_to_host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]/1000" office:value-type="float" office:value="0.007" calcext:value-type="float">
            <text:p>0,007</text:p>
          </table:table-cell>
          <table:table-cell table:formula="of:=[.C2]/100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]/1000" office:value-type="float" office:value="0.007" calcext:value-type="float">
            <text:p>0,007</text:p>
          </table:table-cell>
          <table:table-cell table:formula="of:=[.C3]/100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4]/1000" office:value-type="float" office:value="0.008" calcext:value-type="float">
            <text:p>0,008</text:p>
          </table:table-cell>
          <table:table-cell table:formula="of:=[.C4]/1000"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5]/1000" office:value-type="float" office:value="0.011" calcext:value-type="float">
            <text:p>0,011</text:p>
          </table:table-cell>
          <table:table-cell table:formula="of:=[.C5]/1000"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6]/1000" office:value-type="float" office:value="0.014" calcext:value-type="float">
            <text:p>0,014</text:p>
          </table:table-cell>
          <table:table-cell table:formula="of:=[.C6]/1000"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B7]/1000" office:value-type="float" office:value="0.018" calcext:value-type="float">
            <text:p>0,018</text:p>
          </table:table-cell>
          <table:table-cell table:formula="of:=[.C7]/1000"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[.B8]/1000" office:value-type="float" office:value="0.028" calcext:value-type="float">
            <text:p>0,028</text:p>
          </table:table-cell>
          <table:table-cell table:formula="of:=[.C8]/1000"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formula="of:=[.B9]/1000" office:value-type="float" office:value="0.048" calcext:value-type="float">
            <text:p>0,048</text:p>
          </table:table-cell>
          <table:table-cell table:formula="of:=[.C9]/1000"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formula="of:=[.B10]/1000" office:value-type="float" office:value="0.084" calcext:value-type="float">
            <text:p>0,084</text:p>
          </table:table-cell>
          <table:table-cell table:formula="of:=[.C10]/1000"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table:formula="of:=[.B11]/1000" office:value-type="float" office:value="0.151" calcext:value-type="float">
            <text:p>0,151</text:p>
          </table:table-cell>
          <table:table-cell table:formula="of:=[.C11]/1000"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81" calcext:value-type="float">
            <text:p>281</text:p>
          </table:table-cell>
          <table:table-cell office:value-type="float" office:value="316" calcext:value-type="float">
            <text:p>316</text:p>
          </table:table-cell>
          <table:table-cell table:formula="of:=[.B12]/1000" office:value-type="float" office:value="0.281" calcext:value-type="float">
            <text:p>0,281</text:p>
          </table:table-cell>
          <table:table-cell table:formula="of:=[.C12]/1000" office:value-type="float" office:value="0.316" calcext:value-type="float">
            <text:p>0,31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34" calcext:value-type="float">
            <text:p>434</text:p>
          </table:table-cell>
          <table:table-cell office:value-type="float" office:value="451" calcext:value-type="float">
            <text:p>451</text:p>
          </table:table-cell>
          <table:table-cell table:formula="of:=[.B13]/1000" office:value-type="float" office:value="0.434" calcext:value-type="float">
            <text:p>0,434</text:p>
          </table:table-cell>
          <table:table-cell table:formula="of:=[.C13]/1000" office:value-type="float" office:value="0.451" calcext:value-type="float">
            <text:p>0,45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760" calcext:value-type="float">
            <text:p>760</text:p>
          </table:table-cell>
          <table:table-cell office:value-type="float" office:value="767" calcext:value-type="float">
            <text:p>767</text:p>
          </table:table-cell>
          <table:table-cell table:formula="of:=[.B14]/1000" office:value-type="float" office:value="0.76" calcext:value-type="float">
            <text:p>0,76</text:p>
          </table:table-cell>
          <table:table-cell table:formula="of:=[.C14]/1000" office:value-type="float" office:value="0.767" calcext:value-type="float">
            <text:p>0,76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17" calcext:value-type="float">
            <text:p>1417</text:p>
          </table:table-cell>
          <table:table-cell office:value-type="float" office:value="1405" calcext:value-type="float">
            <text:p>1405</text:p>
          </table:table-cell>
          <table:table-cell table:formula="of:=[.B15]/1000" office:value-type="float" office:value="1.417" calcext:value-type="float">
            <text:p>1,417</text:p>
          </table:table-cell>
          <table:table-cell table:formula="of:=[.C15]/1000" office:value-type="float" office:value="1.405" calcext:value-type="float">
            <text:p>1,40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730" calcext:value-type="float">
            <text:p>2730</text:p>
          </table:table-cell>
          <table:table-cell office:value-type="float" office:value="2684" calcext:value-type="float">
            <text:p>2684</text:p>
          </table:table-cell>
          <table:table-cell table:formula="of:=[.B16]/1000" office:value-type="float" office:value="2.73" calcext:value-type="float">
            <text:p>2,73</text:p>
          </table:table-cell>
          <table:table-cell table:formula="of:=[.C16]/1000" office:value-type="float" office:value="2.684" calcext:value-type="float">
            <text:p>2,684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350" calcext:value-type="float">
            <text:p>5350</text:p>
          </table:table-cell>
          <table:table-cell office:value-type="float" office:value="5235" calcext:value-type="float">
            <text:p>5235</text:p>
          </table:table-cell>
          <table:table-cell table:formula="of:=[.B17]/1000" office:value-type="float" office:value="5.35" calcext:value-type="float">
            <text:p>5,35</text:p>
          </table:table-cell>
          <table:table-cell table:formula="of:=[.C17]/1000" office:value-type="float" office:value="5.235" calcext:value-type="float">
            <text:p>5,235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0597" calcext:value-type="float">
            <text:p>10597</text:p>
          </table:table-cell>
          <table:table-cell office:value-type="float" office:value="10341" calcext:value-type="float">
            <text:p>10341</text:p>
          </table:table-cell>
          <table:table-cell table:formula="of:=[.B18]/1000" office:value-type="float" office:value="10.597" calcext:value-type="float">
            <text:p>10,597</text:p>
          </table:table-cell>
          <table:table-cell table:formula="of:=[.C18]/1000" office:value-type="float" office:value="10.341" calcext:value-type="float">
            <text:p>10,34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1081" calcext:value-type="float">
            <text:p>21081</text:p>
          </table:table-cell>
          <table:table-cell office:value-type="float" office:value="20540" calcext:value-type="float">
            <text:p>20540</text:p>
          </table:table-cell>
          <table:table-cell table:formula="of:=[.B19]/1000" office:value-type="float" office:value="21.081" calcext:value-type="float">
            <text:p>21,081</text:p>
          </table:table-cell>
          <table:table-cell table:formula="of:=[.C19]/1000" office:value-type="float" office:value="20.54" calcext:value-type="float">
            <text:p>20,54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42057" calcext:value-type="float">
            <text:p>42057</text:p>
          </table:table-cell>
          <table:table-cell office:value-type="float" office:value="40960" calcext:value-type="float">
            <text:p>40960</text:p>
          </table:table-cell>
          <table:table-cell table:formula="of:=[.B20]/1000" office:value-type="float" office:value="42.057" calcext:value-type="float">
            <text:p>42,057</text:p>
          </table:table-cell>
          <table:table-cell table:formula="of:=[.C20]/1000" office:value-type="float" office:value="40.96" calcext:value-type="float">
            <text:p>40,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$A2]*1000*1000/[.B2]/1024/1024" office:value-type="float" office:value="139.508928571429" calcext:value-type="float">
            <text:p>139,5089285714</text:p>
          </table:table-cell>
          <table:table-cell table:formula="of:=[.$A2]*1000*1000/[.C2]/1024/1024" office:value-type="float" office:value="97.65625" calcext:value-type="float">
            <text:p>97,65625</text:p>
          </table:table-cell>
          <table:table-cell table:number-columns-repeated="2"/>
        </table:table-row>
        <table:table-row table:style-name="ro1">
          <table:table-cell/>
          <table:table-cell table:formula="of:=[.$A3]*1000*1000/[.B3]/1024/1024" office:value-type="float" office:value="279.017857142857" calcext:value-type="float">
            <text:p>279,0178571429</text:p>
          </table:table-cell>
          <table:table-cell table:formula="of:=[.$A3]*1000*1000/[.C3]/1024/1024" office:value-type="float" office:value="195.3125" calcext:value-type="float">
            <text:p>195,3125</text:p>
          </table:table-cell>
          <table:table-cell table:number-columns-repeated="2"/>
        </table:table-row>
        <table:table-row table:style-name="ro1">
          <table:table-cell/>
          <table:table-cell table:formula="of:=[.$A4]*1000*1000/[.B4]/1024/1024" office:value-type="float" office:value="488.28125" calcext:value-type="float">
            <text:p>488,28125</text:p>
          </table:table-cell>
          <table:table-cell table:formula="of:=[.$A4]*1000*1000/[.C4]/1024/1024" office:value-type="float" office:value="355.113636363636" calcext:value-type="float">
            <text:p>355,1136363636</text:p>
          </table:table-cell>
          <table:table-cell table:number-columns-repeated="2"/>
        </table:table-row>
        <table:table-row table:style-name="ro1">
          <table:table-cell/>
          <table:table-cell table:formula="of:=[.$A5]*1000*1000/[.B5]/1024/1024" office:value-type="float" office:value="710.227272727273" calcext:value-type="float">
            <text:p>710,2272727273</text:p>
          </table:table-cell>
          <table:table-cell table:formula="of:=[.$A5]*1000*1000/[.C5]/1024/1024" office:value-type="float" office:value="600.961538461538" calcext:value-type="float">
            <text:p>600,9615384615</text:p>
          </table:table-cell>
          <table:table-cell table:number-columns-repeated="2"/>
        </table:table-row>
        <table:table-row table:style-name="ro1">
          <table:table-cell/>
          <table:table-cell table:formula="of:=[.$A6]*1000*1000/[.B6]/1024/1024" office:value-type="float" office:value="1116.07142857143" calcext:value-type="float">
            <text:p>1116,0714285714</text:p>
          </table:table-cell>
          <table:table-cell table:formula="of:=[.$A6]*1000*1000/[.C6]/1024/1024" office:value-type="float" office:value="1041.66666666667" calcext:value-type="float">
            <text:p>1041,6666666667</text:p>
          </table:table-cell>
          <table:table-cell table:number-columns-repeated="2"/>
        </table:table-row>
        <table:table-row table:style-name="ro1">
          <table:table-cell/>
          <table:table-cell table:formula="of:=[.$A7]*1000*1000/[.B7]/1024/1024" office:value-type="float" office:value="1736.11111111111" calcext:value-type="float">
            <text:p>1736,1111111111</text:p>
          </table:table-cell>
          <table:table-cell table:formula="of:=[.$A7]*1000*1000/[.C7]/1024/1024" office:value-type="float" office:value="1488.09523809524" calcext:value-type="float">
            <text:p>1488,0952380952</text:p>
          </table:table-cell>
          <table:table-cell table:number-columns-repeated="2"/>
        </table:table-row>
        <table:table-row table:style-name="ro1">
          <table:table-cell/>
          <table:table-cell table:formula="of:=[.$A8]*1000*1000/[.B8]/1024/1024" office:value-type="float" office:value="2232.14285714286" calcext:value-type="float">
            <text:p>2232,1428571429</text:p>
          </table:table-cell>
          <table:table-cell table:formula="of:=[.$A8]*1000*1000/[.C8]/1024/1024" office:value-type="float" office:value="1893.93939393939" calcext:value-type="float">
            <text:p>1893,9393939394</text:p>
          </table:table-cell>
          <table:table-cell table:number-columns-repeated="2"/>
        </table:table-row>
        <table:table-row table:style-name="ro1">
          <table:table-cell/>
          <table:table-cell table:formula="of:=[.$A9]*1000*1000/[.B9]/1024/1024" office:value-type="float" office:value="2604.16666666667" calcext:value-type="float">
            <text:p>2604,1666666667</text:p>
          </table:table-cell>
          <table:table-cell table:formula="of:=[.$A9]*1000*1000/[.C9]/1024/1024" office:value-type="float" office:value="2314.81481481481" calcext:value-type="float">
            <text:p>2314,8148148148</text:p>
          </table:table-cell>
          <table:table-cell table:number-columns-repeated="2"/>
        </table:table-row>
        <table:table-row table:style-name="ro1">
          <table:table-cell/>
          <table:table-cell table:formula="of:=[.$A10]*1000*1000/[.B10]/1024/1024" office:value-type="float" office:value="2976.19047619048" calcext:value-type="float">
            <text:p>2976,1904761905</text:p>
          </table:table-cell>
          <table:table-cell table:formula="of:=[.$A10]*1000*1000/[.C10]/1024/1024" office:value-type="float" office:value="2631.57894736842" calcext:value-type="float">
            <text:p>2631,5789473684</text:p>
          </table:table-cell>
          <table:table-cell table:number-columns-repeated="2"/>
        </table:table-row>
        <table:table-row table:style-name="ro1">
          <table:table-cell/>
          <table:table-cell table:formula="of:=[.$A11]*1000*1000/[.B11]/1024/1024" office:value-type="float" office:value="3311.2582781457" calcext:value-type="float">
            <text:p>3311,2582781457</text:p>
          </table:table-cell>
          <table:table-cell table:formula="of:=[.$A11]*1000*1000/[.C11]/1024/1024" office:value-type="float" office:value="2906.97674418605" calcext:value-type="float">
            <text:p>2906,9767441861</text:p>
          </table:table-cell>
          <table:table-cell table:number-columns-repeated="2"/>
        </table:table-row>
        <table:table-row table:style-name="ro1">
          <table:table-cell/>
          <table:table-cell table:formula="of:=[.$A12]*1000*1000/[.B12]/1024/1024" office:value-type="float" office:value="3558.71886120996" calcext:value-type="float">
            <text:p>3558,71886121</text:p>
          </table:table-cell>
          <table:table-cell table:formula="of:=[.$A12]*1000*1000/[.C12]/1024/1024" office:value-type="float" office:value="3164.55696202532" calcext:value-type="float">
            <text:p>3164,5569620253</text:p>
          </table:table-cell>
          <table:table-cell table:number-columns-repeated="2"/>
        </table:table-row>
        <table:table-row table:style-name="ro1">
          <table:table-cell/>
          <table:table-cell table:formula="of:=[.$A13]*1000*1000/[.B13]/1024/1024" office:value-type="float" office:value="4608.29493087558" calcext:value-type="float">
            <text:p>4608,2949308756</text:p>
          </table:table-cell>
          <table:table-cell table:formula="of:=[.$A13]*1000*1000/[.C13]/1024/1024" office:value-type="float" office:value="4434.58980044346" calcext:value-type="float">
            <text:p>4434,5898004435</text:p>
          </table:table-cell>
          <table:table-cell table:number-columns-repeated="2"/>
        </table:table-row>
        <table:table-row table:style-name="ro1">
          <table:table-cell/>
          <table:table-cell table:formula="of:=[.$A14]*1000*1000/[.B14]/1024/1024" office:value-type="float" office:value="5263.15789473684" calcext:value-type="float">
            <text:p>5263,1578947369</text:p>
          </table:table-cell>
          <table:table-cell table:formula="of:=[.$A14]*1000*1000/[.C14]/1024/1024" office:value-type="float" office:value="5215.12385919166" calcext:value-type="float">
            <text:p>5215,1238591917</text:p>
          </table:table-cell>
          <table:table-cell table:number-columns-repeated="2"/>
        </table:table-row>
        <table:table-row table:style-name="ro1">
          <table:table-cell/>
          <table:table-cell table:formula="of:=[.$A15]*1000*1000/[.B15]/1024/1024" office:value-type="float" office:value="5645.73041637262" calcext:value-type="float">
            <text:p>5645,7304163726</text:p>
          </table:table-cell>
          <table:table-cell table:formula="of:=[.$A15]*1000*1000/[.C15]/1024/1024" office:value-type="float" office:value="5693.95017793594" calcext:value-type="float">
            <text:p>5693,950177936</text:p>
          </table:table-cell>
          <table:table-cell table:number-columns-repeated="2"/>
        </table:table-row>
        <table:table-row table:style-name="ro1">
          <table:table-cell/>
          <table:table-cell table:formula="of:=[.$A16]*1000*1000/[.B16]/1024/1024" office:value-type="float" office:value="5860.80586080586" calcext:value-type="float">
            <text:p>5860,8058608059</text:p>
          </table:table-cell>
          <table:table-cell table:formula="of:=[.$A16]*1000*1000/[.C16]/1024/1024" office:value-type="float" office:value="5961.25186289121" calcext:value-type="float">
            <text:p>5961,2518628912</text:p>
          </table:table-cell>
          <table:table-cell table:number-columns-repeated="2"/>
        </table:table-row>
        <table:table-row table:style-name="ro1">
          <table:table-cell/>
          <table:table-cell table:formula="of:=[.$A17]*1000*1000/[.B17]/1024/1024" office:value-type="float" office:value="5981.30841121495" calcext:value-type="float">
            <text:p>5981,308411215</text:p>
          </table:table-cell>
          <table:table-cell table:formula="of:=[.$A17]*1000*1000/[.C17]/1024/1024" office:value-type="float" office:value="6112.7029608405" calcext:value-type="float">
            <text:p>6112,7029608405</text:p>
          </table:table-cell>
          <table:table-cell table:number-columns-repeated="2"/>
        </table:table-row>
        <table:table-row table:style-name="ro1">
          <table:table-cell/>
          <table:table-cell table:formula="of:=[.$A18]*1000*1000/[.B18]/1024/1024" office:value-type="float" office:value="6039.44512597905" calcext:value-type="float">
            <text:p>6039,4451259791</text:p>
          </table:table-cell>
          <table:table-cell table:formula="of:=[.$A18]*1000*1000/[.C18]/1024/1024" office:value-type="float" office:value="6188.95658060149" calcext:value-type="float">
            <text:p>6188,9565806015</text:p>
          </table:table-cell>
          <table:table-cell table:number-columns-repeated="2"/>
        </table:table-row>
        <table:table-row table:style-name="ro1">
          <table:table-cell/>
          <table:table-cell table:formula="of:=[.$A19]*1000*1000/[.B19]/1024/1024" office:value-type="float" office:value="6071.81822494189" calcext:value-type="float">
            <text:p>6071,8182249419</text:p>
          </table:table-cell>
          <table:table-cell table:formula="of:=[.$A19]*1000*1000/[.C19]/1024/1024" office:value-type="float" office:value="6231.7429406037" calcext:value-type="float">
            <text:p>6231,7429406037</text:p>
          </table:table-cell>
          <table:table-cell table:number-columns-repeated="2"/>
        </table:table-row>
        <table:table-row table:style-name="ro1">
          <table:table-cell/>
          <table:table-cell table:formula="of:=[.$A20]*1000*1000/[.B20]/1024/1024" office:value-type="float" office:value="6086.97719761276" calcext:value-type="float">
            <text:p>6086,9771976128</text:p>
          </table:table-cell>
          <table:table-cell table:formula="of:=[.$A20]*1000*1000/[.C20]/1024/1024" office:value-type="float" office:value="6250" calcext:value-type="float">
            <text:p>6250</text:p>
          </table:table-cell>
          <table:table-cell table:number-columns-repeated="2"/>
        </table:table-row>
      </table:table>
      <table:table table:name="All" table:style-name="ta1">
        <table:table-column table:style-name="co1" table:number-columns-repeated="4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py to device</text:p>
          </table:table-cell>
          <table:table-cell office:value-type="string" calcext:value-type="string">
            <text:p>Copy to host</text:p>
          </table:table-cell>
          <table:table-cell office:value-type="string" calcext:value-type="string">
            <text:p>Bitonic sort (4B)</text:p>
          </table:table-cell>
          <table:table-cell office:value-type="string" calcext:value-type="string">
            <text:p>Radix sort (4B)</text:p>
          </table:table-cell>
          <table:table-cell office:value-type="string" calcext:value-type="string">
            <text:p>Odd-even merge sort (4B)</text:p>
          </table:table-cell>
          <table:table-cell office:value-type="string" calcext:value-type="string">
            <text:p>Merge sort (4B)</text:p>
          </table:table-cell>
          <table:table-cell office:value-type="string" calcext:value-type="string">
            <text:p>Quick sort (4B)</text:p>
          </table:table-cell>
          <table:table-cell office:value-type="string" calcext:value-type="string">
            <text:p>Radix sort (thrust) (4B)</text:p>
          </table:table-cell>
          <table:table-cell office:value-type="string" calcext:value-type="string">
            <text:p>Merge sort (thrust) (4B)</text:p>
          </table:table-cell>
          <table:table-cell office:value-type="string" calcext:value-type="string">
            <text:p>CPU STL sort (4B)</text:p>
          </table:table-cell>
          <table:table-cell office:value-type="string" calcext:value-type="string">
            <text:p>Bitonic sort (8B)</text:p>
          </table:table-cell>
          <table:table-cell office:value-type="string" calcext:value-type="string">
            <text:p>Radix sort (8B)</text:p>
          </table:table-cell>
          <table:table-cell office:value-type="string" calcext:value-type="string">
            <text:p>Odd-even merge sort (8B)</text:p>
          </table:table-cell>
          <table:table-cell office:value-type="string" calcext:value-type="string">
            <text:p>Merge sort (8B)</text:p>
          </table:table-cell>
          <table:table-cell office:value-type="string" calcext:value-type="string">
            <text:p>Radix sort (thrust) (8B)</text:p>
          </table:table-cell>
          <table:table-cell office:value-type="string" calcext:value-type="string">
            <text:p>Merge sort (thrust) (8B)</text:p>
          </table:table-cell>
          <table:table-cell office:value-type="string" calcext:value-type="string">
            <text:p>CPU STL sort (8B)</text:p>
          </table:table-cell>
          <table:table-cell office:value-type="string" calcext:value-type="string">
            <text:p>Bitonic sort (16B)</text:p>
          </table:table-cell>
          <table:table-cell office:value-type="string" calcext:value-type="string">
            <text:p>Radix sort (16B)</text:p>
          </table:table-cell>
          <table:table-cell office:value-type="string" calcext:value-type="string">
            <text:p>Odd-even merge sort (16B)</text:p>
          </table:table-cell>
          <table:table-cell office:value-type="string" calcext:value-type="string">
            <text:p>Merge sort (16B)</text:p>
          </table:table-cell>
          <table:table-cell office:value-type="string" calcext:value-type="string">
            <text:p>Radix sort (thrust) (16B)</text:p>
          </table:table-cell>
          <table:table-cell office:value-type="string" calcext:value-type="string">
            <text:p>Merge sort (thrust) (16B)</text:p>
          </table:table-cell>
          <table:table-cell office:value-type="string" calcext:value-type="string">
            <text:p>CPU STL sort (16B)</text:p>
          </table:table-cell>
          <table:table-cell office:value-type="string" calcext:value-type="string">
            <text:p>Bitonic sort (4B) + Copy</text:p>
          </table:table-cell>
          <table:table-cell office:value-type="string" calcext:value-type="string">
            <text:p>Radix sort (4B) + Copy</text:p>
          </table:table-cell>
          <table:table-cell office:value-type="string" calcext:value-type="string">
            <text:p>Odd-even merge sort (4B) + Copy</text:p>
          </table:table-cell>
          <table:table-cell office:value-type="string" calcext:value-type="string">
            <text:p>Merge sort (4B) + Copy</text:p>
          </table:table-cell>
          <table:table-cell office:value-type="string" calcext:value-type="string">
            <text:p>Quick sort (4B) + Copy</text:p>
          </table:table-cell>
          <table:table-cell office:value-type="string" calcext:value-type="string">
            <text:p>Radix sort (thrust) (4B) + Copy</text:p>
          </table:table-cell>
          <table:table-cell office:value-type="string" calcext:value-type="string">
            <text:p>Merge sort (thrust) (4B) + Copy</text:p>
          </table:table-cell>
          <table:table-cell office:value-type="string" calcext:value-type="string">
            <text:p>Bitonic sort (8B) + Copy</text:p>
          </table:table-cell>
          <table:table-cell office:value-type="string" calcext:value-type="string">
            <text:p>Radix sort (8B) + Copy</text:p>
          </table:table-cell>
          <table:table-cell office:value-type="string" calcext:value-type="string">
            <text:p>Odd-even merge sort (8B) + Copy</text:p>
          </table:table-cell>
          <table:table-cell office:value-type="string" calcext:value-type="string">
            <text:p>Merge sort (8B) + Copy</text:p>
          </table:table-cell>
          <table:table-cell office:value-type="string" calcext:value-type="string">
            <text:p>Radix sort (thrust) (8B) + Copy</text:p>
          </table:table-cell>
          <table:table-cell office:value-type="string" calcext:value-type="string">
            <text:p>Merge sort (thrust) (8B) + Copy</text:p>
          </table:table-cell>
          <table:table-cell office:value-type="string" calcext:value-type="string">
            <text:p>Bitonic sort (16B) + Copy</text:p>
          </table:table-cell>
          <table:table-cell office:value-type="string" calcext:value-type="string">
            <text:p>Radix sort (16B) + Copy</text:p>
          </table:table-cell>
          <table:table-cell office:value-type="string" calcext:value-type="string">
            <text:p>Odd-even merge sort (16B) + Copy</text:p>
          </table:table-cell>
          <table:table-cell office:value-type="string" calcext:value-type="string">
            <text:p>Merge sort (16B) + Copy</text:p>
          </table:table-cell>
          <table:table-cell office:value-type="string" calcext:value-type="string">
            <text:p>Radix sort (thrust) (16B) + Copy</text:p>
          </table:table-cell>
          <table:table-cell office:value-type="string" calcext:value-type="string">
            <text:p>Merge sort (thrust) (16B) + Copy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9.508928571429" calcext:value-type="float">
            <text:p>139,5089285714</text:p>
          </table:table-cell>
          <table:table-cell office:value-type="float" office:value="97.65625" calcext:value-type="float">
            <text:p>97,65625</text:p>
          </table:table-cell>
          <table:table-cell office:value-type="float" office:value="51.3980263157895" calcext:value-type="float">
            <text:p>51,3980263158</text:p>
          </table:table-cell>
          <table:table-cell office:value-type="float" office:value="0.959295186640471" calcext:value-type="float">
            <text:p>0,9592951866</text:p>
          </table:table-cell>
          <table:table-cell office:value-type="float" office:value="42.4592391304348" calcext:value-type="float">
            <text:p>42,4592391304</text:p>
          </table:table-cell>
          <table:table-cell office:value-type="float" office:value="5.33640710382514" calcext:value-type="float">
            <text:p>5,3364071038</text:p>
          </table:table-cell>
          <table:table-cell office:value-type="float" office:value="0.846975281873374" calcext:value-type="float">
            <text:p>0,8469752819</text:p>
          </table:table-cell>
          <table:table-cell office:value-type="float" office:value="1.5625" calcext:value-type="float">
            <text:p>1,5625</text:p>
          </table:table-cell>
          <table:table-cell office:value-type="float" office:value="51.3980263157895" calcext:value-type="float">
            <text:p>51,3980263158</text:p>
          </table:table-cell>
          <table:table-cell office:value-type="float" office:value="40.6901041666667" calcext:value-type="float">
            <text:p>40,6901041667</text:p>
          </table:table-cell>
          <table:table-cell office:value-type="float" office:value="54.2534722222222" calcext:value-type="float">
            <text:p>54,2534722222</text:p>
          </table:table-cell>
          <table:table-cell office:value-type="float" office:value="0.490242218875502" calcext:value-type="float">
            <text:p>0,4902422189</text:p>
          </table:table-cell>
          <table:table-cell office:value-type="float" office:value="42.4592391304348" calcext:value-type="float">
            <text:p>42,4592391304</text:p>
          </table:table-cell>
          <table:table-cell office:value-type="float" office:value="7.5702519379845" calcext:value-type="float">
            <text:p>7,570251938</text:p>
          </table:table-cell>
          <table:table-cell office:value-type="float" office:value="1.36773459383754" calcext:value-type="float">
            <text:p>1,3677345938</text:p>
          </table:table-cell>
          <table:table-cell office:value-type="float" office:value="51.3980263157895" calcext:value-type="float">
            <text:p>51,3980263158</text:p>
          </table:table-cell>
          <table:table-cell office:value-type="float" office:value="195.3125" calcext:value-type="float">
            <text:p>195,3125</text:p>
          </table:table-cell>
          <table:table-cell office:value-type="float" office:value="54.2534722222222" calcext:value-type="float">
            <text:p>54,2534722222</text:p>
          </table:table-cell>
          <table:table-cell office:value-type="float" office:value="0.509954308093995" calcext:value-type="float">
            <text:p>0,5099543081</text:p>
          </table:table-cell>
          <table:table-cell office:value-type="float" office:value="46.5029761904762" calcext:value-type="float">
            <text:p>46,5029761905</text:p>
          </table:table-cell>
          <table:table-cell office:value-type="float" office:value="11.3553779069767" calcext:value-type="float">
            <text:p>11,355377907</text:p>
          </table:table-cell>
          <table:table-cell office:value-type="float" office:value="1.33410177595628" calcext:value-type="float">
            <text:p>1,334101776</text:p>
          </table:table-cell>
          <table:table-cell office:value-type="float" office:value="4.45918949771689" calcext:value-type="float">
            <text:p>4,4591894977</text:p>
          </table:table-cell>
          <table:table-cell office:value-type="float" office:value="325.520833333333" calcext:value-type="float">
            <text:p>325,5208333333</text:p>
          </table:table-cell>
          <table:table-cell office:value-type="float" office:value="27.1267361111111" calcext:value-type="float">
            <text:p>27,1267361111</text:p>
          </table:table-cell>
          <table:table-cell office:value-type="float" office:value="0.943538647342995" calcext:value-type="float">
            <text:p>0,9435386473</text:p>
          </table:table-cell>
          <table:table-cell office:value-type="float" office:value="24.4140625" calcext:value-type="float">
            <text:p>24,4140625</text:p>
          </table:table-cell>
          <table:table-cell office:value-type="float" office:value="4.8828125" calcext:value-type="float">
            <text:p>4,8828125</text:p>
          </table:table-cell>
          <table:table-cell office:value-type="float" office:value="0.834668803418803" calcext:value-type="float">
            <text:p>0,8346688034</text:p>
          </table:table-cell>
          <table:table-cell office:value-type="float" office:value="1.5211253894081" calcext:value-type="float">
            <text:p>1,5211253894</text:p>
          </table:table-cell>
          <table:table-cell office:value-type="float" office:value="27.1267361111111" calcext:value-type="float">
            <text:p>27,1267361111</text:p>
          </table:table-cell>
          <table:table-cell office:value-type="float" office:value="27.9017857142857" calcext:value-type="float">
            <text:p>27,9017857143</text:p>
          </table:table-cell>
          <table:table-cell office:value-type="float" office:value="0.486093827775012" calcext:value-type="float">
            <text:p>0,4860938278</text:p>
          </table:table-cell>
          <table:table-cell office:value-type="float" office:value="24.4140625" calcext:value-type="float">
            <text:p>24,4140625</text:p>
          </table:table-cell>
          <table:table-cell office:value-type="float" office:value="6.68878424657534" calcext:value-type="float">
            <text:p>6,6887842466</text:p>
          </table:table-cell>
          <table:table-cell office:value-type="float" office:value="1.3359268125855" calcext:value-type="float">
            <text:p>1,3359268126</text:p>
          </table:table-cell>
          <table:table-cell office:value-type="float" office:value="27.1267361111111" calcext:value-type="float">
            <text:p>27,1267361111</text:p>
          </table:table-cell>
          <table:table-cell office:value-type="float" office:value="27.9017857142857" calcext:value-type="float">
            <text:p>27,9017857143</text:p>
          </table:table-cell>
          <table:table-cell office:value-type="float" office:value="0.505467132505176" calcext:value-type="float">
            <text:p>0,5054671325</text:p>
          </table:table-cell>
          <table:table-cell office:value-type="float" office:value="25.6990131578947" calcext:value-type="float">
            <text:p>25,6990131579</text:p>
          </table:table-cell>
          <table:table-cell office:value-type="float" office:value="9.48118932038835" calcext:value-type="float">
            <text:p>9,4811893204</text:p>
          </table:table-cell>
          <table:table-cell office:value-type="float" office:value="1.3038217623498" calcext:value-type="float">
            <text:p>1,3038217623</text:p>
          </table:table-cell>
          <table:table-cell office:value-type="float" office:value="4.13797669491525" calcext:value-type="float">
            <text:p>4,13797669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79.017857142857" calcext:value-type="float">
            <text:p>279,0178571429</text:p>
          </table:table-cell>
          <table:table-cell office:value-type="float" office:value="195.3125" calcext:value-type="float">
            <text:p>195,3125</text:p>
          </table:table-cell>
          <table:table-cell office:value-type="float" office:value="81.3802083333333" calcext:value-type="float">
            <text:p>81,3802083333</text:p>
          </table:table-cell>
          <table:table-cell office:value-type="float" office:value="0.392115037141136" calcext:value-type="float">
            <text:p>0,3921150371</text:p>
          </table:table-cell>
          <table:table-cell office:value-type="float" office:value="75.1201923076923" calcext:value-type="float">
            <text:p>75,1201923077</text:p>
          </table:table-cell>
          <table:table-cell office:value-type="float" office:value="7.51201923076923" calcext:value-type="float">
            <text:p>7,5120192308</text:p>
          </table:table-cell>
          <table:table-cell office:value-type="float" office:value="1.72233245149912" calcext:value-type="float">
            <text:p>1,7223324515</text:p>
          </table:table-cell>
          <table:table-cell office:value-type="float" office:value="3.23365066225166" calcext:value-type="float">
            <text:p>3,2336506623</text:p>
          </table:table-cell>
          <table:table-cell office:value-type="float" office:value="14.6851503759399" calcext:value-type="float">
            <text:p>14,6851503759</text:p>
          </table:table-cell>
          <table:table-cell office:value-type="float" office:value="39.0625" calcext:value-type="float">
            <text:p>39,0625</text:p>
          </table:table-cell>
          <table:table-cell office:value-type="float" office:value="97.65625" calcext:value-type="float">
            <text:p>97,65625</text:p>
          </table:table-cell>
          <table:table-cell office:value-type="float" office:value="1.01355734302024" calcext:value-type="float">
            <text:p>1,013557343</text:p>
          </table:table-cell>
          <table:table-cell office:value-type="float" office:value="81.3802083333333" calcext:value-type="float">
            <text:p>81,3802083333</text:p>
          </table:table-cell>
          <table:table-cell office:value-type="float" office:value="10.3339947089947" calcext:value-type="float">
            <text:p>10,333994709</text:p>
          </table:table-cell>
          <table:table-cell office:value-type="float" office:value="2.79817335243553" calcext:value-type="float">
            <text:p>2,7981733524</text:p>
          </table:table-cell>
          <table:table-cell office:value-type="float" office:value="14.5755597014925" calcext:value-type="float">
            <text:p>14,5755597015</text:p>
          </table:table-cell>
          <table:table-cell office:value-type="float" office:value="195.3125" calcext:value-type="float">
            <text:p>195,3125</text:p>
          </table:table-cell>
          <table:table-cell office:value-type="float" office:value="102.796052631579" calcext:value-type="float">
            <text:p>102,7960526316</text:p>
          </table:table-cell>
          <table:table-cell office:value-type="float" office:value="1.11798797939325" calcext:value-type="float">
            <text:p>1,1179879794</text:p>
          </table:table-cell>
          <table:table-cell office:value-type="float" office:value="84.9184782608696" calcext:value-type="float">
            <text:p>84,9184782609</text:p>
          </table:table-cell>
          <table:table-cell office:value-type="float" office:value="14.5755597014925" calcext:value-type="float">
            <text:p>14,5755597015</text:p>
          </table:table-cell>
          <table:table-cell office:value-type="float" office:value="2.72022980501393" calcext:value-type="float">
            <text:p>2,720229805</text:p>
          </table:table-cell>
          <table:table-cell office:value-type="float" office:value="6.02816358024691" calcext:value-type="float">
            <text:p>6,0281635802</text:p>
          </table:table-cell>
          <table:table-cell office:value-type="float" office:value="325.520833333333" calcext:value-type="float">
            <text:p>325,5208333333</text:p>
          </table:table-cell>
          <table:table-cell office:value-type="float" office:value="47.6371951219512" calcext:value-type="float">
            <text:p>47,637195122</text:p>
          </table:table-cell>
          <table:table-cell office:value-type="float" office:value="0.39078131252501" calcext:value-type="float">
            <text:p>0,3907813125</text:p>
          </table:table-cell>
          <table:table-cell office:value-type="float" office:value="45.421511627907" calcext:value-type="float">
            <text:p>45,4215116279</text:p>
          </table:table-cell>
          <table:table-cell office:value-type="float" office:value="7.05099277978339" calcext:value-type="float">
            <text:p>7,0509927798</text:p>
          </table:table-cell>
          <table:table-cell office:value-type="float" office:value="1.69689400521286" calcext:value-type="float">
            <text:p>1,6968940052</text:p>
          </table:table-cell>
          <table:table-cell office:value-type="float" office:value="3.14512882447665" calcext:value-type="float">
            <text:p>3,1451288245</text:p>
          </table:table-cell>
          <table:table-cell office:value-type="float" office:value="13.0208333333333" calcext:value-type="float">
            <text:p>13,0208333333</text:p>
          </table:table-cell>
          <table:table-cell office:value-type="float" office:value="52.7871621621622" calcext:value-type="float">
            <text:p>52,7871621622</text:p>
          </table:table-cell>
          <table:table-cell office:value-type="float" office:value="1.00469393004115" calcext:value-type="float">
            <text:p>1,00469393</text:p>
          </table:table-cell>
          <table:table-cell office:value-type="float" office:value="47.6371951219512" calcext:value-type="float">
            <text:p>47,637195122</text:p>
          </table:table-cell>
          <table:table-cell office:value-type="float" office:value="9.48118932038835" calcext:value-type="float">
            <text:p>9,4811893204</text:p>
          </table:table-cell>
          <table:table-cell office:value-type="float" office:value="2.73164335664336" calcext:value-type="float">
            <text:p>2,7316433566</text:p>
          </table:table-cell>
          <table:table-cell office:value-type="float" office:value="12.9346026490066" calcext:value-type="float">
            <text:p>12,934602649</text:p>
          </table:table-cell>
          <table:table-cell office:value-type="float" office:value="54.2534722222222" calcext:value-type="float">
            <text:p>54,2534722222</text:p>
          </table:table-cell>
          <table:table-cell office:value-type="float" office:value="1.10721371882086" calcext:value-type="float">
            <text:p>1,1072137188</text:p>
          </table:table-cell>
          <table:table-cell office:value-type="float" office:value="48.828125" calcext:value-type="float">
            <text:p>48,828125</text:p>
          </table:table-cell>
          <table:table-cell office:value-type="float" office:value="12.9346026490066" calcext:value-type="float">
            <text:p>12,934602649</text:p>
          </table:table-cell>
          <table:table-cell office:value-type="float" office:value="2.65731292517007" calcext:value-type="float">
            <text:p>2,6573129252</text:p>
          </table:table-cell>
          <table:table-cell office:value-type="float" office:value="5.72763929618768" calcext:value-type="float">
            <text:p>5,727639296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8.28125" calcext:value-type="float">
            <text:p>488,28125</text:p>
          </table:table-cell>
          <table:table-cell office:value-type="float" office:value="355.113636363636" calcext:value-type="float">
            <text:p>355,1136363636</text:p>
          </table:table-cell>
          <table:table-cell office:value-type="float" office:value="8.81772009029345" calcext:value-type="float">
            <text:p>8,8177200903</text:p>
          </table:table-cell>
          <table:table-cell office:value-type="float" office:value="0.805246340960627" calcext:value-type="float">
            <text:p>0,805246341</text:p>
          </table:table-cell>
          <table:table-cell office:value-type="float" office:value="114.889705882353" calcext:value-type="float">
            <text:p>114,8897058824</text:p>
          </table:table-cell>
          <table:table-cell office:value-type="float" office:value="10.5006720430108" calcext:value-type="float">
            <text:p>10,500672043</text:p>
          </table:table-cell>
          <table:table-cell office:value-type="float" office:value="2.66456343792633" calcext:value-type="float">
            <text:p>2,6645634379</text:p>
          </table:table-cell>
          <table:table-cell office:value-type="float" office:value="6.48878737541528" calcext:value-type="float">
            <text:p>6,4887873754</text:p>
          </table:table-cell>
          <table:table-cell office:value-type="float" office:value="14.9093511450382" calcext:value-type="float">
            <text:p>14,909351145</text:p>
          </table:table-cell>
          <table:table-cell office:value-type="float" office:value="36.1689814814815" calcext:value-type="float">
            <text:p>36,1689814815</text:p>
          </table:table-cell>
          <table:table-cell office:value-type="float" office:value="144.675925925926" calcext:value-type="float">
            <text:p>144,6759259259</text:p>
          </table:table-cell>
          <table:table-cell office:value-type="float" office:value="0.412748309382925" calcext:value-type="float">
            <text:p>0,4127483094</text:p>
          </table:table-cell>
          <table:table-cell office:value-type="float" office:value="134.698275862069" calcext:value-type="float">
            <text:p>134,6982758621</text:p>
          </table:table-cell>
          <table:table-cell office:value-type="float" office:value="14.521375464684" calcext:value-type="float">
            <text:p>14,5213754647</text:p>
          </table:table-cell>
          <table:table-cell office:value-type="float" office:value="5.77847633136095" calcext:value-type="float">
            <text:p>5,7784763314</text:p>
          </table:table-cell>
          <table:table-cell office:value-type="float" office:value="14.7964015151515" calcext:value-type="float">
            <text:p>14,7964015152</text:p>
          </table:table-cell>
          <table:table-cell office:value-type="float" office:value="177.556818181818" calcext:value-type="float">
            <text:p>177,5568181818</text:p>
          </table:table-cell>
          <table:table-cell office:value-type="float" office:value="156.25" calcext:value-type="float">
            <text:p>156,25</text:p>
          </table:table-cell>
          <table:table-cell office:value-type="float" office:value="2.23982224770642" calcext:value-type="float">
            <text:p>2,2398222477</text:p>
          </table:table-cell>
          <table:table-cell office:value-type="float" office:value="139.508928571429" calcext:value-type="float">
            <text:p>139,5089285714</text:p>
          </table:table-cell>
          <table:table-cell office:value-type="float" office:value="19.53125" calcext:value-type="float">
            <text:p>19,53125</text:p>
          </table:table-cell>
          <table:table-cell office:value-type="float" office:value="4.77536674816626" calcext:value-type="float">
            <text:p>4,7753667482</text:p>
          </table:table-cell>
          <table:table-cell office:value-type="float" office:value="12.20703125" calcext:value-type="float">
            <text:p>12,20703125</text:p>
          </table:table-cell>
          <table:table-cell office:value-type="float" office:value="325.520833333333" calcext:value-type="float">
            <text:p>325,5208333333</text:p>
          </table:table-cell>
          <table:table-cell office:value-type="float" office:value="8.45508658008658" calcext:value-type="float">
            <text:p>8,4550865801</text:p>
          </table:table-cell>
          <table:table-cell office:value-type="float" office:value="0.802104722792608" calcext:value-type="float">
            <text:p>0,8021047228</text:p>
          </table:table-cell>
          <table:table-cell office:value-type="float" office:value="73.7028301886793" calcext:value-type="float">
            <text:p>73,7028301887</text:p>
          </table:table-cell>
          <table:table-cell office:value-type="float" office:value="9.99040920716113" calcext:value-type="float">
            <text:p>9,9904092072</text:p>
          </table:table-cell>
          <table:table-cell office:value-type="float" office:value="2.63047138047138" calcext:value-type="float">
            <text:p>2,6304713805</text:p>
          </table:table-cell>
          <table:table-cell office:value-type="float" office:value="6.2902576489533" calcext:value-type="float">
            <text:p>6,290257649</text:p>
          </table:table-cell>
          <table:table-cell office:value-type="float" office:value="13.9012455516014" calcext:value-type="float">
            <text:p>13,9012455516</text:p>
          </table:table-cell>
          <table:table-cell office:value-type="float" office:value="84.9184782608696" calcext:value-type="float">
            <text:p>84,9184782609</text:p>
          </table:table-cell>
          <table:table-cell office:value-type="float" office:value="0.411921332911526" calcext:value-type="float">
            <text:p>0,4119213329</text:p>
          </table:table-cell>
          <table:table-cell office:value-type="float" office:value="81.3802083333333" calcext:value-type="float">
            <text:p>81,3802083333</text:p>
          </table:table-cell>
          <table:table-cell office:value-type="float" office:value="13.5633680555556" calcext:value-type="float">
            <text:p>13,5633680556</text:p>
          </table:table-cell>
          <table:table-cell office:value-type="float" office:value="5.6205035971223" calcext:value-type="float">
            <text:p>5,6205035971</text:p>
          </table:table-cell>
          <table:table-cell office:value-type="float" office:value="13.8030035335689" calcext:value-type="float">
            <text:p>13,8030035336</text:p>
          </table:table-cell>
          <table:table-cell office:value-type="float" office:value="88.7784090909091" calcext:value-type="float">
            <text:p>88,7784090909</text:p>
          </table:table-cell>
          <table:table-cell office:value-type="float" office:value="2.21568349404424" calcext:value-type="float">
            <text:p>2,215683494</text:p>
          </table:table-cell>
          <table:table-cell office:value-type="float" office:value="83.1117021276596" calcext:value-type="float">
            <text:p>83,1117021277</text:p>
          </table:table-cell>
          <table:table-cell office:value-type="float" office:value="17.8367579908676" calcext:value-type="float">
            <text:p>17,8367579909</text:p>
          </table:table-cell>
          <table:table-cell office:value-type="float" office:value="4.66696535244922" calcext:value-type="float">
            <text:p>4,6669653524</text:p>
          </table:table-cell>
          <table:table-cell office:value-type="float" office:value="11.5228613569322" calcext:value-type="float">
            <text:p>11,522861356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10.227272727273" calcext:value-type="float">
            <text:p>710,2272727273</text:p>
          </table:table-cell>
          <table:table-cell office:value-type="float" office:value="600.961538461538" calcext:value-type="float">
            <text:p>600,9615384615</text:p>
          </table:table-cell>
          <table:table-cell office:value-type="float" office:value="14.9093511450382" calcext:value-type="float">
            <text:p>14,909351145</text:p>
          </table:table-cell>
          <table:table-cell office:value-type="float" office:value="1.72651933701657" calcext:value-type="float">
            <text:p>1,726519337</text:p>
          </table:table-cell>
          <table:table-cell office:value-type="float" office:value="38.4852216748768" calcext:value-type="float">
            <text:p>38,4852216749</text:p>
          </table:table-cell>
          <table:table-cell office:value-type="float" office:value="10.093669250646" calcext:value-type="float">
            <text:p>10,0936692506</text:p>
          </table:table-cell>
          <table:table-cell office:value-type="float" office:value="5.2152870493992" calcext:value-type="float">
            <text:p>5,2152870494</text:p>
          </table:table-cell>
          <table:table-cell office:value-type="float" office:value="10.9418767507003" calcext:value-type="float">
            <text:p>10,9418767507</text:p>
          </table:table-cell>
          <table:table-cell office:value-type="float" office:value="27.5088028169014" calcext:value-type="float">
            <text:p>27,5088028169</text:p>
          </table:table-cell>
          <table:table-cell office:value-type="float" office:value="33.8203463203463" calcext:value-type="float">
            <text:p>33,8203463203</text:p>
          </table:table-cell>
          <table:table-cell office:value-type="float" office:value="16.9836956521739" calcext:value-type="float">
            <text:p>16,9836956522</text:p>
          </table:table-cell>
          <table:table-cell office:value-type="float" office:value="0.876725395578498" calcext:value-type="float">
            <text:p>0,8767253956</text:p>
          </table:table-cell>
          <table:table-cell office:value-type="float" office:value="181.686046511628" calcext:value-type="float">
            <text:p>181,6860465116</text:p>
          </table:table-cell>
          <table:table-cell office:value-type="float" office:value="20.1353092783505" calcext:value-type="float">
            <text:p>20,1353092784</text:p>
          </table:table-cell>
          <table:table-cell office:value-type="float" office:value="9.85182849936948" calcext:value-type="float">
            <text:p>9,8518284994</text:p>
          </table:table-cell>
          <table:table-cell office:value-type="float" office:value="27.2212543554007" calcext:value-type="float">
            <text:p>27,2212543554</text:p>
          </table:table-cell>
          <table:table-cell office:value-type="float" office:value="159.438775510204" calcext:value-type="float">
            <text:p>159,4387755102</text:p>
          </table:table-cell>
          <table:table-cell office:value-type="float" office:value="200.320512820513" calcext:value-type="float">
            <text:p>200,3205128205</text:p>
          </table:table-cell>
          <table:table-cell office:value-type="float" office:value="0.889806378132118" calcext:value-type="float">
            <text:p>0,8898063781</text:p>
          </table:table-cell>
          <table:table-cell office:value-type="float" office:value="195.3125" calcext:value-type="float">
            <text:p>195,3125</text:p>
          </table:table-cell>
          <table:table-cell office:value-type="float" office:value="26.4830508474576" calcext:value-type="float">
            <text:p>26,4830508475</text:p>
          </table:table-cell>
          <table:table-cell office:value-type="float" office:value="10.8356449375867" calcext:value-type="float">
            <text:p>10,8356449376</text:p>
          </table:table-cell>
          <table:table-cell office:value-type="float" office:value="21.2874659400545" calcext:value-type="float">
            <text:p>21,2874659401</text:p>
          </table:table-cell>
          <table:table-cell office:value-type="float" office:value="289.351851851852" calcext:value-type="float">
            <text:p>289,3518518519</text:p>
          </table:table-cell>
          <table:table-cell office:value-type="float" office:value="14.2563868613139" calcext:value-type="float">
            <text:p>14,2563868613</text:p>
          </table:table-cell>
          <table:table-cell office:value-type="float" office:value="1.7174104198725" calcext:value-type="float">
            <text:p>1,7174104199</text:p>
          </table:table-cell>
          <table:table-cell office:value-type="float" office:value="34.4162995594714" calcext:value-type="float">
            <text:p>34,4162995595</text:p>
          </table:table-cell>
          <table:table-cell office:value-type="float" office:value="9.79010025062657" calcext:value-type="float">
            <text:p>9,7901002506</text:p>
          </table:table-cell>
          <table:table-cell office:value-type="float" office:value="5.13304862023653" calcext:value-type="float">
            <text:p>5,1330486202</text:p>
          </table:table-cell>
          <table:table-cell office:value-type="float" office:value="10.5860433604336" calcext:value-type="float">
            <text:p>10,5860433604</text:p>
          </table:table-cell>
          <table:table-cell office:value-type="float" office:value="25.3652597402597" calcext:value-type="float">
            <text:p>25,3652597403</text:p>
          </table:table-cell>
          <table:table-cell office:value-type="float" office:value="16.1415289256198" calcext:value-type="float">
            <text:p>16,1415289256</text:p>
          </table:table-cell>
          <table:table-cell office:value-type="float" office:value="0.874370453273643" calcext:value-type="float">
            <text:p>0,8743704533</text:p>
          </table:table-cell>
          <table:table-cell office:value-type="float" office:value="116.60447761194" calcext:value-type="float">
            <text:p>116,6044776119</text:p>
          </table:table-cell>
          <table:table-cell office:value-type="float" office:value="18.9623786407767" calcext:value-type="float">
            <text:p>18,9623786408</text:p>
          </table:table-cell>
          <table:table-cell office:value-type="float" office:value="9.562423500612" calcext:value-type="float">
            <text:p>9,5624235006</text:p>
          </table:table-cell>
          <table:table-cell office:value-type="float" office:value="25.120578778135" calcext:value-type="float">
            <text:p>25,1205787781</text:p>
          </table:table-cell>
          <table:table-cell office:value-type="float" office:value="124.007936507937" calcext:value-type="float">
            <text:p>124,0079365079</text:p>
          </table:table-cell>
          <table:table-cell office:value-type="float" office:value="0.887380736029078" calcext:value-type="float">
            <text:p>0,887380736</text:p>
          </table:table-cell>
          <table:table-cell office:value-type="float" office:value="122.0703125" calcext:value-type="float">
            <text:p>122,0703125</text:p>
          </table:table-cell>
          <table:table-cell office:value-type="float" office:value="24.4905956112853" calcext:value-type="float">
            <text:p>24,4905956113</text:p>
          </table:table-cell>
          <table:table-cell office:value-type="float" office:value="10.4865771812081" calcext:value-type="float">
            <text:p>10,4865771812</text:p>
          </table:table-cell>
          <table:table-cell office:value-type="float" office:value="19.9808184143223" calcext:value-type="float">
            <text:p>19,98081841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16.07142857143" calcext:value-type="float">
            <text:p>1116,0714285714</text:p>
          </table:table-cell>
          <table:table-cell office:value-type="float" office:value="1041.66666666667" calcext:value-type="float">
            <text:p>1041,6666666667</text:p>
          </table:table-cell>
          <table:table-cell office:value-type="float" office:value="25.4478827361563" calcext:value-type="float">
            <text:p>25,4478827362</text:p>
          </table:table-cell>
          <table:table-cell office:value-type="float" office:value="3.49162011173184" calcext:value-type="float">
            <text:p>3,4916201117</text:p>
          </table:table-cell>
          <table:table-cell office:value-type="float" office:value="52.6094276094276" calcext:value-type="float">
            <text:p>52,6094276094</text:p>
          </table:table-cell>
          <table:table-cell office:value-type="float" office:value="11.5740740740741" calcext:value-type="float">
            <text:p>11,5740740741</text:p>
          </table:table-cell>
          <table:table-cell office:value-type="float" office:value="10.6728142076503" calcext:value-type="float">
            <text:p>10,6728142077</text:p>
          </table:table-cell>
          <table:table-cell office:value-type="float" office:value="22.2895863052782" calcext:value-type="float">
            <text:p>22,2895863053</text:p>
          </table:table-cell>
          <table:table-cell office:value-type="float" office:value="51.3980263157895" calcext:value-type="float">
            <text:p>51,3980263158</text:p>
          </table:table-cell>
          <table:table-cell office:value-type="float" office:value="31.6937119675456" calcext:value-type="float">
            <text:p>31,6937119675</text:p>
          </table:table-cell>
          <table:table-cell office:value-type="float" office:value="28.1531531531532" calcext:value-type="float">
            <text:p>28,1531531532</text:p>
          </table:table-cell>
          <table:table-cell office:value-type="float" office:value="1.76235055267313" calcext:value-type="float">
            <text:p>1,7623505527</text:p>
          </table:table-cell>
          <table:table-cell office:value-type="float" office:value="68.8325991189427" calcext:value-type="float">
            <text:p>68,8325991189</text:p>
          </table:table-cell>
          <table:table-cell office:value-type="float" office:value="19.4825436408978" calcext:value-type="float">
            <text:p>19,4825436409</text:p>
          </table:table-cell>
          <table:table-cell office:value-type="float" office:value="20.2134540750323" calcext:value-type="float">
            <text:p>20,213454075</text:p>
          </table:table-cell>
          <table:table-cell office:value-type="float" office:value="51.5676567656766" calcext:value-type="float">
            <text:p>51,5676567657</text:p>
          </table:table-cell>
          <table:table-cell office:value-type="float" office:value="144.675925925926" calcext:value-type="float">
            <text:p>144,6759259259</text:p>
          </table:table-cell>
          <table:table-cell office:value-type="float" office:value="31.25" calcext:value-type="float">
            <text:p>31,25</text:p>
          </table:table-cell>
          <table:table-cell office:value-type="float" office:value="1.77093958970872" calcext:value-type="float">
            <text:p>1,7709395897</text:p>
          </table:table-cell>
          <table:table-cell office:value-type="float" office:value="226.449275362319" calcext:value-type="float">
            <text:p>226,4492753623</text:p>
          </table:table-cell>
          <table:table-cell office:value-type="float" office:value="35.7551487414188" calcext:value-type="float">
            <text:p>35,7551487414</text:p>
          </table:table-cell>
          <table:table-cell office:value-type="float" office:value="19.43407960199" calcext:value-type="float">
            <text:p>19,434079602</text:p>
          </table:table-cell>
          <table:table-cell office:value-type="float" office:value="28.254972875226" calcext:value-type="float">
            <text:p>28,2549728752</text:p>
          </table:table-cell>
          <table:table-cell office:value-type="float" office:value="256.147540983607" calcext:value-type="float">
            <text:p>256,1475409836</text:p>
          </table:table-cell>
          <table:table-cell office:value-type="float" office:value="24.3001555209953" calcext:value-type="float">
            <text:p>24,300155521</text:p>
          </table:table-cell>
          <table:table-cell office:value-type="float" office:value="3.46913854351687" calcext:value-type="float">
            <text:p>3,4691385435</text:p>
          </table:table-cell>
          <table:table-cell office:value-type="float" office:value="47.9294478527607" calcext:value-type="float">
            <text:p>47,9294478528</text:p>
          </table:table-cell>
          <table:table-cell office:value-type="float" office:value="11.3306744017404" calcext:value-type="float">
            <text:p>11,3306744017</text:p>
          </table:table-cell>
          <table:table-cell office:value-type="float" office:value="10.4655056932351" calcext:value-type="float">
            <text:p>10,4655056932</text:p>
          </table:table-cell>
          <table:table-cell office:value-type="float" office:value="21.4041095890411" calcext:value-type="float">
            <text:p>21,404109589</text:p>
          </table:table-cell>
          <table:table-cell office:value-type="float" office:value="46.9219219219219" calcext:value-type="float">
            <text:p>46,9219219219</text:p>
          </table:table-cell>
          <table:table-cell office:value-type="float" office:value="26.7551369863014" calcext:value-type="float">
            <text:p>26,7551369863</text:p>
          </table:table-cell>
          <table:table-cell office:value-type="float" office:value="1.7566048341765" calcext:value-type="float">
            <text:p>1,7566048342</text:p>
          </table:table-cell>
          <table:table-cell office:value-type="float" office:value="61.03515625" calcext:value-type="float">
            <text:p>61,03515625</text:p>
          </table:table-cell>
          <table:table-cell office:value-type="float" office:value="18.8026474127557" calcext:value-type="float">
            <text:p>18,8026474128</text:p>
          </table:table-cell>
          <table:table-cell office:value-type="float" office:value="19.4825436408978" calcext:value-type="float">
            <text:p>19,4825436409</text:p>
          </table:table-cell>
          <table:table-cell office:value-type="float" office:value="47.0632530120482" calcext:value-type="float">
            <text:p>47,063253012</text:p>
          </table:table-cell>
          <table:table-cell office:value-type="float" office:value="29.5368620037807" calcext:value-type="float">
            <text:p>29,5368620038</text:p>
          </table:table-cell>
          <table:table-cell office:value-type="float" office:value="1.76513782196114" calcext:value-type="float">
            <text:p>1,765137822</text:p>
          </table:table-cell>
          <table:table-cell office:value-type="float" office:value="159.438775510204" calcext:value-type="float">
            <text:p>159,4387755102</text:p>
          </table:table-cell>
          <table:table-cell office:value-type="float" office:value="33.5300429184549" calcext:value-type="float">
            <text:p>33,5300429185</text:p>
          </table:table-cell>
          <table:table-cell office:value-type="float" office:value="18.7575030012005" calcext:value-type="float">
            <text:p>18,7575030012</text:p>
          </table:table-cell>
          <table:table-cell office:value-type="float" office:value="26.8470790378007" calcext:value-type="float">
            <text:p>26,847079037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736.11111111111" calcext:value-type="float">
            <text:p>1736,1111111111</text:p>
          </table:table-cell>
          <table:table-cell office:value-type="float" office:value="1488.09523809524" calcext:value-type="float">
            <text:p>1488,0952380952</text:p>
          </table:table-cell>
          <table:table-cell office:value-type="float" office:value="43.5236768802228" calcext:value-type="float">
            <text:p>43,5236768802</text:p>
          </table:table-cell>
          <table:table-cell office:value-type="float" office:value="6.91984056687334" calcext:value-type="float">
            <text:p>6,9198405669</text:p>
          </table:table-cell>
          <table:table-cell office:value-type="float" office:value="77.1604938271605" calcext:value-type="float">
            <text:p>77,1604938272</text:p>
          </table:table-cell>
          <table:table-cell office:value-type="float" office:value="15.6877510040161" calcext:value-type="float">
            <text:p>15,687751004</text:p>
          </table:table-cell>
          <table:table-cell office:value-type="float" office:value="21.4924346629986" calcext:value-type="float">
            <text:p>21,492434663</text:p>
          </table:table-cell>
          <table:table-cell office:value-type="float" office:value="45.1589595375723" calcext:value-type="float">
            <text:p>45,1589595376</text:p>
          </table:table-cell>
          <table:table-cell office:value-type="float" office:value="91.6422287390029" calcext:value-type="float">
            <text:p>91,642228739</text:p>
          </table:table-cell>
          <table:table-cell office:value-type="float" office:value="30.8794466403162" calcext:value-type="float">
            <text:p>30,8794466403</text:p>
          </table:table-cell>
          <table:table-cell office:value-type="float" office:value="48.5248447204969" calcext:value-type="float">
            <text:p>48,5248447205</text:p>
          </table:table-cell>
          <table:table-cell office:value-type="float" office:value="3.520333445984" calcext:value-type="float">
            <text:p>3,520333446</text:p>
          </table:table-cell>
          <table:table-cell office:value-type="float" office:value="91.9117647058824" calcext:value-type="float">
            <text:p>91,9117647059</text:p>
          </table:table-cell>
          <table:table-cell office:value-type="float" office:value="21.9760900140647" calcext:value-type="float">
            <text:p>21,9760900141</text:p>
          </table:table-cell>
          <table:table-cell office:value-type="float" office:value="40.6371911573472" calcext:value-type="float">
            <text:p>40,6371911573</text:p>
          </table:table-cell>
          <table:table-cell office:value-type="float" office:value="93.2835820895522" calcext:value-type="float">
            <text:p>93,2835820896</text:p>
          </table:table-cell>
          <table:table-cell office:value-type="float" office:value="132.415254237288" calcext:value-type="float">
            <text:p>132,4152542373</text:p>
          </table:table-cell>
          <table:table-cell office:value-type="float" office:value="52.1702838063439" calcext:value-type="float">
            <text:p>52,1702838063</text:p>
          </table:table-cell>
          <table:table-cell office:value-type="float" office:value="3.52629203340104" calcext:value-type="float">
            <text:p>3,5262920334</text:p>
          </table:table-cell>
          <table:table-cell office:value-type="float" office:value="117.041198501873" calcext:value-type="float">
            <text:p>117,0411985019</text:p>
          </table:table-cell>
          <table:table-cell office:value-type="float" office:value="34.0785169029444" calcext:value-type="float">
            <text:p>34,0785169029</text:p>
          </table:table-cell>
          <table:table-cell office:value-type="float" office:value="34.6452328159645" calcext:value-type="float">
            <text:p>34,645232816</text:p>
          </table:table-cell>
          <table:table-cell office:value-type="float" office:value="53.6020583190395" calcext:value-type="float">
            <text:p>53,602058319</text:p>
          </table:table-cell>
          <table:table-cell office:value-type="float" office:value="234.962406015038" calcext:value-type="float">
            <text:p>234,962406015</text:p>
          </table:table-cell>
          <table:table-cell office:value-type="float" office:value="41.2813738441215" calcext:value-type="float">
            <text:p>41,2813738441</text:p>
          </table:table-cell>
          <table:table-cell office:value-type="float" office:value="6.86059275521405" calcext:value-type="float">
            <text:p>6,8605927552</text:p>
          </table:table-cell>
          <table:table-cell office:value-type="float" office:value="70.3828828828829" calcext:value-type="float">
            <text:p>70,3828828829</text:p>
          </table:table-cell>
          <table:table-cell office:value-type="float" office:value="15.3865091088134" calcext:value-type="float">
            <text:p>15,3865091088</text:p>
          </table:table-cell>
          <table:table-cell office:value-type="float" office:value="20.9310113864702" calcext:value-type="float">
            <text:p>20,9310113865</text:p>
          </table:table-cell>
          <table:table-cell office:value-type="float" office:value="42.749658002736" calcext:value-type="float">
            <text:p>42,7496580027</text:p>
          </table:table-cell>
          <table:table-cell office:value-type="float" office:value="82.2368421052632" calcext:value-type="float">
            <text:p>82,2368421053</text:p>
          </table:table-cell>
          <table:table-cell office:value-type="float" office:value="45.7540263543192" calcext:value-type="float">
            <text:p>45,7540263543</text:p>
          </table:table-cell>
          <table:table-cell office:value-type="float" office:value="3.50493494840736" calcext:value-type="float">
            <text:p>3,5049349484</text:p>
          </table:table-cell>
          <table:table-cell office:value-type="float" office:value="82.4538258575198" calcext:value-type="float">
            <text:p>82,4538258575</text:p>
          </table:table-cell>
          <table:table-cell office:value-type="float" office:value="21.3894592744695" calcext:value-type="float">
            <text:p>21,3894592745</text:p>
          </table:table-cell>
          <table:table-cell office:value-type="float" office:value="38.6757425742574" calcext:value-type="float">
            <text:p>38,6757425743</text:p>
          </table:table-cell>
          <table:table-cell office:value-type="float" office:value="83.5561497326203" calcext:value-type="float">
            <text:p>83,5561497326</text:p>
          </table:table-cell>
          <table:table-cell office:value-type="float" office:value="48.9811912225705" calcext:value-type="float">
            <text:p>48,9811912226</text:p>
          </table:table-cell>
          <table:table-cell office:value-type="float" office:value="3.51084147848556" calcext:value-type="float">
            <text:p>3,5108414785</text:p>
          </table:table-cell>
          <table:table-cell office:value-type="float" office:value="102.124183006536" calcext:value-type="float">
            <text:p>102,1241830065</text:p>
          </table:table-cell>
          <table:table-cell office:value-type="float" office:value="32.6882845188285" calcext:value-type="float">
            <text:p>32,6882845188</text:p>
          </table:table-cell>
          <table:table-cell office:value-type="float" office:value="33.2093517534538" calcext:value-type="float">
            <text:p>33,2093517535</text:p>
          </table:table-cell>
          <table:table-cell office:value-type="float" office:value="50.2411575562701" calcext:value-type="float">
            <text:p>50,241157556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232.14285714286" calcext:value-type="float">
            <text:p>2232,1428571429</text:p>
          </table:table-cell>
          <table:table-cell office:value-type="float" office:value="1893.93939393939" calcext:value-type="float">
            <text:p>1893,9393939394</text:p>
          </table:table-cell>
          <table:table-cell office:value-type="float" office:value="74.0521327014218" calcext:value-type="float">
            <text:p>74,0521327014</text:p>
          </table:table-cell>
          <table:table-cell office:value-type="float" office:value="13.6106271777003" calcext:value-type="float">
            <text:p>13,6106271777</text:p>
          </table:table-cell>
          <table:table-cell office:value-type="float" office:value="114.889705882353" calcext:value-type="float">
            <text:p>114,8897058824</text:p>
          </table:table-cell>
          <table:table-cell office:value-type="float" office:value="21.9221325850579" calcext:value-type="float">
            <text:p>21,9221325851</text:p>
          </table:table-cell>
          <table:table-cell office:value-type="float" office:value="43.9521800281294" calcext:value-type="float">
            <text:p>43,9521800281</text:p>
          </table:table-cell>
          <table:table-cell office:value-type="float" office:value="90.8430232558139" calcext:value-type="float">
            <text:p>90,8430232558</text:p>
          </table:table-cell>
          <table:table-cell office:value-type="float" office:value="162.337662337662" calcext:value-type="float">
            <text:p>162,3376623377</text:p>
          </table:table-cell>
          <table:table-cell office:value-type="float" office:value="31.3912606730286" calcext:value-type="float">
            <text:p>31,391260673</text:p>
          </table:table-cell>
          <table:table-cell office:value-type="float" office:value="80.4375804375804" calcext:value-type="float">
            <text:p>80,4375804376</text:p>
          </table:table-cell>
          <table:table-cell office:value-type="float" office:value="6.9537160658656" calcext:value-type="float">
            <text:p>6,9537160659</text:p>
          </table:table-cell>
          <table:table-cell office:value-type="float" office:value="141.083521444695" calcext:value-type="float">
            <text:p>141,0835214447</text:p>
          </table:table-cell>
          <table:table-cell office:value-type="float" office:value="29.6208530805687" calcext:value-type="float">
            <text:p>29,6208530806</text:p>
          </table:table-cell>
          <table:table-cell office:value-type="float" office:value="81.5926892950392" calcext:value-type="float">
            <text:p>81,592689295</text:p>
          </table:table-cell>
          <table:table-cell office:value-type="float" office:value="178.062678062678" calcext:value-type="float">
            <text:p>178,0626780627</text:p>
          </table:table-cell>
          <table:table-cell office:value-type="float" office:value="123.762376237624" calcext:value-type="float">
            <text:p>123,7623762376</text:p>
          </table:table-cell>
          <table:table-cell office:value-type="float" office:value="88.6524822695036" calcext:value-type="float">
            <text:p>88,6524822695</text:p>
          </table:table-cell>
          <table:table-cell office:value-type="float" office:value="7.03828828828829" calcext:value-type="float">
            <text:p>7,0382882883</text:p>
          </table:table-cell>
          <table:table-cell office:value-type="float" office:value="158.629441624365" calcext:value-type="float">
            <text:p>158,6294416244</text:p>
          </table:table-cell>
          <table:table-cell office:value-type="float" office:value="38.627935723115" calcext:value-type="float">
            <text:p>38,6279357231</text:p>
          </table:table-cell>
          <table:table-cell office:value-type="float" office:value="80.0256081946223" calcext:value-type="float">
            <text:p>80,0256081946</text:p>
          </table:table-cell>
          <table:table-cell office:value-type="float" office:value="101.626016260163" calcext:value-type="float">
            <text:p>101,6260162602</text:p>
          </table:table-cell>
          <table:table-cell office:value-type="float" office:value="220.848056537102" calcext:value-type="float">
            <text:p>220,8480565371</text:p>
          </table:table-cell>
          <table:table-cell office:value-type="float" office:value="69.060773480663" calcext:value-type="float">
            <text:p>69,0607734807</text:p>
          </table:table-cell>
          <table:table-cell office:value-type="float" office:value="13.4321942832581" calcext:value-type="float">
            <text:p>13,4321942833</text:p>
          </table:table-cell>
          <table:table-cell office:value-type="float" office:value="103.305785123967" calcext:value-type="float">
            <text:p>103,305785124</text:p>
          </table:table-cell>
          <table:table-cell office:value-type="float" office:value="21.4629120879121" calcext:value-type="float">
            <text:p>21,4629120879</text:p>
          </table:table-cell>
          <table:table-cell office:value-type="float" office:value="42.1443020903574" calcext:value-type="float">
            <text:p>42,1443020904</text:p>
          </table:table-cell>
          <table:table-cell office:value-type="float" office:value="83.4445927903872" calcext:value-type="float">
            <text:p>83,4445927904</text:p>
          </table:table-cell>
          <table:table-cell office:value-type="float" office:value="140.134529147982" calcext:value-type="float">
            <text:p>140,134529148</text:p>
          </table:table-cell>
          <table:table-cell office:value-type="float" office:value="74.582338902148" calcext:value-type="float">
            <text:p>74,5823389021</text:p>
          </table:table-cell>
          <table:table-cell office:value-type="float" office:value="6.90684053486573" calcext:value-type="float">
            <text:p>6,9068405349</text:p>
          </table:table-cell>
          <table:table-cell office:value-type="float" office:value="124.007936507937" calcext:value-type="float">
            <text:p>124,0079365079</text:p>
          </table:table-cell>
          <table:table-cell office:value-type="float" office:value="28.7885766927683" calcext:value-type="float">
            <text:p>28,7885766928</text:p>
          </table:table-cell>
          <table:table-cell office:value-type="float" office:value="75.5743651753325" calcext:value-type="float">
            <text:p>75,5743651753</text:p>
          </table:table-cell>
          <table:table-cell office:value-type="float" office:value="151.699029126214" calcext:value-type="float">
            <text:p>151,6990291262</text:p>
          </table:table-cell>
          <table:table-cell office:value-type="float" office:value="81.5926892950392" calcext:value-type="float">
            <text:p>81,592689295</text:p>
          </table:table-cell>
          <table:table-cell office:value-type="float" office:value="6.99026954479365" calcext:value-type="float">
            <text:p>6,9902695448</text:p>
          </table:table-cell>
          <table:table-cell office:value-type="float" office:value="137.362637362637" calcext:value-type="float">
            <text:p>137,3626373626</text:p>
          </table:table-cell>
          <table:table-cell office:value-type="float" office:value="37.2245384157236" calcext:value-type="float">
            <text:p>37,2245384157</text:p>
          </table:table-cell>
          <table:table-cell office:value-type="float" office:value="74.2280285035629" calcext:value-type="float">
            <text:p>74,2280285036</text:p>
          </table:table-cell>
          <table:table-cell office:value-type="float" office:value="92.4556213017751" calcext:value-type="float">
            <text:p>92,455621301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04.16666666667" calcext:value-type="float">
            <text:p>2604,1666666667</text:p>
          </table:table-cell>
          <table:table-cell office:value-type="float" office:value="2314.81481481481" calcext:value-type="float">
            <text:p>2314,8148148148</text:p>
          </table:table-cell>
          <table:table-cell office:value-type="float" office:value="118.371212121212" calcext:value-type="float">
            <text:p>118,3712121212</text:p>
          </table:table-cell>
          <table:table-cell office:value-type="float" office:value="26.1725293132328" calcext:value-type="float">
            <text:p>26,1725293132</text:p>
          </table:table-cell>
          <table:table-cell office:value-type="float" office:value="179.340028694405" calcext:value-type="float">
            <text:p>179,3400286944</text:p>
          </table:table-cell>
          <table:table-cell office:value-type="float" office:value="31.6295546558704" calcext:value-type="float">
            <text:p>31,6295546559</text:p>
          </table:table-cell>
          <table:table-cell office:value-type="float" office:value="109.938434476693" calcext:value-type="float">
            <text:p>109,9384344767</text:p>
          </table:table-cell>
          <table:table-cell office:value-type="float" office:value="180.37518037518" calcext:value-type="float">
            <text:p>180,3751803752</text:p>
          </table:table-cell>
          <table:table-cell office:value-type="float" office:value="272.331154684096" calcext:value-type="float">
            <text:p>272,3311546841</text:p>
          </table:table-cell>
          <table:table-cell office:value-type="float" office:value="33.921302578019" calcext:value-type="float">
            <text:p>33,921302578</text:p>
          </table:table-cell>
          <table:table-cell office:value-type="float" office:value="136.314067611778" calcext:value-type="float">
            <text:p>136,3140676118</text:p>
          </table:table-cell>
          <table:table-cell office:value-type="float" office:value="13.6284343654601" calcext:value-type="float">
            <text:p>13,6284343655</text:p>
          </table:table-cell>
          <table:table-cell office:value-type="float" office:value="202.59319286872" calcext:value-type="float">
            <text:p>202,5931928687</text:p>
          </table:table-cell>
          <table:table-cell office:value-type="float" office:value="41.6805601867289" calcext:value-type="float">
            <text:p>41,6805601867</text:p>
          </table:table-cell>
          <table:table-cell office:value-type="float" office:value="160.668380462725" calcext:value-type="float">
            <text:p>160,6683804627</text:p>
          </table:table-cell>
          <table:table-cell office:value-type="float" office:value="301.204819277108" calcext:value-type="float">
            <text:p>301,2048192771</text:p>
          </table:table-cell>
          <table:table-cell office:value-type="float" office:value="113.84335154827" calcext:value-type="float">
            <text:p>113,8433515483</text:p>
          </table:table-cell>
          <table:table-cell office:value-type="float" office:value="140.765765765766" calcext:value-type="float">
            <text:p>140,7657657658</text:p>
          </table:table-cell>
          <table:table-cell office:value-type="float" office:value="13.8182622153438" calcext:value-type="float">
            <text:p>13,8182622153</text:p>
          </table:table-cell>
          <table:table-cell office:value-type="float" office:value="243.190661478599" calcext:value-type="float">
            <text:p>243,1906614786</text:p>
          </table:table-cell>
          <table:table-cell office:value-type="float" office:value="52.257525083612" calcext:value-type="float">
            <text:p>52,2575250836</text:p>
          </table:table-cell>
          <table:table-cell office:value-type="float" office:value="159.235668789809" calcext:value-type="float">
            <text:p>159,2356687898</text:p>
          </table:table-cell>
          <table:table-cell office:value-type="float" office:value="189.10741301059" calcext:value-type="float">
            <text:p>189,1074130106</text:p>
          </table:table-cell>
          <table:table-cell office:value-type="float" office:value="208.681135225376" calcext:value-type="float">
            <text:p>208,6811352254</text:p>
          </table:table-cell>
          <table:table-cell office:value-type="float" office:value="107.944732297064" calcext:value-type="float">
            <text:p>107,9447322971</text:p>
          </table:table-cell>
          <table:table-cell office:value-type="float" office:value="25.6252562525625" calcext:value-type="float">
            <text:p>25,6252562526</text:p>
          </table:table-cell>
          <table:table-cell office:value-type="float" office:value="156.445556946183" calcext:value-type="float">
            <text:p>156,4455569462</text:p>
          </table:table-cell>
          <table:table-cell office:value-type="float" office:value="30.833744449926" calcext:value-type="float">
            <text:p>30,8337444499</text:p>
          </table:table-cell>
          <table:table-cell office:value-type="float" office:value="100.88781275222" calcext:value-type="float">
            <text:p>100,8878127522</text:p>
          </table:table-cell>
          <table:table-cell office:value-type="float" office:value="157.232704402516" calcext:value-type="float">
            <text:p>157,2327044025</text:p>
          </table:table-cell>
          <table:table-cell office:value-type="float" office:value="222.816399286987" calcext:value-type="float">
            <text:p>222,816399287</text:p>
          </table:table-cell>
          <table:table-cell office:value-type="float" office:value="122.669283611384" calcext:value-type="float">
            <text:p>122,6692836114</text:p>
          </table:table-cell>
          <table:table-cell office:value-type="float" office:value="13.4785421608799" calcext:value-type="float">
            <text:p>13,4785421609</text:p>
          </table:table-cell>
          <table:table-cell office:value-type="float" office:value="173.852573018081" calcext:value-type="float">
            <text:p>173,8525730181</text:p>
          </table:table-cell>
          <table:table-cell office:value-type="float" office:value="40.3095775556272" calcext:value-type="float">
            <text:p>40,3095775556</text:p>
          </table:table-cell>
          <table:table-cell office:value-type="float" office:value="142.045454545455" calcext:value-type="float">
            <text:p>142,0454545455</text:p>
          </table:table-cell>
          <table:table-cell office:value-type="float" office:value="241.779497098646" calcext:value-type="float">
            <text:p>241,7794970986</text:p>
          </table:table-cell>
          <table:table-cell office:value-type="float" office:value="126.262626262626" calcext:value-type="float">
            <text:p>126,2626262626</text:p>
          </table:table-cell>
          <table:table-cell office:value-type="float" office:value="13.6641888937473" calcext:value-type="float">
            <text:p>13,6641888937</text:p>
          </table:table-cell>
          <table:table-cell office:value-type="float" office:value="202.922077922078" calcext:value-type="float">
            <text:p>202,9220779221</text:p>
          </table:table-cell>
          <table:table-cell office:value-type="float" office:value="50.1202886928629" calcext:value-type="float">
            <text:p>50,1202886929</text:p>
          </table:table-cell>
          <table:table-cell office:value-type="float" office:value="140.924464487035" calcext:value-type="float">
            <text:p>140,924464487</text:p>
          </table:table-cell>
          <table:table-cell office:value-type="float" office:value="163.826998689384" calcext:value-type="float">
            <text:p>163,826998689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976.19047619048" calcext:value-type="float">
            <text:p>2976,1904761905</text:p>
          </table:table-cell>
          <table:table-cell office:value-type="float" office:value="2631.57894736842" calcext:value-type="float">
            <text:p>2631,5789473684</text:p>
          </table:table-cell>
          <table:table-cell office:value-type="float" office:value="185.048112509252" calcext:value-type="float">
            <text:p>185,0481125093</text:p>
          </table:table-cell>
          <table:table-cell office:value-type="float" office:value="47.001316036849" calcext:value-type="float">
            <text:p>47,0013160368</text:p>
          </table:table-cell>
          <table:table-cell office:value-type="float" office:value="265.67481402763" calcext:value-type="float">
            <text:p>265,6748140276</text:p>
          </table:table-cell>
          <table:table-cell office:value-type="float" office:value="46.0744563214154" calcext:value-type="float">
            <text:p>46,0744563214</text:p>
          </table:table-cell>
          <table:table-cell office:value-type="float" office:value="191.864927091328" calcext:value-type="float">
            <text:p>191,8649270913</text:p>
          </table:table-cell>
          <table:table-cell office:value-type="float" office:value="319.693094629156" calcext:value-type="float">
            <text:p>319,6930946292</text:p>
          </table:table-cell>
          <table:table-cell office:value-type="float" office:value="396.196513470681" calcext:value-type="float">
            <text:p>396,1965134707</text:p>
          </table:table-cell>
          <table:table-cell office:value-type="float" office:value="39.3824826717076" calcext:value-type="float">
            <text:p>39,3824826717</text:p>
          </table:table-cell>
          <table:table-cell office:value-type="float" office:value="214.224507283633" calcext:value-type="float">
            <text:p>214,2245072836</text:p>
          </table:table-cell>
          <table:table-cell office:value-type="float" office:value="25.7971313589929" calcext:value-type="float">
            <text:p>25,797131359</text:p>
          </table:table-cell>
          <table:table-cell office:value-type="float" office:value="312.10986267166" calcext:value-type="float">
            <text:p>312,1098626717</text:p>
          </table:table-cell>
          <table:table-cell office:value-type="float" office:value="59.4388968140751" calcext:value-type="float">
            <text:p>59,4388968141</text:p>
          </table:table-cell>
          <table:table-cell office:value-type="float" office:value="304.136253041363" calcext:value-type="float">
            <text:p>304,1362530414</text:p>
          </table:table-cell>
          <table:table-cell office:value-type="float" office:value="419.463087248322" calcext:value-type="float">
            <text:p>419,4630872483</text:p>
          </table:table-cell>
          <table:table-cell office:value-type="float" office:value="106.974753958066" calcext:value-type="float">
            <text:p>106,9747539581</text:p>
          </table:table-cell>
          <table:table-cell office:value-type="float" office:value="220.264317180617" calcext:value-type="float">
            <text:p>220,2643171806</text:p>
          </table:table-cell>
          <table:table-cell office:value-type="float" office:value="26.7265341030575" calcext:value-type="float">
            <text:p>26,7265341031</text:p>
          </table:table-cell>
          <table:table-cell office:value-type="float" office:value="314.465408805031" calcext:value-type="float">
            <text:p>314,465408805</text:p>
          </table:table-cell>
          <table:table-cell office:value-type="float" office:value="74.2500742500743" calcext:value-type="float">
            <text:p>74,2500742501</text:p>
          </table:table-cell>
          <table:table-cell office:value-type="float" office:value="312.10986267166" calcext:value-type="float">
            <text:p>312,1098626717</text:p>
          </table:table-cell>
          <table:table-cell office:value-type="float" office:value="343.406593406593" calcext:value-type="float">
            <text:p>343,4065934066</text:p>
          </table:table-cell>
          <table:table-cell office:value-type="float" office:value="200.803212851406" calcext:value-type="float">
            <text:p>200,8032128514</text:p>
          </table:table-cell>
          <table:table-cell office:value-type="float" office:value="163.398692810458" calcext:value-type="float">
            <text:p>163,3986928105</text:p>
          </table:table-cell>
          <table:table-cell office:value-type="float" office:value="45.4710803928701" calcext:value-type="float">
            <text:p>45,4710803929</text:p>
          </table:table-cell>
          <table:table-cell office:value-type="float" office:value="223.214285714286" calcext:value-type="float">
            <text:p>223,2142857143</text:p>
          </table:table-cell>
          <table:table-cell office:value-type="float" office:value="44.6030330062444" calcext:value-type="float">
            <text:p>44,6030330062</text:p>
          </table:table-cell>
          <table:table-cell office:value-type="float" office:value="168.690958164642" calcext:value-type="float">
            <text:p>168,6909581646</text:p>
          </table:table-cell>
          <table:table-cell office:value-type="float" office:value="260.145681581686" calcext:value-type="float">
            <text:p>260,1456815817</text:p>
          </table:table-cell>
          <table:table-cell office:value-type="float" office:value="308.641975308642" calcext:value-type="float">
            <text:p>308,6419753086</text:p>
          </table:table-cell>
          <table:table-cell office:value-type="float" office:value="185.735512630015" calcext:value-type="float">
            <text:p>185,73551263</text:p>
          </table:table-cell>
          <table:table-cell office:value-type="float" office:value="25.3292806484296" calcext:value-type="float">
            <text:p>25,3292806484</text:p>
          </table:table-cell>
          <table:table-cell office:value-type="float" office:value="255.102040816327" calcext:value-type="float">
            <text:p>255,1020408163</text:p>
          </table:table-cell>
          <table:table-cell office:value-type="float" office:value="57.0125427594071" calcext:value-type="float">
            <text:p>57,0125427594</text:p>
          </table:table-cell>
          <table:table-cell office:value-type="float" office:value="249.75024975025" calcext:value-type="float">
            <text:p>249,7502497503</text:p>
          </table:table-cell>
          <table:table-cell office:value-type="float" office:value="322.58064516129" calcext:value-type="float">
            <text:p>322,5806451613</text:p>
          </table:table-cell>
          <table:table-cell office:value-type="float" office:value="190.258751902588" calcext:value-type="float">
            <text:p>190,2587519026</text:p>
          </table:table-cell>
          <table:table-cell office:value-type="float" office:value="26.2246931710899" calcext:value-type="float">
            <text:p>26,2246931711</text:p>
          </table:table-cell>
          <table:table-cell office:value-type="float" office:value="256.673511293634" calcext:value-type="float">
            <text:p>256,6735112936</text:p>
          </table:table-cell>
          <table:table-cell office:value-type="float" office:value="70.5019740552735" calcext:value-type="float">
            <text:p>70,5019740553</text:p>
          </table:table-cell>
          <table:table-cell office:value-type="float" office:value="255.102040816327" calcext:value-type="float">
            <text:p>255,1020408163</text:p>
          </table:table-cell>
          <table:table-cell office:value-type="float" office:value="275.633958103638" calcext:value-type="float">
            <text:p>275,633958103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311.2582781457" calcext:value-type="float">
            <text:p>3311,2582781457</text:p>
          </table:table-cell>
          <table:table-cell office:value-type="float" office:value="2906.97674418605" calcext:value-type="float">
            <text:p>2906,9767441861</text:p>
          </table:table-cell>
          <table:table-cell office:value-type="float" office:value="260.824204486176" calcext:value-type="float">
            <text:p>260,8242044862</text:p>
          </table:table-cell>
          <table:table-cell office:value-type="float" office:value="81.8732601932209" calcext:value-type="float">
            <text:p>81,8732601932</text:p>
          </table:table-cell>
          <table:table-cell office:value-type="float" office:value="356.125356125356" calcext:value-type="float">
            <text:p>356,1253561254</text:p>
          </table:table-cell>
          <table:table-cell office:value-type="float" office:value="64.5911380958533" calcext:value-type="float">
            <text:p>64,5911380959</text:p>
          </table:table-cell>
          <table:table-cell office:value-type="float" office:value="298.68578255675" calcext:value-type="float">
            <text:p>298,6857825568</text:p>
          </table:table-cell>
          <table:table-cell office:value-type="float" office:value="546.448087431694" calcext:value-type="float">
            <text:p>546,4480874317</text:p>
          </table:table-cell>
          <table:table-cell office:value-type="float" office:value="452.898550724638" calcext:value-type="float">
            <text:p>452,8985507246</text:p>
          </table:table-cell>
          <table:table-cell office:value-type="float" office:value="46.711509715994" calcext:value-type="float">
            <text:p>46,711509716</text:p>
          </table:table-cell>
          <table:table-cell office:value-type="float" office:value="327.439423706614" calcext:value-type="float">
            <text:p>327,4394237066</text:p>
          </table:table-cell>
          <table:table-cell office:value-type="float" office:value="45.5456367280015" calcext:value-type="float">
            <text:p>45,545636728</text:p>
          </table:table-cell>
          <table:table-cell office:value-type="float" office:value="420.168067226891" calcext:value-type="float">
            <text:p>420,1680672269</text:p>
          </table:table-cell>
          <table:table-cell office:value-type="float" office:value="83.5421888053467" calcext:value-type="float">
            <text:p>83,5421888053</text:p>
          </table:table-cell>
          <table:table-cell office:value-type="float" office:value="489.236790606654" calcext:value-type="float">
            <text:p>489,2367906067</text:p>
          </table:table-cell>
          <table:table-cell office:value-type="float" office:value="596.658711217184" calcext:value-type="float">
            <text:p>596,6587112172</text:p>
          </table:table-cell>
          <table:table-cell office:value-type="float" office:value="101.153145862836" calcext:value-type="float">
            <text:p>101,1531458628</text:p>
          </table:table-cell>
          <table:table-cell office:value-type="float" office:value="305.997552019584" calcext:value-type="float">
            <text:p>305,9975520196</text:p>
          </table:table-cell>
          <table:table-cell office:value-type="float" office:value="49.014802470346" calcext:value-type="float">
            <text:p>49,0148024703</text:p>
          </table:table-cell>
          <table:table-cell office:value-type="float" office:value="444.839857651246" calcext:value-type="float">
            <text:p>444,8398576512</text:p>
          </table:table-cell>
          <table:table-cell office:value-type="float" office:value="100.725221595488" calcext:value-type="float">
            <text:p>100,7252215955</text:p>
          </table:table-cell>
          <table:table-cell office:value-type="float" office:value="580.720092915215" calcext:value-type="float">
            <text:p>580,7200929152</text:p>
          </table:table-cell>
          <table:table-cell office:value-type="float" office:value="529.100529100529" calcext:value-type="float">
            <text:p>529,1005291005</text:p>
          </table:table-cell>
          <table:table-cell office:value-type="float" office:value="199.840127897682" calcext:value-type="float">
            <text:p>199,8401278977</text:p>
          </table:table-cell>
          <table:table-cell office:value-type="float" office:value="223.214285714286" calcext:value-type="float">
            <text:p>223,2142857143</text:p>
          </table:table-cell>
          <table:table-cell office:value-type="float" office:value="77.7604976671851" calcext:value-type="float">
            <text:p>77,7604976672</text:p>
          </table:table-cell>
          <table:table-cell office:value-type="float" office:value="289.519397799653" calcext:value-type="float">
            <text:p>289,5193977997</text:p>
          </table:table-cell>
          <table:table-cell office:value-type="float" office:value="62.0039682539683" calcext:value-type="float">
            <text:p>62,003968254</text:p>
          </table:table-cell>
          <table:table-cell office:value-type="float" office:value="250.375563345018" calcext:value-type="float">
            <text:p>250,375563345</text:p>
          </table:table-cell>
          <table:table-cell office:value-type="float" office:value="403.877221324717" calcext:value-type="float">
            <text:p>403,8772213247</text:p>
          </table:table-cell>
          <table:table-cell office:value-type="float" office:value="350.385423966363" calcext:value-type="float">
            <text:p>350,3854239664</text:p>
          </table:table-cell>
          <table:table-cell office:value-type="float" office:value="270.27027027027" calcext:value-type="float">
            <text:p>270,2702702703</text:p>
          </table:table-cell>
          <table:table-cell office:value-type="float" office:value="44.243872223697" calcext:value-type="float">
            <text:p>44,2438722237</text:p>
          </table:table-cell>
          <table:table-cell office:value-type="float" office:value="330.469266358229" calcext:value-type="float">
            <text:p>330,4692663582</text:p>
          </table:table-cell>
          <table:table-cell office:value-type="float" office:value="79.2644261255549" calcext:value-type="float">
            <text:p>79,2644261256</text:p>
          </table:table-cell>
          <table:table-cell office:value-type="float" office:value="371.747211895911" calcext:value-type="float">
            <text:p>371,7472118959</text:p>
          </table:table-cell>
          <table:table-cell office:value-type="float" office:value="430.663221360896" calcext:value-type="float">
            <text:p>430,6632213609</text:p>
          </table:table-cell>
          <table:table-cell office:value-type="float" office:value="255.493101686254" calcext:value-type="float">
            <text:p>255,4931016863</text:p>
          </table:table-cell>
          <table:table-cell office:value-type="float" office:value="47.5104522995059" calcext:value-type="float">
            <text:p>47,5104522995</text:p>
          </table:table-cell>
          <table:table-cell office:value-type="float" office:value="345.542501727713" calcext:value-type="float">
            <text:p>345,5425017277</text:p>
          </table:table-cell>
          <table:table-cell office:value-type="float" office:value="94.5715906941555" calcext:value-type="float">
            <text:p>94,5715906942</text:p>
          </table:table-cell>
          <table:table-cell office:value-type="float" office:value="422.297297297297" calcext:value-type="float">
            <text:p>422,2972972973</text:p>
          </table:table-cell>
          <table:table-cell office:value-type="float" office:value="394.321766561514" calcext:value-type="float">
            <text:p>394,321766561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558.71886120996" calcext:value-type="float">
            <text:p>3558,71886121</text:p>
          </table:table-cell>
          <table:table-cell office:value-type="float" office:value="3164.55696202532" calcext:value-type="float">
            <text:p>3164,5569620253</text:p>
          </table:table-cell>
          <table:table-cell office:value-type="float" office:value="290.951411114344" calcext:value-type="float">
            <text:p>290,9514111143</text:p>
          </table:table-cell>
          <table:table-cell office:value-type="float" office:value="130.565347956652" calcext:value-type="float">
            <text:p>130,5653479567</text:p>
          </table:table-cell>
          <table:table-cell office:value-type="float" office:value="385.951370127364" calcext:value-type="float">
            <text:p>385,9513701274</text:p>
          </table:table-cell>
          <table:table-cell office:value-type="float" office:value="70.323488045007" calcext:value-type="float">
            <text:p>70,323488045</text:p>
          </table:table-cell>
          <table:table-cell office:value-type="float" office:value="375.93984962406" calcext:value-type="float">
            <text:p>375,9398496241</text:p>
          </table:table-cell>
          <table:table-cell office:value-type="float" office:value="904.977375565611" calcext:value-type="float">
            <text:p>904,9773755656</text:p>
          </table:table-cell>
          <table:table-cell office:value-type="float" office:value="471.92071731949" calcext:value-type="float">
            <text:p>471,9207173195</text:p>
          </table:table-cell>
          <table:table-cell office:value-type="float" office:value="45.5062571103527" calcext:value-type="float">
            <text:p>45,5062571104</text:p>
          </table:table-cell>
          <table:table-cell office:value-type="float" office:value="360.36036036036" calcext:value-type="float">
            <text:p>360,3603603604</text:p>
          </table:table-cell>
          <table:table-cell office:value-type="float" office:value="78.2105427811669" calcext:value-type="float">
            <text:p>78,2105427812</text:p>
          </table:table-cell>
          <table:table-cell office:value-type="float" office:value="467.289719626168" calcext:value-type="float">
            <text:p>467,2897196262</text:p>
          </table:table-cell>
          <table:table-cell office:value-type="float" office:value="118.863663378105" calcext:value-type="float">
            <text:p>118,8636633781</text:p>
          </table:table-cell>
          <table:table-cell office:value-type="float" office:value="777.000777000777" calcext:value-type="float">
            <text:p>777,0007770008</text:p>
          </table:table-cell>
          <table:table-cell office:value-type="float" office:value="683.526999316473" calcext:value-type="float">
            <text:p>683,5269993165</text:p>
          </table:table-cell>
          <table:table-cell office:value-type="float" office:value="96.0430272762197" calcext:value-type="float">
            <text:p>96,0430272762</text:p>
          </table:table-cell>
          <table:table-cell office:value-type="float" office:value="354.107648725212" calcext:value-type="float">
            <text:p>354,1076487252</text:p>
          </table:table-cell>
          <table:table-cell office:value-type="float" office:value="83.7380673254061" calcext:value-type="float">
            <text:p>83,7380673254</text:p>
          </table:table-cell>
          <table:table-cell office:value-type="float" office:value="442.673749446658" calcext:value-type="float">
            <text:p>442,6737494467</text:p>
          </table:table-cell>
          <table:table-cell office:value-type="float" office:value="145.921494236101" calcext:value-type="float">
            <text:p>145,9214942361</text:p>
          </table:table-cell>
          <table:table-cell office:value-type="float" office:value="900.0900090009" calcext:value-type="float">
            <text:p>900,0900090009</text:p>
          </table:table-cell>
          <table:table-cell office:value-type="float" office:value="668.449197860963" calcext:value-type="float">
            <text:p>668,449197861</text:p>
          </table:table-cell>
          <table:table-cell office:value-type="float" office:value="203.376042302217" calcext:value-type="float">
            <text:p>203,3760423022</text:p>
          </table:table-cell>
          <table:table-cell office:value-type="float" office:value="247.892910262766" calcext:value-type="float">
            <text:p>247,8929102628</text:p>
          </table:table-cell>
          <table:table-cell office:value-type="float" office:value="121.124031007752" calcext:value-type="float">
            <text:p>121,1240310078</text:p>
          </table:table-cell>
          <table:table-cell office:value-type="float" office:value="313.676286072773" calcext:value-type="float">
            <text:p>313,6762860728</text:p>
          </table:table-cell>
          <table:table-cell office:value-type="float" office:value="67.4900452183303" calcext:value-type="float">
            <text:p>67,4900452183</text:p>
          </table:table-cell>
          <table:table-cell office:value-type="float" office:value="307.031010132023" calcext:value-type="float">
            <text:p>307,031010132</text:p>
          </table:table-cell>
          <table:table-cell office:value-type="float" office:value="587.544065804935" calcext:value-type="float">
            <text:p>587,5440658049</text:p>
          </table:table-cell>
          <table:table-cell office:value-type="float" office:value="368.188512518409" calcext:value-type="float">
            <text:p>368,1885125184</text:p>
          </table:table-cell>
          <table:table-cell office:value-type="float" office:value="296.55990510083" calcext:value-type="float">
            <text:p>296,5599051008</text:p>
          </table:table-cell>
          <table:table-cell office:value-type="float" office:value="74.7216618097586" calcext:value-type="float">
            <text:p>74,7216618098</text:p>
          </table:table-cell>
          <table:table-cell office:value-type="float" office:value="365.363536719035" calcext:value-type="float">
            <text:p>365,363536719</text:p>
          </table:table-cell>
          <table:table-cell office:value-type="float" office:value="110.987791342952" calcext:value-type="float">
            <text:p>110,987791343</text:p>
          </table:table-cell>
          <table:table-cell office:value-type="float" office:value="530.785562632696" calcext:value-type="float">
            <text:p>530,7855626327</text:p>
          </table:table-cell>
          <table:table-cell office:value-type="float" office:value="485.436893203883" calcext:value-type="float">
            <text:p>485,4368932039</text:p>
          </table:table-cell>
          <table:table-cell office:value-type="float" office:value="292.312189418299" calcext:value-type="float">
            <text:p>292,3121894183</text:p>
          </table:table-cell>
          <table:table-cell office:value-type="float" office:value="79.7511763298509" calcext:value-type="float">
            <text:p>79,7511763299</text:p>
          </table:table-cell>
          <table:table-cell office:value-type="float" office:value="350.140056022409" calcext:value-type="float">
            <text:p>350,1400560224</text:p>
          </table:table-cell>
          <table:table-cell office:value-type="float" office:value="134.228187919463" calcext:value-type="float">
            <text:p>134,2281879195</text:p>
          </table:table-cell>
          <table:table-cell office:value-type="float" office:value="585.480093676815" calcext:value-type="float">
            <text:p>585,4800936768</text:p>
          </table:table-cell>
          <table:table-cell office:value-type="float" office:value="477.783086478739" calcext:value-type="float">
            <text:p>477,783086478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608.29493087558" calcext:value-type="float">
            <text:p>4608,2949308756</text:p>
          </table:table-cell>
          <table:table-cell office:value-type="float" office:value="4434.58980044346" calcext:value-type="float">
            <text:p>4434,5898004435</text:p>
          </table:table-cell>
          <table:table-cell office:value-type="float" office:value="314.514860827174" calcext:value-type="float">
            <text:p>314,5148608272</text:p>
          </table:table-cell>
          <table:table-cell office:value-type="float" office:value="136.826982280906" calcext:value-type="float">
            <text:p>136,8269822809</text:p>
          </table:table-cell>
          <table:table-cell office:value-type="float" office:value="419.023674837628" calcext:value-type="float">
            <text:p>419,0236748376</text:p>
          </table:table-cell>
          <table:table-cell office:value-type="float" office:value="76.575541771958" calcext:value-type="float">
            <text:p>76,575541772</text:p>
          </table:table-cell>
          <table:table-cell office:value-type="float" office:value="419.111483654652" calcext:value-type="float">
            <text:p>419,1114836547</text:p>
          </table:table-cell>
          <table:table-cell office:value-type="float" office:value="1453.48837209302" calcext:value-type="float">
            <text:p>1453,488372093</text:p>
          </table:table-cell>
          <table:table-cell office:value-type="float" office:value="486.381322957199" calcext:value-type="float">
            <text:p>486,3813229572</text:p>
          </table:table-cell>
          <table:table-cell office:value-type="float" office:value="43.2544660236169" calcext:value-type="float">
            <text:p>43,2544660236</text:p>
          </table:table-cell>
          <table:table-cell office:value-type="float" office:value="404.28542551041" calcext:value-type="float">
            <text:p>404,2854255104</text:p>
          </table:table-cell>
          <table:table-cell office:value-type="float" office:value="122.077763535372" calcext:value-type="float">
            <text:p>122,0777635354</text:p>
          </table:table-cell>
          <table:table-cell office:value-type="float" office:value="503.905265810028" calcext:value-type="float">
            <text:p>503,90526581</text:p>
          </table:table-cell>
          <table:table-cell office:value-type="float" office:value="132.231404958678" calcext:value-type="float">
            <text:p>132,2314049587</text:p>
          </table:table-cell>
          <table:table-cell office:value-type="float" office:value="1162.79069767442" calcext:value-type="float">
            <text:p>1162,7906976744</text:p>
          </table:table-cell>
          <table:table-cell office:value-type="float" office:value="763.358778625954" calcext:value-type="float">
            <text:p>763,358778626</text:p>
          </table:table-cell>
          <table:table-cell office:value-type="float" office:value="90.4159132007233" calcext:value-type="float">
            <text:p>90,4159132007</text:p>
          </table:table-cell>
          <table:table-cell office:value-type="float" office:value="397.14058776807" calcext:value-type="float">
            <text:p>397,1405877681</text:p>
          </table:table-cell>
          <table:table-cell office:value-type="float" office:value="136.976919389083" calcext:value-type="float">
            <text:p>136,9769193891</text:p>
          </table:table-cell>
          <table:table-cell office:value-type="float" office:value="491.521258294421" calcext:value-type="float">
            <text:p>491,5212582944</text:p>
          </table:table-cell>
          <table:table-cell office:value-type="float" office:value="209.511837418814" calcext:value-type="float">
            <text:p>209,5118374188</text:p>
          </table:table-cell>
          <table:table-cell office:value-type="float" office:value="1311.47540983607" calcext:value-type="float">
            <text:p>1311,4754098361</text:p>
          </table:table-cell>
          <table:table-cell office:value-type="float" office:value="751.87969924812" calcext:value-type="float">
            <text:p>751,8796992481</text:p>
          </table:table-cell>
          <table:table-cell office:value-type="float" office:value="192.474256568184" calcext:value-type="float">
            <text:p>192,4742565682</text:p>
          </table:table-cell>
          <table:table-cell office:value-type="float" office:value="276.090557702927" calcext:value-type="float">
            <text:p>276,0905577029</text:p>
          </table:table-cell>
          <table:table-cell office:value-type="float" office:value="129.015610888918" calcext:value-type="float">
            <text:p>129,0156108889</text:p>
          </table:table-cell>
          <table:table-cell office:value-type="float" office:value="353.481795687522" calcext:value-type="float">
            <text:p>353,4817956875</text:p>
          </table:table-cell>
          <table:table-cell office:value-type="float" office:value="74.0658445357923" calcext:value-type="float">
            <text:p>74,0658445358</text:p>
          </table:table-cell>
          <table:table-cell office:value-type="float" office:value="353.544281421248" calcext:value-type="float">
            <text:p>353,5442814212</text:p>
          </table:table-cell>
          <table:table-cell office:value-type="float" office:value="884.564352056612" calcext:value-type="float">
            <text:p>884,5643520566</text:p>
          </table:table-cell>
          <table:table-cell office:value-type="float" office:value="400.240144086452" calcext:value-type="float">
            <text:p>400,2401440865</text:p>
          </table:table-cell>
          <table:table-cell office:value-type="float" office:value="342.935528120713" calcext:value-type="float">
            <text:p>342,9355281207</text:p>
          </table:table-cell>
          <table:table-cell office:value-type="float" office:value="115.821172110262" calcext:value-type="float">
            <text:p>115,8211721103</text:p>
          </table:table-cell>
          <table:table-cell office:value-type="float" office:value="412.031314379893" calcext:value-type="float">
            <text:p>412,0313143799</text:p>
          </table:table-cell>
          <table:table-cell office:value-type="float" office:value="124.921923797626" calcext:value-type="float">
            <text:p>124,9219237976</text:p>
          </table:table-cell>
          <table:table-cell office:value-type="float" office:value="767.754318618042" calcext:value-type="float">
            <text:p>767,754318618</text:p>
          </table:table-cell>
          <table:table-cell office:value-type="float" office:value="570.613409415121" calcext:value-type="float">
            <text:p>570,6134094151</text:p>
          </table:table-cell>
          <table:table-cell office:value-type="float" office:value="337.780780273602" calcext:value-type="float">
            <text:p>337,7807802736</text:p>
          </table:table-cell>
          <table:table-cell office:value-type="float" office:value="129.148908691722" calcext:value-type="float">
            <text:p>129,1489086917</text:p>
          </table:table-cell>
          <table:table-cell office:value-type="float" office:value="403.71417036738" calcext:value-type="float">
            <text:p>403,7141703674</text:p>
          </table:table-cell>
          <table:table-cell office:value-type="float" office:value="191.736171028665" calcext:value-type="float">
            <text:p>191,7361710287</text:p>
          </table:table-cell>
          <table:table-cell office:value-type="float" office:value="829.875518672199" calcext:value-type="float">
            <text:p>829,8755186722</text:p>
          </table:table-cell>
          <table:table-cell office:value-type="float" office:value="564.174894217207" calcext:value-type="float">
            <text:p>564,174894217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263.15789473684" calcext:value-type="float">
            <text:p>5263,1578947368</text:p>
          </table:table-cell>
          <table:table-cell office:value-type="float" office:value="5215.12385919166" calcext:value-type="float">
            <text:p>5215,1238591917</text:p>
          </table:table-cell>
          <table:table-cell office:value-type="float" office:value="324.622626197046" calcext:value-type="float">
            <text:p>324,622626197</text:p>
          </table:table-cell>
          <table:table-cell office:value-type="float" office:value="193.227380319791" calcext:value-type="float">
            <text:p>193,2273803198</text:p>
          </table:table-cell>
          <table:table-cell office:value-type="float" office:value="423.773704841615" calcext:value-type="float">
            <text:p>423,7737048416</text:p>
          </table:table-cell>
          <table:table-cell office:value-type="float" office:value="79.2110578636778" calcext:value-type="float">
            <text:p>79,2110578637</text:p>
          </table:table-cell>
          <table:table-cell office:value-type="float" office:value="401.324370422394" calcext:value-type="float">
            <text:p>401,3243704224</text:p>
          </table:table-cell>
          <table:table-cell office:value-type="float" office:value="2069.32229694775" calcext:value-type="float">
            <text:p>2069,3222969478</text:p>
          </table:table-cell>
          <table:table-cell office:value-type="float" office:value="498.38026414154" calcext:value-type="float">
            <text:p>498,3802641415</text:p>
          </table:table-cell>
          <table:table-cell office:value-type="float" office:value="41.2375385313251" calcext:value-type="float">
            <text:p>41,2375385313</text:p>
          </table:table-cell>
          <table:table-cell office:value-type="float" office:value="413.223140495868" calcext:value-type="float">
            <text:p>413,2231404959</text:p>
          </table:table-cell>
          <table:table-cell office:value-type="float" office:value="127.644637329674" calcext:value-type="float">
            <text:p>127,6446373297</text:p>
          </table:table-cell>
          <table:table-cell office:value-type="float" office:value="508.517670989067" calcext:value-type="float">
            <text:p>508,5176709891</text:p>
          </table:table-cell>
          <table:table-cell office:value-type="float" office:value="144.253308810271" calcext:value-type="float">
            <text:p>144,2533088103</text:p>
          </table:table-cell>
          <table:table-cell office:value-type="float" office:value="1743.679163034" calcext:value-type="float">
            <text:p>1743,679163034</text:p>
          </table:table-cell>
          <table:table-cell office:value-type="float" office:value="828.672053035011" calcext:value-type="float">
            <text:p>828,672053035</text:p>
          </table:table-cell>
          <table:table-cell office:value-type="float" office:value="86.3222409253744" calcext:value-type="float">
            <text:p>86,3222409254</text:p>
          </table:table-cell>
          <table:table-cell office:value-type="float" office:value="411.649686117114" calcext:value-type="float">
            <text:p>411,6496861171</text:p>
          </table:table-cell>
          <table:table-cell office:value-type="float" office:value="202.73694880892" calcext:value-type="float">
            <text:p>202,7369488089</text:p>
          </table:table-cell>
          <table:table-cell office:value-type="float" office:value="486.61800486618" calcext:value-type="float">
            <text:p>486,6180048662</text:p>
          </table:table-cell>
          <table:table-cell office:value-type="float" office:value="229.463056447912" calcext:value-type="float">
            <text:p>229,4630564479</text:p>
          </table:table-cell>
          <table:table-cell office:value-type="float" office:value="1923.07692307692" calcext:value-type="float">
            <text:p>1923,0769230769</text:p>
          </table:table-cell>
          <table:table-cell office:value-type="float" office:value="784.313725490196" calcext:value-type="float">
            <text:p>784,3137254902</text:p>
          </table:table-cell>
          <table:table-cell office:value-type="float" office:value="182.949140139041" calcext:value-type="float">
            <text:p>182,949140139</text:p>
          </table:table-cell>
          <table:table-cell office:value-type="float" office:value="288.829518376778" calcext:value-type="float">
            <text:p>288,8295183768</text:p>
          </table:table-cell>
          <table:table-cell office:value-type="float" office:value="179.953212164837" calcext:value-type="float">
            <text:p>179,9532121648</text:p>
          </table:table-cell>
          <table:table-cell office:value-type="float" office:value="364.763815429509" calcext:value-type="float">
            <text:p>364,7638154295</text:p>
          </table:table-cell>
          <table:table-cell office:value-type="float" office:value="76.8861124459395" calcext:value-type="float">
            <text:p>76,8861124459</text:p>
          </table:table-cell>
          <table:table-cell office:value-type="float" office:value="348.007656168436" calcext:value-type="float">
            <text:p>348,0076561684</text:p>
          </table:table-cell>
          <table:table-cell office:value-type="float" office:value="1156.06936416185" calcext:value-type="float">
            <text:p>1156,0693641619</text:p>
          </table:table-cell>
          <table:table-cell office:value-type="float" office:value="418.716633518267" calcext:value-type="float">
            <text:p>418,7166335183</text:p>
          </table:table-cell>
          <table:table-cell office:value-type="float" office:value="356.919782278933" calcext:value-type="float">
            <text:p>356,9197822789</text:p>
          </table:table-cell>
          <table:table-cell office:value-type="float" office:value="121.713729308666" calcext:value-type="float">
            <text:p>121,7137293087</text:p>
          </table:table-cell>
          <table:table-cell office:value-type="float" office:value="425.849036516555" calcext:value-type="float">
            <text:p>425,8490365166</text:p>
          </table:table-cell>
          <table:table-cell office:value-type="float" office:value="136.724090784796" calcext:value-type="float">
            <text:p>136,7240907848</text:p>
          </table:table-cell>
          <table:table-cell office:value-type="float" office:value="1046.84637529443" calcext:value-type="float">
            <text:p>1046,8463752944</text:p>
          </table:table-cell>
          <table:table-cell office:value-type="float" office:value="629.524708844822" calcext:value-type="float">
            <text:p>629,5247088448</text:p>
          </table:table-cell>
          <table:table-cell office:value-type="float" office:value="355.745286374955" calcext:value-type="float">
            <text:p>355,745286375</text:p>
          </table:table-cell>
          <table:table-cell office:value-type="float" office:value="188.173307616315" calcext:value-type="float">
            <text:p>188,1733076163</text:p>
          </table:table-cell>
          <table:table-cell office:value-type="float" office:value="410.382681850826" calcext:value-type="float">
            <text:p>410,3826818508</text:p>
          </table:table-cell>
          <table:table-cell office:value-type="float" office:value="210.981591856111" calcext:value-type="float">
            <text:p>210,9815918561</text:p>
          </table:table-cell>
          <table:table-cell office:value-type="float" office:value="1108.95481009149" calcext:value-type="float">
            <text:p>1108,9548100915</text:p>
          </table:table-cell>
          <table:table-cell office:value-type="float" office:value="603.591368643428" calcext:value-type="float">
            <text:p>603,591368643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645.73041637262" calcext:value-type="float">
            <text:p>5645,7304163726</text:p>
          </table:table-cell>
          <table:table-cell office:value-type="float" office:value="5693.95017793594" calcext:value-type="float">
            <text:p>5693,9501779359</text:p>
          </table:table-cell>
          <table:table-cell office:value-type="float" office:value="318.661621190998" calcext:value-type="float">
            <text:p>318,661621191</text:p>
          </table:table-cell>
          <table:table-cell office:value-type="float" office:value="243.235025843722" calcext:value-type="float">
            <text:p>243,2350258437</text:p>
          </table:table-cell>
          <table:table-cell office:value-type="float" office:value="408.225748839108" calcext:value-type="float">
            <text:p>408,2257488391</text:p>
          </table:table-cell>
          <table:table-cell office:value-type="float" office:value="79.1194010661339" calcext:value-type="float">
            <text:p>79,1194010661</text:p>
          </table:table-cell>
          <table:table-cell office:value-type="float" office:value="353.653684629327" calcext:value-type="float">
            <text:p>353,6536846293</text:p>
          </table:table-cell>
          <table:table-cell office:value-type="float" office:value="2583.97932816537" calcext:value-type="float">
            <text:p>2583,9793281654</text:p>
          </table:table-cell>
          <table:table-cell office:value-type="float" office:value="481.956744382192" calcext:value-type="float">
            <text:p>481,9567443822</text:p>
          </table:table-cell>
          <table:table-cell office:value-type="float" office:value="39.3189950064876" calcext:value-type="float">
            <text:p>39,3189950065</text:p>
          </table:table-cell>
          <table:table-cell office:value-type="float" office:value="401.183491299333" calcext:value-type="float">
            <text:p>401,1834912993</text:p>
          </table:table-cell>
          <table:table-cell office:value-type="float" office:value="175.592625109745" calcext:value-type="float">
            <text:p>175,5926251097</text:p>
          </table:table-cell>
          <table:table-cell office:value-type="float" office:value="486.736432221952" calcext:value-type="float">
            <text:p>486,736432222</text:p>
          </table:table-cell>
          <table:table-cell office:value-type="float" office:value="148.45330215814" calcext:value-type="float">
            <text:p>148,4533021581</text:p>
          </table:table-cell>
          <table:table-cell office:value-type="float" office:value="2290.95074455899" calcext:value-type="float">
            <text:p>2290,950744559</text:p>
          </table:table-cell>
          <table:table-cell office:value-type="float" office:value="815.910249872514" calcext:value-type="float">
            <text:p>815,9102498725</text:p>
          </table:table-cell>
          <table:table-cell office:value-type="float" office:value="80.7436490073578" calcext:value-type="float">
            <text:p>80,7436490074</text:p>
          </table:table-cell>
          <table:table-cell office:value-type="float" office:value="404.53074433657" calcext:value-type="float">
            <text:p>404,5307443366</text:p>
          </table:table-cell>
          <table:table-cell office:value-type="float" office:value="212.89052104955" calcext:value-type="float">
            <text:p>212,8905210496</text:p>
          </table:table-cell>
          <table:table-cell office:value-type="float" office:value="469.980025848902" calcext:value-type="float">
            <text:p>469,9800258489</text:p>
          </table:table-cell>
          <table:table-cell office:value-type="float" office:value="250.815149235014" calcext:value-type="float">
            <text:p>250,815149235</text:p>
          </table:table-cell>
          <table:table-cell office:value-type="float" office:value="2660.45892916528" calcext:value-type="float">
            <text:p>2660,4589291653</text:p>
          </table:table-cell>
          <table:table-cell office:value-type="float" office:value="763.431625155072" calcext:value-type="float">
            <text:p>763,4316251551</text:p>
          </table:table-cell>
          <table:table-cell office:value-type="float" office:value="173.362805010185" calcext:value-type="float">
            <text:p>173,3628050102</text:p>
          </table:table-cell>
          <table:table-cell office:value-type="float" office:value="286.461130805314" calcext:value-type="float">
            <text:p>286,4611308053</text:p>
          </table:table-cell>
          <table:table-cell office:value-type="float" office:value="224.014336917563" calcext:value-type="float">
            <text:p>224,0143369176</text:p>
          </table:table-cell>
          <table:table-cell office:value-type="float" office:value="356.840180204291" calcext:value-type="float">
            <text:p>356,8401802043</text:p>
          </table:table-cell>
          <table:table-cell office:value-type="float" office:value="76.9711839130226" calcext:value-type="float">
            <text:p>76,971183913</text:p>
          </table:table-cell>
          <table:table-cell office:value-type="float" office:value="314.428329992532" calcext:value-type="float">
            <text:p>314,4283299925</text:p>
          </table:table-cell>
          <table:table-cell office:value-type="float" office:value="1351.80804325786" calcext:value-type="float">
            <text:p>1351,8080432579</text:p>
          </table:table-cell>
          <table:table-cell office:value-type="float" office:value="411.925235569744" calcext:value-type="float">
            <text:p>411,9252355697</text:p>
          </table:table-cell>
          <table:table-cell office:value-type="float" office:value="351.447524491499" calcext:value-type="float">
            <text:p>351,4475244915</text:p>
          </table:table-cell>
          <table:table-cell office:value-type="float" office:value="165.350750279029" calcext:value-type="float">
            <text:p>165,350750279</text:p>
          </table:table-cell>
          <table:table-cell office:value-type="float" office:value="415.411776923876" calcext:value-type="float">
            <text:p>415,4117769239</text:p>
          </table:table-cell>
          <table:table-cell office:value-type="float" office:value="141.066107104442" calcext:value-type="float">
            <text:p>141,0661071044</text:p>
          </table:table-cell>
          <table:table-cell office:value-type="float" office:value="1267.02565726956" calcext:value-type="float">
            <text:p>1267,0256572696</text:p>
          </table:table-cell>
          <table:table-cell office:value-type="float" office:value="633.562999920805" calcext:value-type="float">
            <text:p>633,5629999208</text:p>
          </table:table-cell>
          <table:table-cell office:value-type="float" office:value="354.013629524737" calcext:value-type="float">
            <text:p>354,0136295247</text:p>
          </table:table-cell>
          <table:table-cell office:value-type="float" office:value="198.019801980198" calcext:value-type="float">
            <text:p>198,0198019802</text:p>
          </table:table-cell>
          <table:table-cell office:value-type="float" office:value="403.144527313042" calcext:value-type="float">
            <text:p>403,144527313</text:p>
          </table:table-cell>
          <table:table-cell office:value-type="float" office:value="230.428020047238" calcext:value-type="float">
            <text:p>230,4280200472</text:p>
          </table:table-cell>
          <table:table-cell office:value-type="float" office:value="1372.44810430606" calcext:value-type="float">
            <text:p>1372,4481043061</text:p>
          </table:table-cell>
          <table:table-cell office:value-type="float" office:value="601.458536952109" calcext:value-type="float">
            <text:p>601,458536952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860.80586080586" calcext:value-type="float">
            <text:p>5860,8058608059</text:p>
          </table:table-cell>
          <table:table-cell office:value-type="float" office:value="5961.25186289121" calcext:value-type="float">
            <text:p>5961,2518628912</text:p>
          </table:table-cell>
          <table:table-cell office:value-type="float" office:value="304.686458591206" calcext:value-type="float">
            <text:p>304,6864585912</text:p>
          </table:table-cell>
          <table:table-cell office:value-type="float" office:value="280.416418381296" calcext:value-type="float">
            <text:p>280,4164183813</text:p>
          </table:table-cell>
          <table:table-cell office:value-type="float" office:value="383.702247056284" calcext:value-type="float">
            <text:p>383,7022470563</text:p>
          </table:table-cell>
          <table:table-cell office:value-type="float" office:value="76.6816036040354" calcext:value-type="float">
            <text:p>76,681603604</text:p>
          </table:table-cell>
          <table:table-cell office:value-type="float" office:value="333.966478114759" calcext:value-type="float">
            <text:p>333,9664781148</text:p>
          </table:table-cell>
          <table:table-cell office:value-type="float" office:value="3012.04819277108" calcext:value-type="float">
            <text:p>3012,0481927711</text:p>
          </table:table-cell>
          <table:table-cell office:value-type="float" office:value="464.85952526221" calcext:value-type="float">
            <text:p>464,8595252622</text:p>
          </table:table-cell>
          <table:table-cell office:value-type="float" office:value="36.9731898157349" calcext:value-type="float">
            <text:p>36,9731898157</text:p>
          </table:table-cell>
          <table:table-cell office:value-type="float" office:value="378.74304651438" calcext:value-type="float">
            <text:p>378,7430465144</text:p>
          </table:table-cell>
          <table:table-cell office:value-type="float" office:value="216.675920534106" calcext:value-type="float">
            <text:p>216,6759205341</text:p>
          </table:table-cell>
          <table:table-cell office:value-type="float" office:value="453.669048429171" calcext:value-type="float">
            <text:p>453,6690484292</text:p>
          </table:table-cell>
          <table:table-cell office:value-type="float" office:value="148.053558374742" calcext:value-type="float">
            <text:p>148,0535583747</text:p>
          </table:table-cell>
          <table:table-cell office:value-type="float" office:value="2746.78111587983" calcext:value-type="float">
            <text:p>2746,7811158798</text:p>
          </table:table-cell>
          <table:table-cell office:value-type="float" office:value="798.482882523206" calcext:value-type="float">
            <text:p>798,4828825232</text:p>
          </table:table-cell>
          <table:table-cell office:value-type="float" office:value="77.9358685221898" calcext:value-type="float">
            <text:p>77,9358685222</text:p>
          </table:table-cell>
          <table:table-cell office:value-type="float" office:value="383.794286262563" calcext:value-type="float">
            <text:p>383,7942862626</text:p>
          </table:table-cell>
          <table:table-cell office:value-type="float" office:value="280.667286473591" calcext:value-type="float">
            <text:p>280,6672864736</text:p>
          </table:table-cell>
          <table:table-cell office:value-type="float" office:value="441.014332965821" calcext:value-type="float">
            <text:p>441,0143329658</text:p>
          </table:table-cell>
          <table:table-cell office:value-type="float" office:value="260.19644831848" calcext:value-type="float">
            <text:p>260,1964483185</text:p>
          </table:table-cell>
          <table:table-cell office:value-type="float" office:value="3305.78512396694" calcext:value-type="float">
            <text:p>3305,7851239669</text:p>
          </table:table-cell>
          <table:table-cell office:value-type="float" office:value="718.455321059722" calcext:value-type="float">
            <text:p>718,4553210597</text:p>
          </table:table-cell>
          <table:table-cell office:value-type="float" office:value="164.267674175068" calcext:value-type="float">
            <text:p>164,2676741751</text:p>
          </table:table-cell>
          <table:table-cell office:value-type="float" office:value="276.209712224006" calcext:value-type="float">
            <text:p>276,209712224</text:p>
          </table:table-cell>
          <table:table-cell office:value-type="float" office:value="256.114739403253" calcext:value-type="float">
            <text:p>256,1147394033</text:p>
          </table:table-cell>
          <table:table-cell office:value-type="float" office:value="339.609025109842" calcext:value-type="float">
            <text:p>339,6090251098</text:p>
          </table:table-cell>
          <table:table-cell office:value-type="float" office:value="74.7422560015696" calcext:value-type="float">
            <text:p>74,7422560016</text:p>
          </table:table-cell>
          <table:table-cell office:value-type="float" office:value="300.058136263901" calcext:value-type="float">
            <text:p>300,0581362639</text:p>
          </table:table-cell>
          <table:table-cell office:value-type="float" office:value="1491.70240537013" calcext:value-type="float">
            <text:p>1491,7024053701</text:p>
          </table:table-cell>
          <table:table-cell office:value-type="float" office:value="401.677001481184" calcext:value-type="float">
            <text:p>401,6770014812</text:p>
          </table:table-cell>
          <table:table-cell office:value-type="float" office:value="335.718332319184" calcext:value-type="float">
            <text:p>335,7183323192</text:p>
          </table:table-cell>
          <table:table-cell office:value-type="float" office:value="201.874913256873" calcext:value-type="float">
            <text:p>201,8749132569</text:p>
          </table:table-cell>
          <table:table-cell office:value-type="float" office:value="393.294331645445" calcext:value-type="float">
            <text:p>393,2943316454</text:p>
          </table:table-cell>
          <table:table-cell office:value-type="float" office:value="140.990280482539" calcext:value-type="float">
            <text:p>140,9902804825</text:p>
          </table:table-cell>
          <table:table-cell office:value-type="float" office:value="1423.61420055165" calcext:value-type="float">
            <text:p>1423,6142005517</text:p>
          </table:table-cell>
          <table:table-cell office:value-type="float" office:value="628.634292000629" calcext:value-type="float">
            <text:p>628,6342920006</text:p>
          </table:table-cell>
          <table:table-cell office:value-type="float" office:value="339.681124344522" calcext:value-type="float">
            <text:p>339,6811243445</text:p>
          </table:table-cell>
          <table:table-cell office:value-type="float" office:value="256.323993527819" calcext:value-type="float">
            <text:p>256,3239935278</text:p>
          </table:table-cell>
          <table:table-cell office:value-type="float" office:value="383.748261140692" calcext:value-type="float">
            <text:p>383,7482611407</text:p>
          </table:table-cell>
          <table:table-cell office:value-type="float" office:value="239.141482079335" calcext:value-type="float">
            <text:p>239,1414820793</text:p>
          </table:table-cell>
          <table:table-cell office:value-type="float" office:value="1560.36668617125" calcext:value-type="float">
            <text:p>1560,3666861713</text:p>
          </table:table-cell>
          <table:table-cell office:value-type="float" office:value="577.951163126716" calcext:value-type="float">
            <text:p>577,951163126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981.30841121495" calcext:value-type="float">
            <text:p>5981,308411215</text:p>
          </table:table-cell>
          <table:table-cell office:value-type="float" office:value="6112.7029608405" calcext:value-type="float">
            <text:p>6112,7029608405</text:p>
          </table:table-cell>
          <table:table-cell office:value-type="float" office:value="285.355044096272" calcext:value-type="float">
            <text:p>285,3550440963</text:p>
          </table:table-cell>
          <table:table-cell office:value-type="float" office:value="303.19683159311" calcext:value-type="float">
            <text:p>303,1968315931</text:p>
          </table:table-cell>
          <table:table-cell office:value-type="float" office:value="355.765061647415" calcext:value-type="float">
            <text:p>355,7650616474</text:p>
          </table:table-cell>
          <table:table-cell office:value-type="float" office:value="73.2656084365348" calcext:value-type="float">
            <text:p>73,2656084365</text:p>
          </table:table-cell>
          <table:table-cell office:value-type="float" office:value="320.924261874198" calcext:value-type="float">
            <text:p>320,9242618742</text:p>
          </table:table-cell>
          <table:table-cell office:value-type="float" office:value="3264.63986941441" calcext:value-type="float">
            <text:p>3264,6398694144</text:p>
          </table:table-cell>
          <table:table-cell office:value-type="float" office:value="440.613554374466" calcext:value-type="float">
            <text:p>440,6135543745</text:p>
          </table:table-cell>
          <table:table-cell office:value-type="float" office:value="35.8346276726193" calcext:value-type="float">
            <text:p>35,8346276726</text:p>
          </table:table-cell>
          <table:table-cell office:value-type="float" office:value="352.71813412107" calcext:value-type="float">
            <text:p>352,7181341211</text:p>
          </table:table-cell>
          <table:table-cell office:value-type="float" office:value="245.460891176448" calcext:value-type="float">
            <text:p>245,4608911764</text:p>
          </table:table-cell>
          <table:table-cell office:value-type="float" office:value="417.144644905621" calcext:value-type="float">
            <text:p>417,1446449056</text:p>
          </table:table-cell>
          <table:table-cell office:value-type="float" office:value="143.542172241635" calcext:value-type="float">
            <text:p>143,5421722416</text:p>
          </table:table-cell>
          <table:table-cell office:value-type="float" office:value="3035.4771390628" calcext:value-type="float">
            <text:p>3035,4771390628</text:p>
          </table:table-cell>
          <table:table-cell office:value-type="float" office:value="749.011071319898" calcext:value-type="float">
            <text:p>749,0110713199</text:p>
          </table:table-cell>
          <table:table-cell office:value-type="float" office:value="74.6543735798172" calcext:value-type="float">
            <text:p>74,6543735798</text:p>
          </table:table-cell>
          <table:table-cell office:value-type="float" office:value="358.090037263744" calcext:value-type="float">
            <text:p>358,0900372637</text:p>
          </table:table-cell>
          <table:table-cell office:value-type="float" office:value="334.833106623417" calcext:value-type="float">
            <text:p>334,8331066234</text:p>
          </table:table-cell>
          <table:table-cell office:value-type="float" office:value="406.819308661437" calcext:value-type="float">
            <text:p>406,8193086614</text:p>
          </table:table-cell>
          <table:table-cell office:value-type="float" office:value="258.661105452899" calcext:value-type="float">
            <text:p>258,6611054529</text:p>
          </table:table-cell>
          <table:table-cell office:value-type="float" office:value="3789.67314069162" calcext:value-type="float">
            <text:p>3789,6731406916</text:p>
          </table:table-cell>
          <table:table-cell office:value-type="float" office:value="660.433822467133" calcext:value-type="float">
            <text:p>660,4338224671</text:p>
          </table:table-cell>
          <table:table-cell office:value-type="float" office:value="156.591013633205" calcext:value-type="float">
            <text:p>156,5910136332</text:p>
          </table:table-cell>
          <table:table-cell office:value-type="float" office:value="260.743444746834" calcext:value-type="float">
            <text:p>260,7434447468</text:p>
          </table:table-cell>
          <table:table-cell office:value-type="float" office:value="275.560377862168" calcext:value-type="float">
            <text:p>275,5603778622</text:p>
          </table:table-cell>
          <table:table-cell office:value-type="float" office:value="318.306608840966" calcext:value-type="float">
            <text:p>318,306608841</text:p>
          </table:table-cell>
          <table:table-cell office:value-type="float" office:value="71.5320374112556" calcext:value-type="float">
            <text:p>71,5320374113</text:p>
          </table:table-cell>
          <table:table-cell office:value-type="float" office:value="290.125751380364" calcext:value-type="float">
            <text:p>290,1257513804</text:p>
          </table:table-cell>
          <table:table-cell office:value-type="float" office:value="1569.62770392897" calcext:value-type="float">
            <text:p>1569,627703929</text:p>
          </table:table-cell>
          <table:table-cell office:value-type="float" office:value="384.564540745815" calcext:value-type="float">
            <text:p>384,5645407458</text:p>
          </table:table-cell>
          <table:table-cell office:value-type="float" office:value="315.865322922939" calcext:value-type="float">
            <text:p>315,8653229229</text:p>
          </table:table-cell>
          <table:table-cell office:value-type="float" office:value="227.027640615245" calcext:value-type="float">
            <text:p>227,0276406152</text:p>
          </table:table-cell>
          <table:table-cell office:value-type="float" office:value="366.56471585507" calcext:value-type="float">
            <text:p>366,5647158551</text:p>
          </table:table-cell>
          <table:table-cell office:value-type="float" office:value="137.035577861902" calcext:value-type="float">
            <text:p>137,0355778619</text:p>
          </table:table-cell>
          <table:table-cell office:value-type="float" office:value="1514.64950063899" calcext:value-type="float">
            <text:p>1514,649500639</text:p>
          </table:table-cell>
          <table:table-cell office:value-type="float" office:value="600.285135439334" calcext:value-type="float">
            <text:p>600,2851354393</text:p>
          </table:table-cell>
          <table:table-cell office:value-type="float" office:value="320.166486573018" calcext:value-type="float">
            <text:p>320,166486573</text:p>
          </table:table-cell>
          <table:table-cell office:value-type="float" office:value="301.445998775376" calcext:value-type="float">
            <text:p>301,4459987754</text:p>
          </table:table-cell>
          <table:table-cell office:value-type="float" office:value="358.567522746627" calcext:value-type="float">
            <text:p>358,5675227466</text:p>
          </table:table-cell>
          <table:table-cell office:value-type="float" office:value="238.274298393882" calcext:value-type="float">
            <text:p>238,2742983939</text:p>
          </table:table-cell>
          <table:table-cell office:value-type="float" office:value="1681.64380682117" calcext:value-type="float">
            <text:p>1681,6438068212</text:p>
          </table:table-cell>
          <table:table-cell office:value-type="float" office:value="542.023781293404" calcext:value-type="float">
            <text:p>542,0237812934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6039.44512597905" calcext:value-type="float">
            <text:p>6039,4451259791</text:p>
          </table:table-cell>
          <table:table-cell office:value-type="float" office:value="6188.95658060149" calcext:value-type="float">
            <text:p>6188,9565806015</text:p>
          </table:table-cell>
          <table:table-cell office:value-type="float" office:value="265.346567493387" calcext:value-type="float">
            <text:p>265,3465674934</text:p>
          </table:table-cell>
          <table:table-cell office:value-type="float" office:value="316.368094277692" calcext:value-type="float">
            <text:p>316,3680942777</text:p>
          </table:table-cell>
          <table:table-cell office:value-type="float" office:value="328.670323124011" calcext:value-type="float">
            <text:p>328,670323124</text:p>
          </table:table-cell>
          <table:table-cell office:value-type="float" office:value="69.9987531472096" calcext:value-type="float">
            <text:p>69,9987531472</text:p>
          </table:table-cell>
          <table:table-cell office:value-type="float" office:value="305.498009489532" calcext:value-type="float">
            <text:p>305,4980094895</text:p>
          </table:table-cell>
          <table:table-cell office:value-type="float" office:value="3420.08229573024" calcext:value-type="float">
            <text:p>3420,0822957302</text:p>
          </table:table-cell>
          <table:table-cell office:value-type="float" office:value="421.105269737665" calcext:value-type="float">
            <text:p>421,1052697377</text:p>
          </table:table-cell>
          <table:table-cell office:value-type="float" office:value="34.5235507256149" calcext:value-type="float">
            <text:p>34,5235507256</text:p>
          </table:table-cell>
          <table:table-cell office:value-type="float" office:value="326.708968671673" calcext:value-type="float">
            <text:p>326,7089686717</text:p>
          </table:table-cell>
          <table:table-cell office:value-type="float" office:value="262.994604501317" calcext:value-type="float">
            <text:p>262,9946045013</text:p>
          </table:table-cell>
          <table:table-cell office:value-type="float" office:value="382.978978044533" calcext:value-type="float">
            <text:p>382,9789780445</text:p>
          </table:table-cell>
          <table:table-cell office:value-type="float" office:value="137.407759673828" calcext:value-type="float">
            <text:p>137,4077596738</text:p>
          </table:table-cell>
          <table:table-cell office:value-type="float" office:value="3167.53278891364" calcext:value-type="float">
            <text:p>3167,5327889136</text:p>
          </table:table-cell>
          <table:table-cell office:value-type="float" office:value="729.693984585215" calcext:value-type="float">
            <text:p>729,6939845852</text:p>
          </table:table-cell>
          <table:table-cell office:value-type="float" office:value="71.4453164246085" calcext:value-type="float">
            <text:p>71,4453164246</text:p>
          </table:table-cell>
          <table:table-cell office:value-type="float" office:value="332.267309050131" calcext:value-type="float">
            <text:p>332,2673090501</text:p>
          </table:table-cell>
          <table:table-cell office:value-type="float" office:value="370.803833184626" calcext:value-type="float">
            <text:p>370,8038331846</text:p>
          </table:table-cell>
          <table:table-cell office:value-type="float" office:value="371.853048323466" calcext:value-type="float">
            <text:p>371,8530483235</text:p>
          </table:table-cell>
          <table:table-cell office:value-type="float" office:value="250.418668711752" calcext:value-type="float">
            <text:p>250,4186687118</text:p>
          </table:table-cell>
          <table:table-cell office:value-type="float" office:value="4078.77127015487" calcext:value-type="float">
            <text:p>4078,7712701549</text:p>
          </table:table-cell>
          <table:table-cell office:value-type="float" office:value="616.249735205192" calcext:value-type="float">
            <text:p>616,2497352052</text:p>
          </table:table-cell>
          <table:table-cell office:value-type="float" office:value="149.66139110263" calcext:value-type="float">
            <text:p>149,6613911026</text:p>
          </table:table-cell>
          <table:table-cell office:value-type="float" office:value="244.15180138251" calcext:value-type="float">
            <text:p>244,1518013825</text:p>
          </table:table-cell>
          <table:table-cell office:value-type="float" office:value="286.69467912594" calcext:value-type="float">
            <text:p>286,6946791259</text:p>
          </table:table-cell>
          <table:table-cell office:value-type="float" office:value="296.760671791971" calcext:value-type="float">
            <text:p>296,760671792</text:p>
          </table:table-cell>
          <table:table-cell office:value-type="float" office:value="68.4316325221334" calcext:value-type="float">
            <text:p>68,4316325221</text:p>
          </table:table-cell>
          <table:table-cell office:value-type="float" office:value="277.739202888488" calcext:value-type="float">
            <text:p>277,7392028885</text:p>
          </table:table-cell>
          <table:table-cell office:value-type="float" office:value="1614.08287306751" calcext:value-type="float">
            <text:p>1614,0828730675</text:p>
          </table:table-cell>
          <table:table-cell office:value-type="float" office:value="370.11548759824" calcext:value-type="float">
            <text:p>370,1154875982</text:p>
          </table:table-cell>
          <table:table-cell office:value-type="float" office:value="295.160747310117" calcext:value-type="float">
            <text:p>295,1607473101</text:p>
          </table:table-cell>
          <table:table-cell office:value-type="float" office:value="242.159151534873" calcext:value-type="float">
            <text:p>242,1591515349</text:p>
          </table:table-cell>
          <table:table-cell office:value-type="float" office:value="340.336827103574" calcext:value-type="float">
            <text:p>340,3368271036</text:p>
          </table:table-cell>
          <table:table-cell office:value-type="float" office:value="131.496491714694" calcext:value-type="float">
            <text:p>131,4964917147</text:p>
          </table:table-cell>
          <table:table-cell office:value-type="float" office:value="1555.55015433974" calcext:value-type="float">
            <text:p>1555,5501543397</text:p>
          </table:table-cell>
          <table:table-cell office:value-type="float" office:value="589.069086758831" calcext:value-type="float">
            <text:p>589,0690867588</text:p>
          </table:table-cell>
          <table:table-cell office:value-type="float" office:value="299.690008147822" calcext:value-type="float">
            <text:p>299,6900081478</text:p>
          </table:table-cell>
          <table:table-cell office:value-type="float" office:value="330.687830687831" calcext:value-type="float">
            <text:p>330,6878306878</text:p>
          </table:table-cell>
          <table:table-cell office:value-type="float" office:value="331.522048806262" calcext:value-type="float">
            <text:p>331,5220488063</text:p>
          </table:table-cell>
          <table:table-cell office:value-type="float" office:value="231.456366858341" calcext:value-type="float">
            <text:p>231,4563668583</text:p>
          </table:table-cell>
          <table:table-cell office:value-type="float" office:value="1747.24944715935" calcext:value-type="float">
            <text:p>1747,2494471594</text:p>
          </table:table-cell>
          <table:table-cell office:value-type="float" office:value="512.853388037695" calcext:value-type="float">
            <text:p>512,8533880377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6071.81822494189" calcext:value-type="float">
            <text:p>6071,8182249419</text:p>
          </table:table-cell>
          <table:table-cell office:value-type="float" office:value="6231.7429406037" calcext:value-type="float">
            <text:p>6231,7429406037</text:p>
          </table:table-cell>
          <table:table-cell office:value-type="float" office:value="245.199454431214" calcext:value-type="float">
            <text:p>245,1994544312</text:p>
          </table:table-cell>
          <table:table-cell office:value-type="float" office:value="323.441416673405" calcext:value-type="float">
            <text:p>323,4414166734</text:p>
          </table:table-cell>
          <table:table-cell office:value-type="float" office:value="303.258608516828" calcext:value-type="float">
            <text:p>303,2586085168</text:p>
          </table:table-cell>
          <table:table-cell office:value-type="float" office:value="66.2985371331373" calcext:value-type="float">
            <text:p>66,2985371331</text:p>
          </table:table-cell>
          <table:table-cell office:value-type="float" office:value="297.637040929744" calcext:value-type="float">
            <text:p>297,6370409297</text:p>
          </table:table-cell>
          <table:table-cell office:value-type="float" office:value="3500.23243731029" calcext:value-type="float">
            <text:p>3500,2324373103</text:p>
          </table:table-cell>
          <table:table-cell office:value-type="float" office:value="395.076360852871" calcext:value-type="float">
            <text:p>395,0763608529</text:p>
          </table:table-cell>
          <table:table-cell office:value-type="float" office:value="33.1730229720592" calcext:value-type="float">
            <text:p>33,1730229721</text:p>
          </table:table-cell>
          <table:table-cell office:value-type="float" office:value="302.11123830204" calcext:value-type="float">
            <text:p>302,111238302</text:p>
          </table:table-cell>
          <table:table-cell office:value-type="float" office:value="272.793146072205" calcext:value-type="float">
            <text:p>272,7931460722</text:p>
          </table:table-cell>
          <table:table-cell office:value-type="float" office:value="351.398318229611" calcext:value-type="float">
            <text:p>351,3983182296</text:p>
          </table:table-cell>
          <table:table-cell office:value-type="float" office:value="130.712947219542" calcext:value-type="float">
            <text:p>130,7129472195</text:p>
          </table:table-cell>
          <table:table-cell office:value-type="float" office:value="3273.82474806895" calcext:value-type="float">
            <text:p>3273,824748069</text:p>
          </table:table-cell>
          <table:table-cell office:value-type="float" office:value="676.193243350326" calcext:value-type="float">
            <text:p>676,1932433503</text:p>
          </table:table-cell>
          <table:table-cell office:value-type="float" office:value="68.5299312505588" calcext:value-type="float">
            <text:p>68,5299312506</text:p>
          </table:table-cell>
          <table:table-cell office:value-type="float" office:value="307.208601840852" calcext:value-type="float">
            <text:p>307,2086018409</text:p>
          </table:table-cell>
          <table:table-cell office:value-type="float" office:value="392.493560652521" calcext:value-type="float">
            <text:p>392,4935606525</text:p>
          </table:table-cell>
          <table:table-cell office:value-type="float" office:value="340.063761955367" calcext:value-type="float">
            <text:p>340,0637619554</text:p>
          </table:table-cell>
          <table:table-cell office:value-type="float" office:value="239.708454592102" calcext:value-type="float">
            <text:p>239,7084545921</text:p>
          </table:table-cell>
          <table:table-cell office:value-type="float" office:value="4218.57491266232" calcext:value-type="float">
            <text:p>4218,5749126623</text:p>
          </table:table-cell>
          <table:table-cell office:value-type="float" office:value="570.852621908253" calcext:value-type="float">
            <text:p>570,8526219083</text:p>
          </table:table-cell>
          <table:table-cell office:value-type="float" office:value="142.8121952689" calcext:value-type="float">
            <text:p>142,8121952689</text:p>
          </table:table-cell>
          <table:table-cell office:value-type="float" office:value="227.093294538229" calcext:value-type="float">
            <text:p>227,0932945382</text:p>
          </table:table-cell>
          <table:table-cell office:value-type="float" office:value="292.661735621277" calcext:value-type="float">
            <text:p>292,6617356213</text:p>
          </table:table-cell>
          <table:table-cell office:value-type="float" office:value="276.038757566805" calcext:value-type="float">
            <text:p>276,0387575668</text:p>
          </table:table-cell>
          <table:table-cell office:value-type="float" office:value="64.8994413577774" calcext:value-type="float">
            <text:p>64,8994413578</text:p>
          </table:table-cell>
          <table:table-cell office:value-type="float" office:value="271.373297291567" calcext:value-type="float">
            <text:p>271,3732972916</text:p>
          </table:table-cell>
          <table:table-cell office:value-type="float" office:value="1637.03798439698" calcext:value-type="float">
            <text:p>1637,037984397</text:p>
          </table:table-cell>
          <table:table-cell office:value-type="float" office:value="350.100790735458" calcext:value-type="float">
            <text:p>350,1007907355</text:p>
          </table:table-cell>
          <table:table-cell office:value-type="float" office:value="275.08779168977" calcext:value-type="float">
            <text:p>275,0877916898</text:p>
          </table:table-cell>
          <table:table-cell office:value-type="float" office:value="250.567201927801" calcext:value-type="float">
            <text:p>250,5672019278</text:p>
          </table:table-cell>
          <table:table-cell office:value-type="float" office:value="315.364147038534" calcext:value-type="float">
            <text:p>315,3641470385</text:p>
          </table:table-cell>
          <table:table-cell office:value-type="float" office:value="125.383742822271" calcext:value-type="float">
            <text:p>125,3837428223</text:p>
          </table:table-cell>
          <table:table-cell office:value-type="float" office:value="1585.74808904967" calcext:value-type="float">
            <text:p>1585,7480890497</text:p>
          </table:table-cell>
          <table:table-cell office:value-type="float" office:value="554.314122884512" calcext:value-type="float">
            <text:p>554,3141228845</text:p>
          </table:table-cell>
          <table:table-cell office:value-type="float" office:value="279.307666122599" calcext:value-type="float">
            <text:p>279,3076661226</text:p>
          </table:table-cell>
          <table:table-cell office:value-type="float" office:value="348.071060882523" calcext:value-type="float">
            <text:p>348,0710608825</text:p>
          </table:table-cell>
          <table:table-cell office:value-type="float" office:value="306.204712203454" calcext:value-type="float">
            <text:p>306,2047122035</text:p>
          </table:table-cell>
          <table:table-cell office:value-type="float" office:value="222.37549144115" calcext:value-type="float">
            <text:p>222,3754914412</text:p>
          </table:table-cell>
          <table:table-cell office:value-type="float" office:value="1778.69182774481" calcext:value-type="float">
            <text:p>1778,6918277448</text:p>
          </table:table-cell>
          <table:table-cell office:value-type="float" office:value="481.479948993218" calcext:value-type="float">
            <text:p>481,4799489932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086.97719761276" calcext:value-type="float">
            <text:p>6086,9771976128</text:p>
          </table:table-cell>
          <table:table-cell office:value-type="float" office:value="6250" calcext:value-type="float">
            <text:p>6250</text:p>
          </table:table-cell>
          <table:table-cell office:value-type="float" office:value="227.812528087238" calcext:value-type="float">
            <text:p>227,8125280872</text:p>
          </table:table-cell>
          <table:table-cell office:value-type="float" office:value="327.037854631674" calcext:value-type="float">
            <text:p>327,0378546317</text:p>
          </table:table-cell>
          <table:table-cell office:value-type="float" office:value="278.138730383614" calcext:value-type="float">
            <text:p>278,1387303836</text:p>
          </table:table-cell>
          <table:table-cell office:value-type="float" office:value="62.2414457520821" calcext:value-type="float">
            <text:p>62,2414457521</text:p>
          </table:table-cell>
          <table:table-cell office:value-type="float" office:value="284.959905250832" calcext:value-type="float">
            <text:p>284,9599052508</text:p>
          </table:table-cell>
          <table:table-cell office:value-type="float" office:value="3540.50839487733" calcext:value-type="float">
            <text:p>3540,5083948773</text:p>
          </table:table-cell>
          <table:table-cell office:value-type="float" office:value="379.328381319855" calcext:value-type="float">
            <text:p>379,3283813199</text:p>
          </table:table-cell>
          <table:table-cell office:value-type="float" office:value="31.9139162002892" calcext:value-type="float">
            <text:p>31,9139162003</text:p>
          </table:table-cell>
          <table:table-cell office:value-type="float" office:value="276.501179990387" calcext:value-type="float">
            <text:p>276,5011799904</text:p>
          </table:table-cell>
          <table:table-cell office:value-type="float" office:value="276.284832394397" calcext:value-type="float">
            <text:p>276,2848323944</text:p>
          </table:table-cell>
          <table:table-cell office:value-type="float" office:value="322.588368421119" calcext:value-type="float">
            <text:p>322,5883684211</text:p>
          </table:table-cell>
          <table:table-cell office:value-type="float" office:value="123.5499173036" calcext:value-type="float">
            <text:p>123,5499173036</text:p>
          </table:table-cell>
          <table:table-cell office:value-type="float" office:value="3334.72280116715" calcext:value-type="float">
            <text:p>3334,7228011672</text:p>
          </table:table-cell>
          <table:table-cell office:value-type="float" office:value="654.788395921896" calcext:value-type="float">
            <text:p>654,7883959219</text:p>
          </table:table-cell>
          <table:table-cell office:value-type="float" office:value="65.7141705678038" calcext:value-type="float">
            <text:p>65,7141705678</text:p>
          </table:table-cell>
          <table:table-cell office:value-type="float" office:value="284.432119052619" calcext:value-type="float">
            <text:p>284,4321190526</text:p>
          </table:table-cell>
          <table:table-cell office:value-type="float" office:value="404.767401045438" calcext:value-type="float">
            <text:p>404,7674010454</text:p>
          </table:table-cell>
          <table:table-cell office:value-type="float" office:value="311.353707541571" calcext:value-type="float">
            <text:p>311,3537075416</text:p>
          </table:table-cell>
          <table:table-cell office:value-type="float" office:value="229.101020125988" calcext:value-type="float">
            <text:p>229,101020126</text:p>
          </table:table-cell>
          <table:table-cell office:value-type="float" office:value="4314.26741716944" calcext:value-type="float">
            <text:p>4314,2674171694</text:p>
          </table:table-cell>
          <table:table-cell office:value-type="float" office:value="537.263189706373" calcext:value-type="float">
            <text:p>537,2631897064</text:p>
          </table:table-cell>
          <table:table-cell office:value-type="float" office:value="136.812869388067" calcext:value-type="float">
            <text:p>136,8128693881</text:p>
          </table:table-cell>
          <table:table-cell office:value-type="float" office:value="212.1403971666" calcext:value-type="float">
            <text:p>212,1403971666</text:p>
          </table:table-cell>
          <table:table-cell office:value-type="float" office:value="295.679954169607" calcext:value-type="float">
            <text:p>295,6799541696</text:p>
          </table:table-cell>
          <table:table-cell office:value-type="float" office:value="255.127209815222" calcext:value-type="float">
            <text:p>255,1272098152</text:p>
          </table:table-cell>
          <table:table-cell office:value-type="float" office:value="61.0100208959322" calcext:value-type="float">
            <text:p>61,0100208959</text:p>
          </table:table-cell>
          <table:table-cell office:value-type="float" office:value="260.854768088903" calcext:value-type="float">
            <text:p>260,8547680889</text:p>
          </table:table-cell>
          <table:table-cell office:value-type="float" office:value="1648.17831229116" calcext:value-type="float">
            <text:p>1648,1783122912</text:p>
          </table:table-cell>
          <table:table-cell office:value-type="float" office:value="337.778106173159" calcext:value-type="float">
            <text:p>337,7781061732</text:p>
          </table:table-cell>
          <table:table-cell office:value-type="float" office:value="253.748741168354" calcext:value-type="float">
            <text:p>253,7487411684</text:p>
          </table:table-cell>
          <table:table-cell office:value-type="float" office:value="253.566522087526" calcext:value-type="float">
            <text:p>253,5665220875</text:p>
          </table:table-cell>
          <table:table-cell office:value-type="float" office:value="292.038083591338" calcext:value-type="float">
            <text:p>292,0380835913</text:p>
          </table:table-cell>
          <table:table-cell office:value-type="float" office:value="118.790526826706" calcext:value-type="float">
            <text:p>118,7905268267</text:p>
          </table:table-cell>
          <table:table-cell office:value-type="float" office:value="1602.1528929499" calcext:value-type="float">
            <text:p>1602,1528929499</text:p>
          </table:table-cell>
          <table:table-cell office:value-type="float" office:value="540.103758995576" calcext:value-type="float">
            <text:p>540,1037589956</text:p>
          </table:table-cell>
          <table:table-cell office:value-type="float" office:value="260.412428183135" calcext:value-type="float">
            <text:p>260,4124281831</text:p>
          </table:table-cell>
          <table:table-cell office:value-type="float" office:value="357.802255551875" calcext:value-type="float">
            <text:p>357,8022555519</text:p>
          </table:table-cell>
          <table:table-cell office:value-type="float" office:value="282.800118864425" calcext:value-type="float">
            <text:p>282,8001188644</text:p>
          </table:table-cell>
          <table:table-cell office:value-type="float" office:value="213.257271573139" calcext:value-type="float">
            <text:p>213,2572715731</text:p>
          </table:table-cell>
          <table:table-cell office:value-type="float" office:value="1798.3210986618" calcext:value-type="float">
            <text:p>1798,3210986618</text:p>
          </table:table-cell>
          <table:table-cell office:value-type="float" office:value="457.546478500677" calcext:value-type="float">
            <text:p>457,5464785007</text:p>
          </table:table-cell>
        </table:table-row>
      </table:table>
      <table:table table:name="Arkusz6" table:style-name="ta1"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number-columns-repeated="2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zmiar</text:p>
          </table:table-cell>
          <table:table-cell office:value-type="string" calcext:value-type="string">
            <text:p>1kB</text:p>
          </table:table-cell>
          <table:table-cell office:value-type="string" calcext:value-type="string">
            <text:p>2kB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8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512k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st → Device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84" calcext:value-type="float">
            <text:p>0,084</text:p>
          </table:table-cell>
          <table:table-cell office:value-type="float" office:value="0.151" calcext:value-type="float">
            <text:p>0,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vice → Host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33" calcext:value-type="float">
            <text:p>0,03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95" calcext:value-type="float">
            <text:p>0,095</text:p>
          </table:table-cell>
          <table:table-cell office:value-type="float" office:value="0.172" calcext:value-type="float">
            <text:p>0,172</text:p>
          </table:table-cell>
          <table:table-cell table:number-columns-repeated="9"/>
        </table:table-row>
        <table:table-row table:style-name="ro1">
          <table:table-cell table:style-name="ce2" table:number-columns-repeated="11"/>
          <table:table-cell table:number-columns-repeated="9"/>
        </table:table-row>
        <table:table-row table:style-name="ro1">
          <table:table-cell office:value-type="string" calcext:value-type="string">
            <text:p>Rozmiar</text:p>
          </table:table-cell>
          <table:table-cell office:value-type="string" calcext:value-type="string">
            <text:p>1MB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8MB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256MB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ost → Device</text:p>
          </table:table-cell>
          <table:table-cell office:value-type="float" office:value="0.281" calcext:value-type="float">
            <text:p>0,281</text:p>
          </table:table-cell>
          <table:table-cell office:value-type="float" office:value="0.434" calcext:value-type="float">
            <text:p>0,434</text:p>
          </table:table-cell>
          <table:table-cell office:value-type="float" office:value="0.76" calcext:value-type="float">
            <text:p>0,76</text:p>
          </table:table-cell>
          <table:table-cell office:value-type="float" office:value="1.417" calcext:value-type="float">
            <text:p>1,417</text:p>
          </table:table-cell>
          <table:table-cell office:value-type="float" office:value="2.73" calcext:value-type="float">
            <text:p>2,73</text:p>
          </table:table-cell>
          <table:table-cell office:value-type="float" office:value="5.35" calcext:value-type="float">
            <text:p>5,35</text:p>
          </table:table-cell>
          <table:table-cell office:value-type="float" office:value="10.597" calcext:value-type="float">
            <text:p>10,597</text:p>
          </table:table-cell>
          <table:table-cell office:value-type="float" office:value="21.081" calcext:value-type="float">
            <text:p>21,081</text:p>
          </table:table-cell>
          <table:table-cell office:value-type="float" office:value="42.057" calcext:value-type="float">
            <text:p>42,057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Device → Host</text:p>
          </table:table-cell>
          <table:table-cell office:value-type="float" office:value="0.316" calcext:value-type="float">
            <text:p>0,316</text:p>
          </table:table-cell>
          <table:table-cell office:value-type="float" office:value="0.451" calcext:value-type="float">
            <text:p>0,451</text:p>
          </table:table-cell>
          <table:table-cell office:value-type="float" office:value="0.767" calcext:value-type="float">
            <text:p>0,767</text:p>
          </table:table-cell>
          <table:table-cell office:value-type="float" office:value="1.405" calcext:value-type="float">
            <text:p>1,405</text:p>
          </table:table-cell>
          <table:table-cell office:value-type="float" office:value="2.684" calcext:value-type="float">
            <text:p>2,684</text:p>
          </table:table-cell>
          <table:table-cell office:value-type="float" office:value="5.235" calcext:value-type="float">
            <text:p>5,235</text:p>
          </table:table-cell>
          <table:table-cell office:value-type="float" office:value="10.341" calcext:value-type="float">
            <text:p>10,341</text:p>
          </table:table-cell>
          <table:table-cell office:value-type="float" office:value="20.54" calcext:value-type="float">
            <text:p>20,54</text:p>
          </table:table-cell>
          <table:table-cell office:value-type="float" office:value="40.96" calcext:value-type="float">
            <text:p>40,96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.00.0000</text:date>, <text:time style:data-style-name="N2" text:time-value="23:45:07.89213788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00:15:41.464066973</dc:date>
    <meta:generator>LibreOffice/4.2.6.2$Linux_X86_64 LibreOffice_project/420m0$Build-2</meta:generator>
    <meta:editing-duration>PT1H53M3S</meta:editing-duration>
    <meta:editing-cycles>23</meta:editing-cycles>
    <meta:document-statistic meta:table-count="6" meta:cell-count="2531" meta:object-count="0"/>
  </office:meta>
</office:document-meta>
</file>